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PingFang TC" svg:font-family="PingFang TC"/>
    <style:font-face style:name="STSong" svg:font-family="STSong"/>
    <style:font-face style:name="Songti TC" svg:font-family="Songti TC"/>
    <style:font-face style:name="Times" svg:font-family="Times"/>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P3" style:family="paragraph" style:parent-style-name="Standard">
      <style:text-properties style:font-name="Heiti TC Light" fo:font-size="12.0pt" fo:background-color="#868686"/>
    </style:style>
    <style:style style:name="P4" style:family="paragraph" style:parent-style-name="Standard">
      <style:paragraph-properties fo:margin-bottom="0.1667in"/>
      <style:text-properties style:font-name="Heiti TC Light" fo:font-size="12.0pt" fo:background-color="#ececec"/>
    </style:style>
    <style:style style:name="P5" style:family="paragraph" style:parent-style-name="Standard">
      <style:paragraph-properties fo:margin-bottom="0.1667in"/>
      <style:text-properties style:font-name="Heiti TC Light" fo:font-size="12.0pt" fo:background-color="#e0e0e0"/>
    </style:style>
    <style:style style:name="P6" style:family="paragraph" style:parent-style-name="Standard">
      <style:text-properties style:font-name="Times" fo:font-size="12.0pt" fo:background-color="#868686"/>
    </style:style>
    <style:style style:name="P7" style:family="paragraph" style:parent-style-name="Standard">
      <style:paragraph-properties fo:margin-bottom="0.1667in"/>
      <style:text-properties style:font-name="Songti TC" fo:font-size="12.0pt" fo:background-color="#ececec"/>
    </style:style>
    <style:style style:name="P8" style:family="paragraph" style:parent-style-name="Standard">
      <style:paragraph-properties fo:margin-bottom="0.1667in"/>
      <style:text-properties style:font-name="Songti TC" fo:font-size="12.0pt" fo:background-color="#e0e0e0"/>
    </style:style>
    <style:style style:name="P9" style:family="paragraph" style:parent-style-name="Standard">
      <style:paragraph-properties fo:margin-bottom="0.1667in"/>
      <style:text-properties style:font-name="STSong" fo:font-size="12.0pt" fo:background-color="#e0e0e0"/>
    </style:style>
    <style:style style:name="P10" style:family="paragraph" style:parent-style-name="Standard">
      <style:paragraph-properties fo:margin-bottom="0.1667in"/>
      <style:text-properties style:font-name="Times" fo:font-size="12.0pt" fo:background-color="#ececec"/>
    </style:style>
    <style:style style:name="P11" style:family="paragraph" style:parent-style-name="Standard">
      <style:paragraph-properties fo:margin-bottom="0.1667in"/>
      <style:text-properties style:font-name="Times" fo:font-size="12.0pt" fo:color="#0000e9" fo:background-color="#e0e0e0"/>
    </style:style>
    <style:style style:name="P12" style:family="paragraph" style:parent-style-name="Standard">
      <style:paragraph-properties fo:margin-bottom="0.1667in"/>
      <style:text-properties style:font-name="Songti TC" fo:font-size="12.0pt"/>
    </style:style>
    <style:style style:name="P13" style:family="paragraph" style:parent-style-name="Standard">
      <style:paragraph-properties fo:margin-bottom="0.1667in"/>
      <style:text-properties style:font-name="STSong" fo:font-size="12.0pt"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color="#052726"/>
    </style:style>
    <style:style style:name="T4" style:family="text">
      <style:text-properties style:font-name="Times" fo:font-style="italic" fo:font-style-asian="italic" fo:font-style-complex="italic"/>
    </style:style>
    <style:style style:name="T5" style:family="text">
      <style:text-properties style:font-name="Songti TC"/>
    </style:style>
    <style:style style:name="T6" style:family="text">
      <style:text-properties style:font-name="Times"/>
    </style:style>
    <style:style style:name="T7" style:family="text">
      <style:text-properties style:font-name="STSong"/>
    </style:style>
    <style:style style:name="T8" style:family="text">
      <style:text-properties fo:font-style="italic" fo:font-style-asian="italic" fo:font-style-complex="italic" fo:color="#0000e9"/>
    </style:style>
    <style:style style:name="T9" style:family="text">
      <style:text-properties style:font-name="Songti TC" fo:color="#000000"/>
    </style:style>
    <style:style style:name="T10" style:family="text">
      <style:text-properties fo:color="#000000"/>
    </style:style>
    <style:style style:name="T11" style:family="text">
      <style:text-properties fo:font-style="italic" fo:font-style-asian="italic" fo:font-style-complex="italic"/>
    </style:style>
    <style:style style:name="T12" style:family="text">
      <style:text-properties style:font-name="Times" fo:font-style="italic" fo:font-style-asian="italic" fo:font-style-complex="italic" fo:color="#0000e9"/>
    </style:style>
    <style:style style:name="T13" style:family="text">
      <style:text-properties style:font-name="Apple Color Emoji"/>
    </style:style>
    <style:style style:name="TableColumn1" style:family="table-column">
      <style:table-column-properties style:column-width="3.4625in" style:rel-column-width="32767*"/>
    </style:style>
  </office:automatic-styles>
  <office:body>
    <office:text>
      <text:p text:style-name="P1"><text:span text:style-name="T1">谢奕   |  2021.12.31 12:39   |   </text:span><text:a xlink:type="simple" xlink:href="http://palinfo.habago.org/Entry?Command=Information_PrintForum&amp;iPage=1#FORUM41842"><text:span text:style-name="T2">#</text:span></text:a></text:p>
      <text:p text:style-name="P2"><text:span text:style-name="T1">我查了下兩岸統計局的數據，2020年台灣交通致死數為3082，人口2382萬，交通致死率為12.9每十萬人，2020年大陸交通致死數為61703，人口14.12億，交通致死率為4.36每十萬人，接近已開發國家水平，但是在WHO查到的數據是2019年大陸交通致死率17.34每十萬人，另外上面全世界平均水平為16.7，歐洲為7.4。</text:span></text:p>
      <text:p text:style-name="P3">A hsin   |  2021.12.29 23:46   |   <text:a xlink:type="simple" xlink:href="http://palinfo.habago.org/Entry?Command=Information_PrintForum&amp;iPage=1#FORUM41841"><text:span text:style-name="T3">#</text:span></text:a></text:p>
      <text:p text:style-name="P4">遊覽車車司機拳打腳踢，還吐上幾口檳榔汁，這種情況可能要拿出行車紀錄器登上媒體，會影響遊覽車公司聲譽才有用。 <text:line-break/>之前台中汽車擦撞拿球棒把大學生打到生命垂危，如果沒有行車紀錄器登上媒體引起公眾撻伐，肇事方不會變善良，然後父母還下跪道歉，反而還會一付理直氣壯的樣子，畢竟很多台灣人是「畏威而不懷德」。</text:p>
      <text:p text:style-name="P3">陳真   |  2021.12.29 20:04   |   <text:a xlink:type="simple" xlink:href="http://palinfo.habago.org/Entry?Command=Information_PrintForum&amp;iPage=1#FORUM41840"><text:span text:style-name="T3">#</text:span></text:a></text:p>
      <text:p text:style-name="P5">每次一發生某種社會事件，狗官們就開始 "震怒"，一般人則開始獵巫，各單位開始開會檢討，例如前一陣子有人因為汽車擦撞拿球棒打人，把對方打到生命垂危，送進加護病房，狗官們就說，以後誰在車子裏放球棒，一律視為凶器。 <text:line-break/><text:line-break/>很扯吧，以後如果有人拿安全帽打人，是不是安全帽就一概視為兇器？這是一種解決問題的方法嗎？由此你就可以明白狗官們到底有沒有真心在當官為民服務了。 <text:line-break/><text:line-break/>我不太喜歡罵政客，因為有什麼樣的人民就會養出什麼樣的政客。人民素質不良的因素，恐怕才是各種社會民生問題的根源。 <text:line-break/><text:line-break/>比方說每次發生酒駕撞死人事件，獵巫與震怒加上各單位開會檢討的戲碼就會再演一遍，通常大概三、五天就會忘記有這回事了，直到下次事件的來臨。 <text:line-break/><text:line-break/>我常談交通安全問題，因為這問題大大影響了我的一生，家族中有許多人因為不良交通而身受重傷，包括我父親因此多次顱內出血，臥床長達十年，學姐的手指整個被撞斷脫落，姑姑也是顱內出血加上眼球破裂，臥床七、八年直到過世。 <text:line-break/><text:line-break/>家人們都只是在路邊乖乖走著，或是騎機車停在路口等紅綠燈，橫禍突然就來了。這些橫衝直撞者全數都沒有駕照，有的才16歲，把人撞到臥床多年直到過世都沒再清醒過來，肇事者卻依舊笑咪咪，好像很有趣很好玩。許多時候，如果殺人不犯法，我實在很想把這些社會敗類殺掉。 <text:line-break/><text:line-break/>真正的問題來了！問題是：敗類何其多。當然不能說全部的台灣人都是敗類，但是，你每天在馬路上，有多少人在開車騎車時心裡會顧慮到別人的安全？有多少人會禮讓？鳳毛麟角，少之又少。 <text:line-break/><text:line-break/>我沒法住台南的主要原因之一就是行人根本沒有走路的地方，只能走在快車道上，飽受後方來車的生命威脅。而且，台南人比一般台灣人更加不在乎交通規則，紅綠燈或斑馬線只是裝飾品；在馬路上，誰敢衝敢撞，誰的拳頭粗，誰就是贏家，一路任我行。 <text:line-break/><text:line-break/>有一次，我開車來到成功大學附近，前方有一群小學生過馬路，雖然我這邊已經綠燈亮起，但我不敢通過，因為小朋友們還沒走完斑馬線。在我後方的一輛遊覽車車卻立即瘋狂長按喇叭，對我做出衝撞、逼車的動作。我不為所動，堅持等所有學童全部安全通過馬路我才開動。結果，遊覽車車司機居然跳下車來，朝著我的車子拳打腳踢，還吐上幾口檳榔汁。 <text:line-break/><text:line-break/>我記下車牌，馬上打電話給該遊覽車公司，事後並不斷追蹤處理進度，但對方百般敷衍，就是不願處理，一直說沒有證據。有可能沒證據嗎？路邊監視器及行車記錄器全是鐵證。 <text:line-break/><text:line-break/>我想說的是，如果我們真心想解決問題，那就不要掛一漏萬，不要避重就輕。台灣的恐怖交通，一年死三千多人。注意喔，一年是三千多人死掉，而不只是受傷；至於輕重傷殘者，每年四、五十萬人。這麼多傷亡裏頭，酒駕致死者是一百多人，其實不過冰山一角。 <text:line-break/><text:line-break/>我的意思是說，不光是政客自欺欺人混吃混喝，一般人其實也一樣，根本沒有幾個人心裡會時時想到別人的權益與安危，絕大多數人都很自私，少有例外。 <text:line-break/><text:line-break/>我並不是在從事一種道德勸說，而是恰恰相反，許多時候，我只相信嚴刑峻法，道德勸說是沒用的，至少在某種過渡時期我們需要的就是嚴格且一視同仁的法律處罰。我就不相信，如果把違規致死致殘之肇事者槍斃個幾個，台灣人還敢在街頭橫行？保證大家將會乖得跟龜孫子一樣。 <text:line-break/><text:line-break/>你看，網路也一樣，你勸匿名人渣停止作惡沒有用，只有當律師出面，訴諸檢調，繩之以法時，人們才會收斂。 <text:line-break/><text:line-break/>我每天早上騎機車載小孩上學，經常很想殺人。我若手中有一把槍，很可能就會開槍，因為太可惡了，整條美術東二路就像什麼賽車跑道一樣，無數機車為了趕上班，飆車亂竄，惡形惡狀；汽車也一樣，動輒霸王硬上弓，佔據慢車道，拳頭大就是真理。 <text:line-break/><text:line-break/>我真覺得這樣一些人根本沒有資格活在這世上，拖去槍斃絲毫不可憐，因為他們明明看到我載著小孩，卻依然不顧我和小孩的安危，任意飆車，橫衝直撞。 <text:line-break/><text:line-break/>台灣社會平常很喜歡講一些什麼愛台灣的溫馨鬼話，你愛我喔，我也愛你喔，最美的風景是人哦，動不動就是講這些。但這根本不是事實。在台灣，最顯著的風景就是人渣，不管在廟堂之上或市井之間，人渣橫行無阻，毫無法紀可言。 <text:line-break/><text:line-break/>我每天得花兩個多小時在高速公路上通勤，從高雄市區往林園方向開，一路上儘是大卡車，砂石車，連結車，油罐車，水泥車，請問有哪一輛大車是不逼車的？有哪一輛大車是會遵守交通規則的？少之又少，幾乎全是人渣，完全就是橫行無阻，仗著車子大，為所欲為。 <text:line-break/><text:line-break/>許多時候，我得老實說，我對台灣人沒有任何多餘或特殊的感情。我對台灣人只有跟對待任何人一樣的基本感覺，也許有所憐憫，但僅僅是憐憫台灣人終究也是人，也會痛，而沒有更多的感情了。 <text:line-break/><text:line-break/>為什麼呢？因為當你生活在一個包括食衣住行每天無時無刻讓你感到痛苦不堪的社會裏頭，你不可能會多麼愛這樣一些不斷對你製造痛苦的所謂同胞。 <text:line-break/><text:line-break/>我對一些社會議題自然是很支持的，比方說反毒豬、反空污，但是，許多時候難免感覺到似乎有一種偽善與虛構性在裏頭。為什麼呢？因為道德事物理當有一種一致性。當這樣一種一致性不存在時，道德訴求就顯得很可疑了。 <text:line-break/><text:line-break/>簡單這麼說，你看，核電廠至今有死一個人嗎？哪天就算發生某種事故，能死多少人？能造成多大影響？發生該事故的機率有多少？可是，關心核能者，關不關心死傷更慘重千百倍的交通？ <text:line-break/><text:line-break/>再比方說美國毒豬，對於台灣人健康尤其是小孩的健康危害，十分巨大。空污也是，每年憑添成千上萬個罹癌幽魂。可是，如果你關心空污與食安這些議題，那你其實就更應該關心交通。 <text:line-break/><text:line-break/>台灣的恐怖交通每年殺死三千多人，每年近50萬人輕重傷，並逐年攀升。根據內政部資料，今年車禍件數與死傷人數雙雙創下歷史新高，光是過去五年就有200多萬人因為車禍傷殘，大約是台灣總人口的十分之一。 <text:line-break/><text:line-break/>許多國家都致力於減少車禍傷亡，並且成效顯著，目標是向零死亡邁進。惟有台灣卻根本不在乎，死傷人數反而逐年攀升。 <text:line-break/><text:line-break/>1997年，瑞典議會率先通過 "零死亡願景 (Vision Zero)"，其核心精神就是：任何人因為交通事故死亡或傷殘，在道德上都是完全無法接受的。此一願景提出後，許多國家也紛紛採用。為什麼呢？因為交通事故的傷亡完全是可以透過道路設計與安全規劃及法律規範來避免的。它不僅僅是道路使用者的問題，更是執政品質良莠的一個重要指標。 <text:line-break/><text:line-break/>台灣政客們不可能會去處理恐怖到極點的交通問題與行人用路安全問題。為什麼？因為這會影響選票，誰敢去整頓走廊，整頓交通，誰下次肯定就選不上。這就是所謂民主。 <text:line-break/><text:line-break/>台灣政客們不會去管交通問題，甚至帶頭作亂，例如陳G邁當所謂市長，高雄道路品質亂七八糟，而且完全漠視工安與道路安全。你在高雄隨處都可看到荒腔透頂的施工狀況，就像什麼落後野蠻社會那樣，完全不管什麼施工安全，就跟我在印度所看到的社會景象差不多，很荒唐。問題是，台灣人不但不在乎，而且大概很多人(例如台南人或高雄人)反而會覺得這樣一種橫衝直撞鑽來竄去一路任我行的交通狀況很自由很民主很棒。 <text:line-break/><text:line-break/>問題是，台灣每五年車禍一兩萬人死亡，兩百多萬人受傷，如果連這麼恐怖的血淋淋交通亂象你都不在乎，那麼，毒豬或什麼藻礁其實也沒啥好在乎的了。倒過來說也一樣，你若關心毒豬之危害，空污之危害，那你理當就更應該關心台灣逐日惡化的恐怖交通。 <text:line-break/><text:line-break/>我開車技術很好，但我每天回到家，經常心有餘悸，因為總是得不斷經歷各種驚險且惡形惡狀的交通場面；能夠活著回家，居然不是必然，倒像是一種僥倖，一種偶然。 <text:line-break/><text:line-break/>至於過去非常反對交通管制的人渣黨，狗官出巡，卻反而比過去蔣家年代更喜歡交通管制。應該立法規定，狗官一律只能騎機車出門，讓他們自己嚐嚐那種隨時命在旦夕的滋味。 <text:line-break/><text:line-break/>在台灣，政治之內涵早已完全走樣，除了奪權撈錢，還是奪權撈錢，毫無一絲造福人民的善念。難得出來一個回歸政治初衷的韓國瑜，卻馬上被抹黑得臭不可聞。台灣人卻對這樣一種齷齪政治，感到無比的自豪。</text:p>
      <text:p text:style-name="P3">陳真   |  2021.12.29 01:36   |   <text:a xlink:type="simple" xlink:href="http://palinfo.habago.org/Entry?Command=Information_PrintForum&amp;iPage=1#FORUM41838"><text:span text:style-name="T3">#</text:span></text:a></text:p>
      <text:p text:style-name="P4">在反美及世界戰亂的問題上，羅素經常感嘆世人的理性之薄弱。簡單說就是蠢到爆，竟然會被危害世人、到處發動侵略戰爭的美帝之虛假謊言所騙。 <text:line-break/><text:line-break/>從黨外以來，我一開始並未感受到世人理性薄弱這一點，一直到二十幾年前，也就是上個世紀末人渣黨邪惡勢力開始茁壯以來，我才深刻體會到人們的智能與理性居然可以低級到這樣一種簡直就是完全無腦的程度。 <text:line-break/><text:line-break/>蔣家年代，偶語棄市，文字成獄，資訊控制得完全滴水不漏。但是，儘管當時的周遭人們同樣是被普遍洗腦的，但你並不會覺得人們的基本理性能力與道德感有任何問題。也就是說，你只要訴諸以理，訴諸以良善，只要你有理有據，你完全可以在短短一兩小時內，成功地把任何一個人從忠黨愛國者，轉變為反對者。 <text:line-break/><text:line-break/>黨外時代，我經常像個說客一樣，在各大學、中學或機構或教會或各種學會或社團如青商會、獅子會或教師團體等等等，到處 "蠱惑人心" (我的叛亂罪證之一)，往往非常成功，極少失敗，失敗案例屈指可數。 <text:line-break/><text:line-break/>甚至曾經有些人不服氣，說我是叛國賊，是陰謀野心份子，主動來找我理論，結果跟我談上一兩小時後卻變成黨外同志。 <text:line-break/><text:line-break/>我當時不過是個大學生，卻極具煽動力，這也是為什麼當時國民黨的情治單位不斷四處在南部各學校與各科系抹黑我的原因。這不是因為我口才好，而是因為我所講的一切全都有理有據，並且訴諸良善；任何有著基本理性與基本道德感的人都很容易就會被我說服，從而改變既有的想法，恍然大悟自己長年被黨被政府被媒體被學校教育所欺騙與洗腦。因此，我當時從不懷疑或感嘆台灣人的智能與基本品格有問題。 <text:line-break/><text:line-break/>可是，在美國的對台殖民政策調整下，人渣黨在上個世紀末迅速竄起，以 "愛台灣" (意味著 "恨中國") 做為思想動員口號，開始展開仇中反華的洗腦工作，迅速走向法西斯。我開始有了跟羅素同樣的感嘆，真的很難想像人類的基本理性與基本道德感居然能被扭曲、摧毀到這種完全沒有理性、完全不在乎基本是非善惡的地步。 <text:line-break/><text:line-break/>不管你多麼有理有據，不管基本事實與基本是非如何明顯而毫無疑義，你就是不可能改變早已喪失大腦、喪失基本道德感、綠油油的台灣人。這些人已經很難說是一個 "人"，而比較像是一種無腦的綠色生物；只要是綠的，就是對的，不管如何卑劣無恥，不管怎麼貪婪無度扯爛汙，統統都沒關係。 <text:line-break/><text:line-break/>至於反對者，不管多麼正直良善，不管多麼傑出優秀，不管多麼清廉勤政，不管對社會做出多大的貢獻，一概都會被抹黑為低能人渣，或是抹黑為居心叵測的壞人。即便與事實完全相反，即便你提供多少證據，綠色生物們根本不會在乎事實究竟為何。 <text:line-break/><text:line-break/>為什麼呢？為什麼事實與價值、理性與道德完全失去作用？為什麼我們有著比過去更好的學識、更好的口才以及更充份的事實與根據，卻根本無法說服綠色生物？ <text:line-break/><text:line-break/>大約1999年，我就思考過這個問題。為何人們的基本理性與道德感完全失去作用？我的答案基本上是四個字：敵我二分。 <text:line-break/><text:line-break/>蔣家年代，獨裁血腥殺人無數的蔣介石，被美國和國民黨包裝成慈祥悲憫的智慧思想大師與世界民主燈塔，同樣製造數以萬計政治冤獄的情治頭子蔣經國，則是以親民愛民樸實無華的形象出現。 <text:line-break/><text:line-break/>蔣經國的部份，固然有其一定的真實性，但蔣介石則與所謂舉世愛戴的民主偉人形象包裝，相去太遠。至於國民黨洗腦大眾的民主自由鬼話與清廉正直，更是不堪一擊。你很容易就能找到無數反證，足以推翻這些鬼話。因此，當你舉證歷歷時，人們很難不被你說服。 <text:line-break/><text:line-break/>可是，來到人渣黨的年代，謊言命題的主軸改變了，不再致力於宣稱那些極易被否證的謊言，而是以修辭代替命題，以情緒和情感超越事實本身，建立敵我二分，並以之凌駕一切是非善惡。 <text:line-break/><text:line-break/>簡單說就是，它成功洗腦人們，讓人們相信，只要 "我方" 所做的，一定是對的；就算它是錯的，也一定是對的，因為一切錯誤或罪惡肯定都是為了追球更崇高的 "善"，亦即所謂 "民主自由"，而這個至高無上的善，其內涵不但不證自明，毋庸置疑，而且與 "我方" 完全可以劃上等號。 <text:line-break/><text:line-break/>反之，敵人(亦即對岸中國人與中共政權)，不管做對什麼，不管他事實上多麼良善，也絕對是邪惡的，其一切良善只是表面錯覺，只是用來行使邪惡的一種手段；不管他對待台灣多好，全都是包藏禍心，目的就是為了剝奪全世界的民主自由，為了傷害世人的人權。 <text:line-break/><text:line-break/>敵我二分是對的，美日澳等等，及其所豢養的人渣黨等漢奸台奸走狗，確實就是我們的敵人。但是，畫分敵我的根據，理應是事實與價值，理應是理性與道德，而非以美國利益做為敵我二分的畫分基礎。 <text:line-break/><text:line-break/>我沒法講得更清楚更簡單，總之大約就是這樣。在這樣一種極為 "根本" (radical)的洗腦思想架構下，我們彷彿又回到半個多世紀前羅素所面臨的那樣一個年代。美國把自身所發動的一切血腥侵略戰爭，一切針對敵國的顛覆動亂與武裝政變，一切殘暴的親美獨裁傀儡政權，統統美化為乃是為了達成某種更崇高神聖目的的手段。 <text:line-break/><text:line-break/>我殺你，是為了讓你更民主，我強姦妳，是為了讓妳更自由，我殺你的小孩是為了創造你的子孫更為遠大的前景，我掠奪你的財富是為了將來建設你的家園，我給你套上枷鎖，是為了保護你的安全，我剝奪你說話的權利，是因為你必須說的話，我全都幫你說完了。 <text:line-break/><text:line-break/>這就像美國和北約在巴爾幹半島發動戰爭，策動內戰，摧毀南斯拉夫，Emir Kusturica 諷刺地說，美國人來拯救我們的方式就是殺光我們，美國人來建設我們家園的方式，就是徹底摧毀我們的家園。 <text:line-break/><text:line-break/>這些荒唐可笑的弔詭，任何一個人如果他還保有一點最基本的理性與良知，都不可能相信。但是，人們卻偏偏幾乎全都信了。為什麼呢？因為他從根本上相信了某種 "概念架構" 的前提，亦即相信 "我方" 所做的一切必然都是對的，就算它是錯的，也一定是對的，因為一切可怕的錯誤與罪惡，乃是為了追求更高遠的神聖目標，是行使至善的必要手段。 <text:line-break/><text:line-break/>舉個最簡單的現成例子，你看，世界上居然有人透過公投要求吃毒豬。很不可思議吧。我問幾個同事，問她們為何會做出這麼奇怪的要求？居然有人要求自己和下一代小孩吃毒豬。同事們告訴我說，"不吃萊豬的話，美國人會生氣"，"吃萊豬才能和國際接軌"，"不吃萊豬不就跟落後野蠻的中國一樣？"、"吃萊豬才能保護台灣，保護民主自由" 等等。 <text:line-break/><text:line-break/>也有人回答我說："吃萊豬，身體健康又不會怎麼樣？" 我很想問她說，"難道不吃萊豬，身體健康就會怎麼樣嗎？" 但我終究沒說出口，也沒去質疑她們這些腦殘透頂的傻話。為什麼呢？因為我知道如果連這麼蠢的蠢話也要人家來指出其荒唐可笑，這意味著一切溝通事實上已到盡頭，人們的基本理性與道德感，已經完全被某種 "根本的" 敵我二分思想架構所綁架，凌駕在一切是非善惡之上。 <text:line-break/><text:line-break/>你看，人渣黨的幾乎所有作為全部是矛盾的，比方說同樣一件事，他可以一下說它是真理，一下又說它是邪惡的。其支持者同樣也是如此。不管人渣黨如何為非作歹，一概說是民主自由而熱烈擁戴。反之，對於國民黨的一切人事物，明明良善正直，則一概視為邪惡可惡。 <text:line-break/><text:line-break/>為什麼這麼奇怪？是腦子進水、良心被狗吃了嗎？原因就是只要顏色對了，就一切都對；人們的腦子已被制約，相信綠色就是偉大的顏色，是善的同義辭。 <text:line-break/><text:line-break/>這不是雙標，而是徹徹底底的單標，不問是非善惡，不問事實與價值，不管理性與道德，完全效忠於某種顏色。 <text:line-break/><text:line-break/>我知道絕大多數人是真的笨，但是少數人卻是過度聰明，他知道在這綠色島嶼上該怎麼高舉綠色的大旗，爭相表態，顛倒黑白，恬不知恥。</text:p>
      <text:p text:style-name="P3">陳真   |  2021.12.27 17:48   |   <text:a xlink:type="simple" xlink:href="http://palinfo.habago.org/Entry?Command=Information_PrintForum&amp;iPage=1#FORUM41837"><text:span text:style-name="T3">#</text:span></text:a></text:p>
      <text:p text:style-name="P4">昨晚高雄發生一件酒駕致死案件，一家四口走在斑馬線上過馬路，卻遭橫禍，一死三重傷，其中包括兩個小女兒。 <text:line-break/><text:line-break/>案發時，我們一家四口也剛好途經現場。 <text:line-break/><text:line-break/>四十年前，龍應台的 "野火集" 風靡校園，再版幾十次，書裏頭有個論點就是批評台灣人泛政治化、缺乏理性。龍應台的說法是，台灣交通很亂，馬路坑坑洞洞，人民卻因此大罵國民黨。她說，這是不對的，太沒理性了。她說，你應該罵的是各個地方政府負責維修馬路的養工處，怎麼是去罵一整個黨呢？ <text:line-break/><text:line-break/>龍應台的批評合理嗎？當然不合理，不但不合理，而且荒唐透頂。政治的良莠，當然會反映在各項民生問題與社會問題上。一種貪婪腐敗的政治，有可能帶來文明與秩序的良善社會風貌嗎？ <text:line-break/><text:line-break/>一般來說，一個社會往往是持續進步，但是台灣卻剛好相反，三、四十年來不斷退步。特別是像我這樣一個經常必須到處奔波的人來說，感受尤為強烈，整個台灣社會真是越來越可怕，交通亂七八糟，越來越恐怖，治安也是，黑道、流氓橫行無阻；馬路像賽車場，人渣為所欲為，四處飆車、逼車，惡形惡狀，警察從來不抓，卻只會躲在角落，專門抓一些僅僅只是小違規的小女生或家庭主婦。 <text:line-break/><text:line-break/>在台灣，特別是在綠營長期掌權的南部，你很明顯可以感受到一種無政府的混亂狀態，弱肉強食，貪污舞弊，偷工減料，無惡不作亂七八糟至無法無天的地步。 <text:line-break/><text:line-break/>之前住台南，根本就是無政府狀態，髒亂脫序到極點，誰的拳頭大，誰就是真理，黑道與政治人渣橫行無阻；極端髒亂，到處是違規停車，走廊全塞滿東西，人根本沒地方走路；有些地方，垃圾幾年清一次，登革熱數以萬計。 <text:line-break/><text:line-break/>但是，這樣一種恐怖執政品質，卻照樣民意得滿分；只要是綠的，不管你怎麼扯爛汙或胡作非為都沒關係，照樣支持到底，號稱民主聖地。這樣一個低能市長賴什麼德的，眼看就要當所謂 "總統" 了。 <text:line-break/><text:line-break/>我不是說藍營執政很棒，而是說藍的只是大爛或小爛，綠的卻是爛到入骨，爛到發臭。 <text:line-break/><text:line-break/>政治從來都不是身外事，你不管它，它會管你。難道各位看不出來台灣持續幾十年的退步？貪污腐敗比過去還嚴重千百倍，司法與媒體完全被人渣政客與無良財團把持，完全聽命於美國，每天就是造謠與洗腦，顛倒是非善惡，教育更是成為煽動仇中反華的工具；美國與人渣走狗們拼命掏空台灣，五鬼搬運，貪婪無度。 <text:line-break/><text:line-break/>而且，要你吃毒豬就吃毒豬，要你吃核食就吃核食，對美國人喊主人，對日本鬼子喊阿爸，撈完核電撈綠能撈風電撈天然氣，無所不撈，無論大小事，每一件事都能撈錢，所有所謂政策，完全就是以撈錢為核心考量。 <text:line-break/><text:line-break/>過去蔣家如果有一分的腐敗，那麼，人渣黨就是一萬分的骯髒與邪惡。蔣家年代，你只要有理有據，足以說服人，人們就會支持你，人們依舊還在乎是非善惡。但是，美國殖民下人渣黨的洗腦卻是把台灣人洗腦成完全不在乎是非善惡，根本就像徹底瘋了一樣，毫無基本理性與基本道德感可言。 <text:line-break/><text:line-break/>我沒法寫出美國殖民下人渣黨的骯髒齷齪貪婪與邪惡之萬分之一，我只能說，我總算開了眼界，原來人類可以洗腦成這副德性，完全不在乎是非善惡，完全缺乏基本的道德感，但卻又很得意，說自己是全世界仰望的民主燈塔。 <text:line-break/><text:line-break/>整個島嶼都快被美國人拿來當砲灰了，台灣人卻還得意得不得了。對於真正民主、良善、對世人與世界和平與人權做出史無前例的偉大貢獻的共產黨，台灣人卻反而相信那些荒唐透頂的謊言，對之仇恨入骨。 <text:line-break/><text:line-break/>二十幾年來，這些話說過幾百萬遍，實在很無奈。我真是它媽的開了眼界，原來人類居然能夠愚蠢荒唐到這種完全泯滅良知、消弭基本理性的地步。你看，居然有人會投票要求自己要吃毒豬，然後以為這樣就是跟國際接軌，走入世界文明社會。天底下還有比台灣人更蠢的嗎？ <text:line-break/><text:line-break/>新加坡媒體最近登出一幅漫畫，裏頭有這麼一段對話，一個弟子問師父說："為什麼台灣這麼多政治騙子?" 師父回答說："別怪騙子，台灣傻子多到連騙子都不夠用了。" <text:line-break/><text:line-break/>放眼四周，你看，你的周遭親友與同事有幾個人不是傻子？至少十之八九。我對如此低能的台灣人真是毫無敬意。跟台灣人同住島上，真是有夠痛苦與倒楣。 <text:line-break/><text:line-break/>少數理性與良知未泯者，理當認清台灣處境之本質，認清它的解決方法，別再自欺欺人。它絕不是什麼民主選舉遊戲，也不是什麼枝枝節節的所謂法律與政治改革，更不是什麼理性之爭，它就是一種惡性殖民與政治操控，剝削，吸血，撈錢，造謠，栽贓抹黑，以仇中反華為政治操控核心，以島嶼做為一種攻擊祖國的武器。 <text:line-break/><text:line-break/>解決任何問題的第一步，一定是認清問題的本質與屬性，從而才有可能找到解決問題的方法，否則就只是自欺欺人。台灣根本不存在所謂台獨，存在的是聽命於美國在台軍政府的貪污走狗漢奸台奸政權，為了一己私利，出賣台灣，陷台灣人於水火之中並驅使走向毀滅。他們從來都不是我們的什麼競爭對手，而是任何良善之士的敵人。 <text:line-break/><text:line-break/>這場鬥爭，不是存在兩岸之間，也不僅僅是存在於中美之間，更是存在於人性善惡之間，存在於繁榮共榮與侵略屠殺之間，是中道王道與帝國霸道之間的一種根本衝突。你得摸摸良心，捫心自問，你打算站在哪一邊？ <text:line-break/><text:line-break/>===================== <text:line-break/>羅智強 臉書 <text:line-break/><text:line-break/>高雄酒駕肇事致死，全台第一 <text:line-break/>這就是陳其邁的高雄政績？ <text:line-break/>高雄發生嚴重酒駕事件，肇事者衝撞一家四口，媽媽不幸死亡 <text:line-break/>陳其邁市長「再度」震怒 <text:line-break/>但大家知道嗎？ <text:line-break/>根據道安資訊網統計 <text:line-break/>今年1－9月酒駕肇事致死與去年相比 <text:line-break/>高雄是六都死亡「最多」的城市 <text:line-break/>高雄市死亡人數27人，與去年相比增加9人 <text:line-break/>總死亡人數是六都最高（與桃園、台南並列） <text:line-break/>增加死亡人數也是6都最高（與桃園並列） <text:line-break/>這不正是治理能力的表現嗎？ <text:line-break/>相較於台中和新北 <text:line-break/>和去年同期相比 <text:line-break/>台中減少8人（六都減少最多）、新北無增減 <text:line-break/>以總死亡人數來看 <text:line-break/>新北和去年一樣是4人（六都最低） <text:line-break/>不要忘了新北市有400萬人口，而高雄市只有274萬 <text:line-break/>高雄人口只有新北不到70％ <text:line-break/>死亡人數卻是新北的將近7倍 <text:line-break/>陳其邁是否該好好向盧秀燕、侯友宜請益 <text:line-break/>如何減少酒駕肇事？ <text:line-break/>保障市民的生命安全？ <text:line-break/>路燈管不好 <text:line-break/>現在連酒駕都管不好 <text:line-break/>高雄人的命也是命 <text:line-break/>希望陳市長可以為高雄市民的生命安全 <text:line-break/>多努力一點 <text:line-break/><text:line-break/>================= <text:line-break/><text:line-break/>高雄酒駕釀1死三重傷 網友湧入蔡英文臉書怒吼「何時才修法？」 <text:line-break/><text:line-break/>黃韋銓 <text:line-break/>Yahoo 新聞 <text:line-break/><text:line-break/>2021年12月27日 <text:line-break/><text:line-break/>高雄市前金區昨發生酒駕死亡車禍，導致一家四口1死3重傷的悲劇，肇事的黃姓嫌犯被起底從20多歲開始三度酒駕，引起社會公憤，不少網友紛紛湧入蔡英文的臉書，有人砲轟蔡政府「整天想鞏固政權、修一些讓人民無感的法令」，大酸蔡英文，「又有酒駕了，要不要再震怒一下？」也有網友不滿說，「到底要死多少人才願意修法？」</text:p>
      <text:p text:style-name="P3">陳真   |  2021.12.26 12:29   |   <text:a xlink:type="simple" xlink:href="http://palinfo.habago.org/Entry?Command=Information_PrintForum&amp;iPage=1#FORUM41836"><text:span text:style-name="T3">#</text:span></text:a></text:p>
      <text:p text:style-name="P5">沒事，應該是我方高手在測試。</text:p>
      <text:p text:style-name="P3">路人甲   |  2021.12.26 03:00   |   <text:a xlink:type="simple" xlink:href="http://palinfo.habago.org/Entry?Command=Information_PrintForum&amp;iPage=1#FORUM41835"><text:span text:style-name="T3">#</text:span></text:a></text:p>
      <text:p text:style-name="P4">下面那个 "V" 正在写脚本测试网站是否有漏洞呢, 不知道要干什么坏事</text:p>
      <text:p text:style-name="P3">V   |  2021.12.26 01:40   |   <text:a xlink:type="simple" xlink:href="http://palinfo.habago.org/Entry?Command=Information_PrintForum&amp;iPage=1#FORUM41834"><text:span text:style-name="T3">#</text:span></text:a></text:p>
      <text:p text:style-name="P5">&lt;img src=# onerror="alert(123)"&gt;</text:p>
      <text:p text:style-name="P3">V   |  2021.12.26 01:38   |   <text:a xlink:type="simple" xlink:href="http://palinfo.habago.org/Entry?Command=Information_PrintForum&amp;iPage=1#FORUM41833"><text:span text:style-name="T3">#</text:span></text:a></text:p>
      <text:p text:style-name="P4">&lt;script&gt;alert(123)&lt;/script&gt;</text:p>
      <text:p text:style-name="P3">陳真   |  2021.12.25 12:13   |   <text:a xlink:type="simple" xlink:href="http://palinfo.habago.org/Entry?Command=Information_PrintForum&amp;iPage=1#FORUM41832"><text:span text:style-name="T3">#</text:span></text:a></text:p>
      <text:p text:style-name="P5">陪阿桑吉過一個耶誕夜（2） <text:line-break/><text:line-break/>陳真 <text:line-break/><text:line-break/>2021.12.25. <text:line-break/><text:line-break/><text:line-break/>陪阿桑吉過一個耶誕夜，原本打算一人行動，後來來了六人，夜裡也有多年未見的留英好友前來探望，贈送暖暖包。 <text:line-break/><text:line-break/>頭一回使用這東西，很神奇，兀自發熱，綿綿不絕，而我心裡卻只想著要帶幾個暖暖包回家給小孩當玩具。 <text:line-break/><text:line-break/>小孩身世可悲，沒見過多少世面，該見的生活事物一無所知，不該經歷的卻彷彿把一個人一生的風雨全給嚐過了一遍。 <text:line-break/><text:line-break/>尋常事物凡事驚奇，連幾根生日蠟燭都能引起恐慌，連一片落葉都能驚喜連連。但是有一天，她們就會淡然了這一切，不會再渴望更多她們常說的英文單字“surprise”。 <text:line-break/><text:line-break/>阿桑吉彷彿是我們家的一份子，小孩講起阿桑吉，就像講起良哲叔叔或世主阿姨那樣熟悉。 <text:line-break/><text:line-break/>小孩們很驚訝我早上就回到家，不是說晚上她們睡覺時才會回來嗎？我跟她們說，因為風雨太大了，天寒地凍，加上整天禁食，大家都撐不住，能撐到天亮已經很不容易，若再撐一天，怕有人得送急診了。 <text:line-break/><text:line-break/>我聽說，阿桑吉一心求死，從他目前使用的精神科藥物來看，他顯然正經歷很大的身心折磨。我希望他一如往昔般瀟灑，早日歸來，再伴我ㄧ回。但我不知道這個小小心願還有多少實現的可能？也許這一天永遠不會到來，我將如何自處？這世界很可悲，而所有的美麗故事似乎卻又全以悲劇寫成。 <text:line-break/><text:line-break/>是遲或早，我們這一代終會落幕，成為過去。而下一代呢？他們知不知道她們面對一個什麼樣的未來？</text:p>
      <text:p text:style-name="P3">陳真   |  2021.12.24 00:32   |   <text:a xlink:type="simple" xlink:href="http://palinfo.habago.org/Entry?Command=Information_PrintForum&amp;iPage=1#FORUM41831"><text:span text:style-name="T3">#</text:span></text:a></text:p>
      <text:p text:style-name="P4">台灣人不太有出息，匿名時，四下無人時，威風四射，勇猛異常，什麼都敢，神不知鬼不覺。 <text:line-break/><text:line-break/>可是，一旦來到陽光底下，一旦檢調出動，有可能被繩之以法，或是需要公開表態支持少數一方時，便窩囊得像個龜孫子似的。 <text:line-break/><text:line-break/>你看，巴勒網從“card228”,歷經“不銹鋼網頁”，無時無刻都有蛆出沒，什麼醜陋的壞事都敢做，蛆影幢幢，為所欲為，但卻從未見過一個人影。 <text:line-break/><text:line-break/>信不信台灣解放後，帶頭喊共產黨萬歲喊最大聲的肯定是醫界、學界與文化界。當然，前提是真正的統一，而不是什麼一國兩制不設防，開放給CIA搞動亂。 <text:line-break/><text:line-break/>蔣家年代，醫界學界文化界幾個人敢吭一聲？五根手指頭就能數完。絕大多數人爭相表效忠，醜態百出，打擊黨外，不遺餘力。 <text:line-break/><text:line-break/>從蔣家王朝倏忽來到綠蛆掌權的年代，幾乎所有人居然全變成綠油油，全部變成台獨急先鋒，而且紛紛竄改個人歷史，每個人全變成當年的黨外人士，真的是見鬼了，有夠無恥。 <text:line-break/><text:line-break/>台灣人的品性，特別是所謂菁英，窩囊猥瑣，實在難以恭維。 <text:line-break/><text:line-break/>至於網路上這些蛆，這些所謂網軍，雖然見不得人，但也因其見不得人而威風凜凜。 <text:line-break/><text:line-break/>比方說，以千百封垃圾留言日夜不停洗版為手段，甚至冒名謾罵每個人，混淆視聽，以此逼迫我們不能刪其垃圾留言，使巴勒網癱瘓。 <text:line-break/><text:line-break/>在我們調查清楚把這些人渣繩之以法之前，只好被迫留下他們的冒名與洗版留言，做為刑事告訴的證據。 <text:line-break/><text:line-break/>日後的新網站“台灣議和團“，事關台灣和平解放，CIA及綠蛆生物來襲的情況想必更難避免，因此，我們很難再寄託於絕大多數人的善意，因為只要一隻惡意的蛆，就能製造許多髒亂。所以我們將會採取審核制，每篇文字審核通過才會放行。 <text:line-break/><text:line-break/>其實很想撒手不管什麼解放之事，因為許多時候常覺得為台灣人付出一輩子的慘痛血淚代價，殃及家人，痛苦不堪，實在毫無價值。台灣人這麼壞，這麼惡劣無恥，我還要為這樣一群所謂同胞奮鬥些什麼呢？只是自招禍患，自取其辱而已。 <text:line-break/><text:line-break/>之所以此心不死，無非是因為任何一種天災人禍，尤其是戰亂，最大的受害者往往是那些在社經地位上最為脆弱的族群或老幼婦孺。 <text:line-break/><text:line-break/>至於那些致力於擴大兩岸衝突以謀權位私利的綠色文人走狗與漢奸台奸，事實上大多能全身而退或逃之夭夭。 <text:line-break/><text:line-break/>歷史殷鑑昭昭在目，這類人渣通常不管怎麼改朝換代，始終都能趨吉避凶，繼續吃香喝辣，大不了搬走一堆金銀財寶謂之建國基金，繼續在海外某處爭民主爭自由，享受榮華富貴。 <text:line-break/><text:line-break/>如果你自認不是這類人士的一份子，那你就應該好好想一想自己及自己的下一代，如何照顧一己生存，如何保全大局，勿陷美國人摧毀兩岸的狠毒計謀，讓台灣儘可能和平解放。捨此一途，別無活路。只有儘速統一才能救台灣於水火之中。 <text:line-break/><text:line-break/>我想，我們大約還有少則五、六年，多則十年的時間，可以認清敵我，調整方向，走一條正當正直的燦爛繁榮之路，而不是去給萬惡血腥的美國人當走狗，當炮灰，當狗肉炸彈，傷害對岸血肉同胞，走向毀滅。</text:p>
      <text:p text:style-name="P3">王修亮   |  2021.12.23 13:23   |   <text:a xlink:type="simple" xlink:href="http://palinfo.habago.org/Entry?Command=Information_PrintForum&amp;iPage=1#FORUM41830"><text:span text:style-name="T3">#</text:span></text:a></text:p>
      <text:p text:style-name="P5">我贊同巴勒網採用審查制度，而且還加上類似實名會員制，以便明示對自己的言論負責。可以用筆名，但後臺必須先通過實名審查，應該會涉及某種程度的隱私，但是這部分可以設計得妥當些，例如身分證字號不需要，地址甚麼的不是必留等等。 <text:line-break/>整個社會的科技變化太大，一個惡意的網路攻擊，輕易可以癱瘓一個網站，甚至會毀掉許多人思想與留言的痕跡。人工審查煩不勝煩，程式審查則防不勝防。 <text:line-break/>環境變化到今日的地步，和社會的對話方式也只能權變。</text:p>
      <text:p text:style-name="P3">李念淨   |  2021.12.23 10:11   |   <text:a xlink:type="simple" xlink:href="http://palinfo.habago.org/Entry?Command=Information_PrintForum&amp;iPage=1#FORUM41829"><text:span text:style-name="T3">#</text:span></text:a></text:p>
      <text:p text:style-name="P4"><text:a xlink:type="simple" xlink:href="https://www.youtube.com/watch?v=lvA79hPcr1Y"><text:span text:style-name="T4">https://www.youtube.com/watch?v=lvA79hPcr1Y</text:span></text:a><text:s/><text:line-break/>一般google"白俄羅斯 波蘭 叛逃"會出現白俄奧運選手叛逃波蘭的新聞 <text:line-break/><text:line-break/>但是最近有一則繁中跟英文傳媒基本不報導的新聞 <text:line-break/>就是有波蘭士兵因為拒絕再對邊境難民屠殺的行為而叛逃至白俄羅斯 <text:line-break/><text:line-break/>這些所謂東歐的反共先鋒、反俄先鋒，如波蘭、捷克、立陶宛等 <text:line-break/>幫助美國做的惡真可說與台灣等量齊觀了，極右翼政客與人渣黨真可是臭味相投。</text:p>
      <text:p text:style-name="P3">陳真   |  2021.12.22 19:50   |   <text:a xlink:type="simple" xlink:href="http://palinfo.habago.org/Entry?Command=Information_PrintForum&amp;iPage=1#FORUM41828"><text:span text:style-name="T3">#</text:span></text:a></text:p>
      <text:p text:style-name="P5">現在Netflix 正在演珍康萍的 "犬山記"，不錯看，利用零碎時間看了兩遍。 "絕美之城" 的導演 Paolo Sorrentino 在Netflix 上也有一部新片 "上帝之手"，只看十分鐘就一直擱著，因為自從看了Annette 之後，對其它電影好像突然全失去興趣，每天腦海裏儘想著Annette。這電影真的很詭異、特殊，魅惑人心，我可以反覆看上幾百遍，可惜高雄已下片。 <text:line-break/><text:line-break/>許多時候，藝術比上帝對我更具有迫切性，就像毒品一樣，渴望性非常強烈。也許我們都需要被理解，但在現實生活中，那樣一種詩一般的理解方式卻根本不存在，存在的只是命題與偏見，就像一個蘿蔔一個坑，一種狀態便對應於一種答案。厭世之深，難以言喻。 <text:line-break/><text:line-break/>我能體會沈從文的臨終遺言，他說，"我對這世界無話可說"。可我還是有話說，只是說了也沒用。或者說，我根本說不出另一個世界的語言，只能從天才們的 "話語" 中找到一己很深的安慰。 <text:line-break/></text:p>
      <text:p text:style-name="P3">陳真   |  2021.12.22 09:29   |   <text:a xlink:type="simple" xlink:href="http://palinfo.habago.org/Entry?Command=Information_PrintForum&amp;iPage=1#FORUM41827"><text:span text:style-name="T3">#</text:span></text:a></text:p>
      <text:p text:style-name="P4">[尋人啟事] <text:line-break/><text:line-break/>請問文思革的人在嗎？有事相求，方便的話，請用email 連絡。我的email: <text:a xlink:type="simple" xlink:href="http://emirchen@gmail.com"><text:span text:style-name="T4">emirchen@gmail.com</text:span></text:a><text:s/><text:line-break/><text:line-break/>昨天有寫一封信給你們，但不確定那個六年前的信箱是否還使用，因此上留言板找人。 <text:line-break/><text:line-break/>主要是關於巴勒網要搬家的技術問題指導，想問問架設網站高手。 <text:line-break/><text:line-break/>除了巴勒網搬家，也打算再另外成立一個 "台灣議和團"，連同 "生命親系譜" 也一起搬到一個新空間，依不同主題，同時運作。 <text:line-break/><text:line-break/>陳真</text:p>
      <text:p text:style-name="P3">陳真   |  2021.12.22 07:36   |   <text:a xlink:type="simple" xlink:href="http://palinfo.habago.org/Entry?Command=Information_PrintForum&amp;iPage=2#FORUM41826"><text:span text:style-name="T3">#</text:span></text:a></text:p>
      <text:p text:style-name="P4">抓綠蛆測試過程留言變亂碼，現已修復。念淨等人的留言麻煩自行再重貼。</text:p>
      <text:p text:style-name="P3">test2   |  2021.12.21 00:59   |   <text:a xlink:type="simple" xlink:href="http://palinfo.habago.org/Entry?Command=Information_PrintForum&amp;iPage=1#FORUM41816"><text:span text:style-name="T3">#</text:span></text:a></text:p>
      <text:p text:style-name="P4">抓綠蛆</text:p>
      <text:p text:style-name="P3">Test   |  2021.12.21 00:02   |   <text:a xlink:type="simple" xlink:href="http://palinfo.habago.org/Entry?Command=Information_PrintForum&amp;iPage=1#FORUM41815"><text:span text:style-name="T3">#</text:span></text:a></text:p>
      <text:p text:style-name="P5">test</text:p>
      <text:p text:style-name="P3">汪長鋒   |  2021.12.20 22:27   |   <text:a xlink:type="simple" xlink:href="http://palinfo.habago.org/Entry?Command=Information_PrintForum&amp;iPage=1#FORUM41814"><text:span text:style-name="T3">#</text:span></text:a></text:p>
      <text:p text:style-name="P4">給陳真醫師做參考 <text:line-break/><text:line-break/><text:a xlink:type="simple" xlink:href="https://mp.weixin.qq.com/s/FLtwxSfRmfjeRQ9IwzqB3A"><text:span text:style-name="T4">https://mp.weixin.qq.com/s/FLtwxSfRmfjeRQ9IwzqB3A</text:span></text:a><text:s/><text:line-break/><text:line-break/>前言：从俄罗斯武器变化，想到的一些苔海启示。 <text:line-break/><text:line-break/>当地时间12月16日，俄罗斯接连公布了3大重磅消息，分别是： <text:line-break/>俄军开始筹备“萨尔马特”洲际弹道导弹首个导弹团； <text:line-break/>俄“锆石”高超声速导弹对岸试射成功，明年列装； <text:line-break/>俄已在研发新一代高超声速武器替换“先锋”； <text:line-break/>在昨天文章已经评述过，俄罗斯虽然无法与美国全面抗衡，但集中所有资源到少数领域，重点打造一些王牌武器同美国玩“非对称平衡”，还是非常成功的。 <text:line-break/><text:line-break/>高超音速武器由于速度快、轨道捉摸不定、难以防御，通常被认为是一款革命性武器。 <text:line-break/>中俄的高超音速武器被公认为全球最强，美国第三。 <text:line-break/>中俄之间到底谁更强一些，难说，这是由于中俄各自的防御策略不同导致的。 <text:line-break/>俄罗斯由于国力衰落，因此它必须全面“示狠”，要不断展示自己最强武器如核武、高超弹等等，甚至还要吹一些牛，以达到威慑力度。 <text:line-break/>而中国则不必，奉行的是模糊的防御策略，即“你有的我也有，你没有的我不告诉你我有没有”，这也是一种威慑方式。 <text:line-break/>正因为此，难以分辨中俄高超弹谁更厉害一些，在中国网络基本认为中国是第一的，估计在俄罗斯网络又会认为俄罗斯最强。 <text:line-break/>不过，俄罗斯在高超弹方向确实干得不错，陆基有“先锋”、海基有“锆石”、空射有“匕首”，海陆空全齐了，如果再能将洲际核武与俄罗斯高超弹结合，美国将更难防御，就更强了。 <text:line-break/><text:line-break/>其实，重点不是想说俄罗斯如何，而是想借俄罗斯武器变化对中国的一些参考：我们一定要大大加强高超音速武器，核武这些战略武器的提升。 <text:line-break/>早前蔡某人能够获得连任，到这次“四大公投”全部失败（12月18日晚间揭晓的结果）， 连“反莱猪”这一项都未通过，这些是值得深思的。 <text:line-break/>如今对两岸归一谈论得比较多的模式有三种，分别是和统、武统及北平模式。 <text:line-break/>但它们都需要一个共同的东西作后盾，那就是：力量！ <text:line-break/>波多黎各一直哭着闹着想加入美国，成为美国的第51个州，只是美国不要，那是因为波多黎各太穷，而美国太富太强； <text:line-break/>北平能和平解放，那是因为当年对手四面楚歌，困坐愁城，毫无援兵，已是死路一条，你降与不降结果都一样；（若是辽沈、淮海两大战役未打，对手还有获得增援的希望，则北平模式难现） <text:line-break/>所以，这三种模式中无论哪一种，都需要有彻底掐灭其外援（如美日）希望，最终才有可能实现。 <text:line-break/>要做到这一点，我们自身力量的强大，就非常关键。 <text:line-break/><text:line-break/>到目前为止，以我们的区域拒止能力，能让近岸500公里的海域成为禁区， 2000公里以内对方的飞机军舰生存概论极低。 <text:line-break/>在此基础之上，如果我们能将岸对舰、舰对舰、空对舰、空对空等方向的高超音速武器全面应用，包括洲际核武与高超弹全面结合，那时候域外干涉势力更难妄动核讹诈的心思，更难动干涉两岸归一的心思。因为速度超高、轨道捉摸不定、完全难以防御的高超音速武器，能将其海面与空中目标悉数猎杀干净。 <text:line-break/><text:line-break/>那时候，苔独及域外势力的任何心思，都需要更加盘算清楚它需要付出的成本与代价。 <text:line-break/><text:line-break/>那时候，一切问题或许将更加不是问题。</text:p>
      <text:p text:style-name="P3">陳真   |  2021.12.20 17:50   |   <text:a xlink:type="simple" xlink:href="http://palinfo.habago.org/Entry?Command=Information_PrintForum&amp;iPage=1#FORUM41813"><text:span text:style-name="T3">#</text:span></text:a></text:p>
      <text:p text:style-name="P5">12月8日至12月11日的留言，那些是人渣冒名，不是我寫的。其他當然是我寫的。 <text:line-break/><text:line-break/>已經刪掉五、六百封，後來決定留下那幾封當證據，已委託律師，蒐集證物中，打算提起刑事訴訟，把這些人渣全揪出來亮相。 <text:line-break/><text:line-break/>證物得先留著，方便追查，大家先忍耐一下。</text:p>
      <text:p text:style-name="P3">宏周   |  2021.12.20 17:30   |   <text:a xlink:type="simple" xlink:href="http://palinfo.habago.org/Entry?Command=Information_PrintForum&amp;iPage=1#FORUM41812"><text:span text:style-name="T3">#</text:span></text:a></text:p>
      <text:p text:style-name="P4">請問批評侯友宜的文章是陳真醫生自己寫的嗎</text:p>
      <text:p text:style-name="P6"><text:span text:style-name="T5">陳真</text:span><text:s/>  |  2021.12.20 11:32   |   <text:a xlink:type="simple" xlink:href="http://palinfo.habago.org/Entry?Command=Information_PrintForum&amp;iPage=1#FORUM41811"><text:span text:style-name="T3">#</text:span></text:a></text:p>
      <text:p text:style-name="P7"><text:span text:style-name="T6">(</text:span>再續<text:span text:style-name="T6">2021. 12.18.) <text:line-break/><text:line-break/><text:line-break/></text:span>所謂公投之前，我幾次在不同狀況與場合下，看到、聽到一些很不可思議的對話或發言<text:span text:style-name="T6">(</text:span>例如<text:span text:style-name="T6"><text:s/>Line </text:span>有個欄位可以看到一些同事或朋友的公開文字<text:span text:style-name="T6">)</text:span>，讓我感覺很無言，那種無言的感覺就好像你沒法跟一隻蟋蟀討論數學一樣。蟋蟀聲音很大很吵，但你只能無言，因為你知道你不可能跟如此智能水平的人講什麼有意義的話，溝通已到盡頭。<text:span text:style-name="T6"><text:s/><text:line-break/><text:line-break/></text:span>過去荒唐透頂，於今尤烈。過去蔣家年代，人們只是腦殘，現在卻可以說完全就是沒有大腦可言了。雖然四十年來毫不意外台灣人的認知水平，但是不可思議的感覺卻始終如此不可思議，人怎麼會蠢到這種地步？真是很難想像。比方說什麼台灣吃萊豬才能走入國際社會，不吃萊豬就會淪落成為跟<text:span text:style-name="T6">"</text:span>中國<text:span text:style-name="T6">" </text:span>一樣的落後國家；核四絕不能啟動，否則電力就會被中國拿去用等等，這麼蠢的蠢話，居然大多數人也會信。<text:span text:style-name="T6"><text:s/><text:line-break/><text:line-break/></text:span>我覺得，基本理性與良知未泯者，應當想一想這類所謂投票與民主的虛構性。今天，我如果掌握主流媒體，信不信我可以讓台灣人相信吃飯配一點大便才能走向國際，深化民主。<text:span text:style-name="T6"><text:s/><text:line-break/><text:line-break/></text:span>索羅斯有個<text:span text:style-name="T6"><text:s/>"</text:span>開放社會基金會<text:span text:style-name="T6">"</text:span>，在全世界各個國家推動所謂開放，製造動亂。開放很好聽，問題是對誰開放？開放只是圖利了誰？那樣一種開放概念就好像主張要對病毒細菌開放一樣，蠱惑人心，百害無一利。<text:span text:style-name="T6"><text:s/><text:line-break/><text:line-break/></text:span>美國表面上誰都能選總統，可是選個總統要花費上千億，你我選得起嗎？選來選去全是誰當家？這還用問嗎？西方媒體幾乎全數掌控在特定幾個家族，你說這叫做開放？這叫做言論自由？<text:span text:style-name="T6"><text:s/><text:line-break/><text:line-break/></text:span>島外如此，島內也一樣，所謂媒體，所謂政府，每天就是造謠，每天就是透過主流媒體不斷散播謠言。不用多，請你告訴我，比方說人渣黨，比方說綠媒，有沒有說過一句誠實可信的話？零！一句也沒有。一開口就是謊言，一開口就是造謠，一開口就是抹黑，一開口就是欺騙欺騙欺騙，洗腦洗腦洗腦。<text:span text:style-name="T6"><text:s/><text:line-break/><text:line-break/></text:span>你看，半個世紀來，特別是人渣黨壯大的過去二十幾年來，我們幾乎每天就是得面對成百上千的各種謊言與抹黑，有沒有哪一天例外？有沒有哪一天所謂政治是具有基本理性意義的？零！這樣的日子在島內從未發生過。島外的西方社會也一樣，幾十年來每天就是造謠抹黑，造謠抹黑，造謠抹黑。<text:span text:style-name="T6"><text:s/><text:line-break/><text:line-break/></text:span>惟一或惟二可信的是大陸與俄羅斯的媒體。它們不一定報導所有真相，但是它們的言論可信，有理有據，從未見過它們造謠。<text:span text:style-name="T6"><text:s/><text:line-break/><text:line-break/></text:span>回到我原先想說的，今天，如果我掌握主流媒體，信不信我能夠讓一隻蜥蝪當選立委，成為代表著民主自由的台灣之光。<text:span text:style-name="T6"><text:s/><text:line-break/><text:line-break/></text:span>我的意思是說，理解政治就跟理解一個人的健康狀況一樣，你得找出真實的症狀，找出病因。比方說一個人罹患肺癌，病入膏肓，大家卻一直在談論他的打噴嚏流鼻水症狀，那是很荒唐的，自欺欺人的。<text:span text:style-name="T6"><text:s/><text:line-break/><text:line-break/></text:span>政治也一樣。真正的問題從不被檢討，比方說萊豬，人渣黨只是壞，不是笨，他又不是腦袋進水，莫名其妙進口毒豬給自己添麻煩幹啥？當然是美國主子逼迫所致，逼台灣人就是要吃毒豬，而且不准台灣人對豬肉進行標示。<text:span text:style-name="T6"><text:s/><text:line-break/><text:line-break/></text:span>這些基本事實，難道會有政治人物不知道嗎？但是，他們偏偏就是要打假球，故意避而不談一切症狀的真實病因，然後藉著打假球，各自累積選票聲望，盤算一己政治權位。<text:span text:style-name="T6"><text:s/><text:line-break/><text:line-break/></text:span>能源政策更是如此，半個多世紀以來，台灣能源政策基本上就是這樣，就是貪污為本的一種殖民剝削。美國人撈完數千億核四廠，馬上要我們把它丟到垃圾桶，改撈風電綠能與天然氣。<text:span text:style-name="T6"><text:s/><text:line-break/><text:line-break/></text:span>每個荒唐政策全是兆元起跳，充滿油水。台前大家演戲，台後分贓。侯友宜在演戲，柯文哲更是演藝天王，其他藍營政客哪個是真心在推動什麼理想？他們明知政治基本事實，卻從來都絕口不提，一味改提含含糊糊的表面無謂症狀，所開出的所謂藥方，自然也只是一種假動作而不具絲毫現實意義，徒然糟蹋人們的熱情。<text:span text:style-name="T6"><text:s/><text:line-break/><text:line-break/></text:span>我不敢說張亞中、韓國瑜、洪秀柱有多好多深刻，但是，他們至少稍微碰觸到真實問題的一點點邊。<text:span text:style-name="T6"><text:s/><text:line-break/><text:line-break/></text:span>我的結論講過幾百遍了：我們跟美國、跟人渣黨之間，並不是一種競爭關係，而是一種敵對關係。他們從來不曾有一絲猶豫地傷害異己，從來不曾有一絲猶豫地大撈特撈，掏空台灣，更是企圖全面毀滅島嶼，驅使千萬台灣人將來為美國人當炮灰。但是，我們身為受害者，身為惡棍人渣的敵對者，卻反而從來都刻意迴避這一切基本事實，反而幫忙欺騙，讓台灣人以為我們真的好像在從事什麼值得驕傲的民主活動。<text:span text:style-name="T6"><text:s/><text:line-break/><text:line-break/></text:span>今天，就算公投過關，你覺得人渣黨和美國人會鳥你嗎？這些人渣不管哪一種罪行如何罪證確鑿，如何昭昭在目，他會因此受到法治的懲罰嗎？各位應該認清楚一個基本事實，我們面對的是一群貪贓枉法掌握一切大權無惡不作的歹徒罪犯及其背後兩手血腥殺害數千萬人的美帝，而不是面對一種政治競爭對手。<text:span text:style-name="T6"><text:s/><text:line-break/><text:line-break/></text:span>能否把歹徒繩之以法，能否驅逐殖民者，那是做不做得到的問題，但是，刻意迴避島內政治之基本事實，卻只是自欺欺人。這樣一種自欺欺人的所謂民主遊戲，真的是騙夠、受夠了。我們可以承認制裁敵人未有未逮，但是，如果硬要說這是在從事什麼民主競爭的活動，那就是在侮辱我們的智商。<text:span text:style-name="T6"><text:s/><text:line-break/><text:line-break/></text:span>台灣過去是殖民法西斯政權，現在更是如此，基本上就是一群滿口謊言貪婪無度無惡不作的罪犯，控制整個島嶼。</text:p>
      <text:p text:style-name="P6"><text:span text:style-name="T5">陳真</text:span><text:s/>  |  2021.12.20 02:20   |   <text:a xlink:type="simple" xlink:href="http://palinfo.habago.org/Entry?Command=Information_PrintForum&amp;iPage=1#FORUM41810"><text:span text:style-name="T3">#</text:span></text:a></text:p>
      <text:p text:style-name="P7">以後的巴勒網，打算採用先審核再貼出的機制，否則我們不但將耗費無數心力在毫無營養的貼文上，而且，以台灣人的品性來講，只要匿名，只要心存僥倖不會被查出身份，沒有什麼壞事不敢做，沒有什麼蠢話鳥話謊話不敢說。<text:span text:style-name="T6"><text:s/><text:line-break/><text:line-break/></text:span>我不反對批評政客或公眾人物，但你就算要吊死一條狗，也該給他一個正確的罪名。<text:span text:style-name="T6"><text:s/><text:line-break/><text:line-break/></text:span>諸如這位<text:span text:style-name="T6"><text:s/>"lucy"</text:span>，從你的發言我就知道你對核能、對自然科學一無所知，但你口氣卻很大，罵這個無恥，那個可惡，講得好像你很懂，但事實上你根本不懂。<text:span text:style-name="T6"><text:s/><text:line-break/><text:line-break/></text:span>以<text:span text:style-name="T6"><text:s/>"</text:span>無法妥善處理核廢料<text:span text:style-name="T6">" </text:span>來反核，怎麼會是什麼可惡無恥的言論？它終究也是一種合理說法。<text:span text:style-name="T6"><text:s/><text:line-break/><text:line-break/></text:span>現在是怎樣？反核一方反智化、神聖化，反反核一方也要如法炮製，塑造成絕對真理嗎？我們要不斷把時間和心力浪費在這類非常沒有營養的低能討論上嗎？<text:span text:style-name="T6"><text:s/><text:line-break/><text:line-break/></text:span>巴勒網若不改變貼文機制，將不斷陷入低能口水之中。<text:span text:style-name="T6"><text:s/><text:line-break/><text:line-break/></text:span>原本想接續之前所說，進一步談談台灣將近半個世紀來所謂能源政策之貪污與殖民剝削本質，現在卻一時為之語塞。<text:span text:style-name="T6"><text:s/><text:line-break/><text:line-break/></text:span>大家想罵什麼時，最好請亮個身份，讓大家知道你到底是誰，好讓被罵者有機會拖你上法院；同時也請大家珍惜話語，知百說一，深思熟慮非常有把握的話才講，別信口開河。</text:p>
      <text:p text:style-name="P6">Lucy   |  2021.12.19 20:33   |   <text:a xlink:type="simple" xlink:href="http://palinfo.habago.org/Entry?Command=Information_PrintForum&amp;iPage=1#FORUM41809"><text:span text:style-name="T3">#</text:span></text:a></text:p>
      <text:p text:style-name="P8">侯友宜在核四上的立場，是延續前新北市市長朱立倫－－侯以前的老長官－－的立場，就是用＂核廢料不能處理＂來卡關。可不可惡？當然可惡。核廢料當然可以處理，而燒煤的廢氣才是真正無法處理且直接傷害人們的健康。<text:span text:style-name="T6"><text:s/><text:line-break/><text:line-break/></text:span>但是，批判侯友宜之前，應先批判朱立倫。當年用＂核安＂來打擊核四商轉，把話講得最死、最決絕的人就是朱立倫。新北市市民都受朱立倫的影響，強烈反核四。<text:span text:style-name="T6"><text:s/><text:line-break/><text:line-break/></text:span>朱立倫立場轉了嗎？現在換了立場當上國民黨黨主席，以前那麼堅定反核四的立場轉得過來嗎？泛藍要論壞，他才是最壞的傢伙。</text:p>
      <text:p text:style-name="P6"><text:span text:style-name="T5">陳真</text:span><text:s/>  |  2021.12.18 03:00   |   <text:a xlink:type="simple" xlink:href="http://palinfo.habago.org/Entry?Command=Information_PrintForum&amp;iPage=1#FORUM41808"><text:span text:style-name="T3">#</text:span></text:a></text:p>
      <text:p text:style-name="P7"><text:span text:style-name="T6">(</text:span>續<text:span text:style-name="T6">) <text:line-break/><text:line-break/>"</text:span>我思故我在<text:span text:style-name="T6">" </text:span>並不是什麼你要多想多思考然後你才有存在價值，完全不是這個意思。侯友宜要鬼扯，也不該如此離譜。<text:span text:style-name="T6"><text:s/><text:line-break/><text:line-break/>"</text:span>我思故我在<text:span text:style-name="T6">" </text:span>是笛卡兒對於懷疑主義與知識論<text:span text:style-name="T6">(epistemology) </text:span>所設下的一個底，一個極限。簡單說，你不可能懷疑一切，如果你連自己的存在都要懷疑，那你到底是憑什麼在懷疑？總該有個<text:span text:style-name="T6"><text:s/>"</text:span>我<text:span text:style-name="T6">" </text:span>做為一種<text:span text:style-name="T6"><text:s/>"</text:span>思考的主體<text:span text:style-name="T6">"</text:span>，然後<text:span text:style-name="T6"><text:s/>"</text:span>我<text:span text:style-name="T6">" </text:span>才有可能懷疑東懷疑西。因此，我之存在乃是無可置疑的，從而也給知識這座大廈打下一個無可置疑的基礎。<text:span text:style-name="T6"><text:s/><text:line-break/><text:line-break/></text:span>我完全不認同笛卡兒的想法，不過，所謂<text:span text:style-name="T6"><text:s/>"</text:span>我思故我在<text:span text:style-name="T6">" </text:span>簡單說就是這樣，企圖給知識找到某種基礎或前提。這跟鼓勵人什麼要自己多動腦筋多想多思考，完全扯不上任何關係，太離譜了。很多所謂名人很喜歡舞文弄墨，許多學者也一樣，望文生義，發言輕易，開口即來，隨口便能瞎掰一堆自己事實上一無所知之事。<text:span text:style-name="T6"><text:s/><text:line-break/><text:line-break/></text:span>政治人物更是如此，一方面不懂裝懂，另一方面明明很懂，卻故意裝蒜。比方說，我不相信侯友宜如此清純幼稚，我不相信他不知道台灣所謂能源政策是怎麼一回事，我不相信他低能到連這些明目張膽的基本事實都不知道。<text:span text:style-name="T6"><text:s/><text:line-break/><text:line-break/></text:span>在台灣，所謂能源政策從來都不是基於福利民生的一種政策思考與作為，而是基於私利，基於殖民者即美國等西方跨國公司或日本及其豢養的藍綠走狗之暴利，是一塊超級大肥肉，就如同軍購一樣，油水無限。<text:span text:style-name="T6"><text:s/><text:line-break/><text:line-break/></text:span>核四就是一例，美國主導，藍綠接棒，美國公司大撈一票。至於人渣黨，一會兒反核，一會兒不反，一會兒要蓋，一會兒不蓋，一會兒說多恐怖多危險，說它像核彈，一會兒又說安全無虞，工程品質世界一流，加編千百億預算，要求如期如質完工。<text:span text:style-name="T6"><text:s/><text:line-break/><text:line-break/></text:span>就這樣鬼扯瞎掰上下其手幾十年，前後花了三、四千億，暴利全進了美國大公司口袋，走狗政客們油水也全都撈足了，然後呢？然後就算了，幾千億打造的整座核四廠就這樣準備丟進垃圾桶，竟無一官員為此負起責任，同時卻不斷使用老舊不堪的核一、核二和核三廠，它媽的天底下有這種反核嗎？幾千億買來的新車說好危險，絕對不能開上路，至於真的很危險的舊車卻反而繼續使用，過期了也要用。<text:span text:style-name="T6"><text:s/><text:line-break/><text:line-break/></text:span>而且，更詭異的是，反核突然在幾年前被綠媒給炒作成神聖不可侵犯的天條，誰膽敢不反核，誰就是全民公敵。<text:span text:style-name="T6"><text:s/><text:line-break/><text:line-break/></text:span>為什麼反核突然在幾年前變成宗教一般的神聖天條呢？因為核能撈完了，接下來要開始撈更多油水的所謂綠能了，比方說上兆元的風電，把納稅人當凱子，自願以完全不合理的數倍高價向外商購買，綁約二十年，一口氣撈個夠。<text:span text:style-name="T6"><text:s/><text:line-break/><text:line-break/></text:span>這就好像什麼前瞻計劃，也是上兆油水，但是，有誰能告訴我它前瞻個鳥？舉債數千億，到處莫名其妙弄些什麼輕軌，卻連最基本的公車都沒有<text:span text:style-name="T6">(</text:span>南部尤其如此，公車系統比我念小學四十年前還差<text:span text:style-name="T6">)</text:span>，天底下有這種施政嗎？它是在造福社會大眾造福子孫，還是在造福政客及特定財團？<text:span text:style-name="T6"><text:s/><text:line-break/><text:line-break/></text:span>前幾天，看到我一位舊識賴勁麟的寶貝女兒賴品妤<text:span text:style-name="T6">(</text:span>大腸花成員<text:span text:style-name="T6">)</text:span>，寫文章反核，講得冠冕堂皇什麼救台灣愛台灣的。可是，全台灣最沒有資格反核的就是賴勁麟這一家人。<text:span text:style-name="T6"><text:s/><text:line-break/><text:line-break/></text:span>這位過去外號叫做小賴的賴勁麟，我上大學就認識，還跟李文忠、陳文治<text:span text:style-name="T6"><text:s/>(</text:span>現在好像是新北市議會副議長<text:span text:style-name="T6">)</text:span>和劉一德等人熟識。大家當時都是窮學生，每個月一兩千元租房子，我當時幾次北上參加活動或開會，就曾經住在他們租的地方。<text:span text:style-name="T6"><text:s/><text:line-break/><text:line-break/></text:span>賴勁麟後來從事所謂工運，幾年不見，現在是一大堆上市櫃公司的董事長，頭銜多到我根本記不起來，多是酬庸性質；財產肯定是我的一百倍或一千倍以上。身兼這麼多董事長，不是因為他很厲害，而是因為他是新潮流。<text:span text:style-name="T6"><text:s/><text:line-break/><text:line-break/></text:span>台灣真正的當權者，真正吃銅吃鐵無所不吃，控制整個台灣各項產業與資源及國營事業的政治集團，就是這批過去號稱左派、滿口理想，整天喊革命、號稱永遠要跟弱勢者站在一起的新潮流。吳怡農的伯父吳乃仁，就是新潮流創流的兩位頭人之一；他這一家人就更荒唐了，很敢吃，職位全都要，把台灣人當塑膠。<text:span text:style-name="T6"><text:s/><text:line-break/><text:line-break/></text:span>至於賴勁麟，一個窮學生從事所謂社運或政治，滿口理想，滿口左派，居然能從事出這麼多董事長的頭銜，每天億來億去。你相信天底下有這麼爽的所謂理想嗎？<text:span text:style-name="T6"><text:s/><text:line-break/><text:line-break/></text:span>據我所知，賴勁麟是中華電信子公司神腦國際的董事長，同時也是太陽光電廠雲豹能源公司的董事長，另外還有天力風電，他的寶貝女兒之前就是天力風電的副董事長。賴勁麟同時也是台灣十幾家風電公司所結盟的風電產業聯盟的召集人，另外還是什麼伍豐科技的代表人。真的是綠電天王，呼風喚雨，左右逢源，上個月才剛簽下全台最大漁電共生的聯貸案。<text:span text:style-name="T6"><text:s/><text:line-break/><text:line-break/></text:span>至於他怎麼搞所謂綠能，底下兩篇報導，不妨仔細看看，你看他究竟是在炒股票還是在搞綠能？這一切龐大利益的背後，主要獲利者依舊是美國為首的英、澳等西方公司及日本。<text:span text:style-name="T6"><text:s/><text:line-break/><text:line-break/></text:span>我想說的有四點：<text:span text:style-name="T6"><text:s/><text:line-break/><text:line-break/></text:span>一，台灣所謂能源政策，從核能到綠能，並非基於民生福利，而是基於私利，基於美、日及其走狗們的龐大暴利。<text:span text:style-name="T6"><text:s/><text:line-break/><text:line-break/></text:span>二，上述<text:span text:style-name="T6"><text:s/>"</text:span>一<text:span text:style-name="T6">" </text:span>只是一種常識，政治人物更不可能不知道。但是，諸如侯友宜等人卻故意裝蒜，假裝好像能源政策只是一種什麼科學與理性的分析與思維。事實上，就猶如大約<text:span text:style-name="T6">35</text:span>年前，我和戴振耀發起台灣第一場反核大遊行時所說，反核除了考慮台灣地狹人稠的安全因素之外，同時也是反獨裁，反貪污，反殖民剝削，反帝國主義。<text:span text:style-name="T6"><text:s/><text:line-break/><text:line-break/></text:span>三，做為反核元老，做為環保聯盟的創始人，我從幾年前不再反核。可是，當我不再反核時，原本乏人問津的反核，卻居然被人渣黨和綠媒給炒作成一種神聖天條，硬是把一種利害分析給變成一種道德教條，所謂<text:span text:style-name="T6"><text:s/>"</text:span>我是人，我反核<text:span text:style-name="T6">"</text:span>，誰敢不反核，誰就是全民公敵。<text:span text:style-name="T6"><text:s/><text:line-break/><text:line-break/></text:span>四，我之所以不再反核是因為，碳排放所導致的全球暖化與極端氣候問題，再加上島內極端可怕的空污，肺癌狂飆失控，它所造成的人命傷亡，恐怕更是遠遠大於核能的潛在風險。<text:span text:style-name="T6"><text:s/><text:line-break/><text:line-break/>======================= <text:line-break/></text:span>外商來台綠能撈金》雲豹子公司兆洋才標下國產署標案，就被以<text:span text:style-name="T6">14.7</text:span>億元轉手英商！<text:span text:style-name="T6"><text:s/><text:line-break/><text:line-break/></text:span>風傳媒<text:span text:style-name="T6"><text:s/><text:line-break/><text:line-break/></text:span>林上祚<text:span text:style-name="T6"><text:s/><text:line-break/><text:line-break/>2019-10-21 <text:line-break/><text:line-break/><text:line-break/></text:span>雲豹能源去年開始二度將電廠發電利益，賣給美商貝萊德資產管理，合計出售超過<text:span text:style-name="T6">14</text:span>個案場、裝置容量<text:span text:style-name="T6">190MW</text:span>。圖為雲豹能源與貝萊德合作的台中文山掩埋場地面型太陽光電系統。示意圖。（取自雲豹能源官網）<text:span text:style-name="T6"><text:s/><text:line-break/><text:line-break/></text:span>民進黨政府為了推動<text:span text:style-name="T6">2025</text:span>能源轉型，大力推動離岸風電與太陽能發電，閒置的國有土地只要沒有環保爭議，過去幾年已陸續交給民間綠電業者架設太陽能發電系統，不過，部分綠電業者還沒有開始商轉，卻提早賣股票獲利下車。<text:span text:style-name="T6"><text:s/><text:line-break/><text:line-break/></text:span>由民進黨前立委賴勁麟掛名董事長的豹能源，去年開始，二度將電廠發電利益，賣給美商貝萊德資產管理，合計出售超過<text:span text:style-name="T6">14</text:span>個案場、裝置容量<text:span text:style-name="T6">190MW</text:span>；今年<text:span text:style-name="T6">7</text:span>月雲豹能源子公司兆洋公司，拿下國產署高雄美濃、台南善化的太陽能電廠土地標租案，同月，雲豹以<text:span text:style-name="T6">14.7</text:span>億元價格，將兆洋轉賣給英商<text:span text:style-name="T6">GRP II TAIWAN UK LIMITED</text:span>，靈活的財務操作，令人歎為觀止。<text:span text:style-name="T6"><text:s/><text:line-break/><text:line-break/></text:span>綠電市場領先群浮現　雲豹能源財務操作最「令人側目」<text:span text:style-name="T6"><text:s/><text:line-break/><text:line-break/></text:span>在眾多廠商當中，雲豹能源的財務操作最令人側目，該公司係由伍豐科技、和益化工等本土廠商，與亞洲電力等外商投資，中華電信子公司中華投資，先前還差一點投資雲豹，雲豹董事長賴勁麟，是以伍豐科技法人代表身分出任，雲豹<text:span text:style-name="T6">2016</text:span>年成立迄今，已經<text:span text:style-name="T6">3</text:span>度將太陽能案場出售給外資獲利了結。<text:span text:style-name="T6"><text:s/><text:line-break/><text:line-break/></text:span>今年<text:span text:style-name="T6">4</text:span>月下旬，財政部公告《國有非公用不動產出租管理辦法》修正案，在基地與農作、畜牧、養殖地的「一般標租」之外，另外增訂太陽光電的標租規則，這是鹽灘地、地層下陷區變更為「綠能專區」之外，國產署首度釋出的國有土地，<text:span text:style-name="T6">2</text:span>公頃以下之土地，還可以獲得免申請土地使用分區變更的待遇。<text:span text:style-name="T6"><text:s/><text:line-break/><text:line-break/></text:span>新規定上路後，國產署釋出台中后里、台南善化與高雄美濃<text:span text:style-name="T6">3</text:span>塊國有土地標租案，除了台中后里因為面積過大流標之外，台南善化與高雄美濃都順利拍出，得標的廠商都是雲豹能源子公司兆洋。<text:span text:style-name="T6"><text:s/><text:line-break/><text:line-break/></text:span>海能風場尚未商轉，股權就已轉手多次！上緯持有只剩<text:span text:style-name="T6">1.25% <text:line-break/><text:line-break/></text:span>雲豹能源的太陽能案場股權頻頻轉手，在台灣近年的綠電產業並非特例，資本額<text:span text:style-name="T6">9</text:span>億元的上緯投控，過去參與苗栗竹南的示範離岸風廠投資案「海能風場」，迄今尚未正式商轉，卻已經歷過多次股權交易。上緯投控子公司「上緯新能源」，去年<text:span text:style-name="T6">6</text:span>月將子公司海能國際投資的<text:span text:style-name="T6">75%</text:span>股權出售給澳洲麥格理之後，今年<text:span text:style-name="T6">7</text:span>月底又向經濟部申請將海能國際的「海能風力發電」切割出售，將<text:span text:style-name="T6">49%</text:span>示範風廠的股權，出售給東京電力集團與中部電力集團的合資公司<text:span text:style-name="T6">JERA</text:span>。<text:span text:style-name="T6"><text:s/><text:line-break/><text:line-break/></text:span>上緯投控同時也與美國私募股權公司<text:span text:style-name="T6">Stonepeak</text:span>簽約，上緯同意將「上緯新能源」<text:span text:style-name="T6">95%</text:span>股權出售予<text:span text:style-name="T6">Stonepeak</text:span>，形同將間接持有「海能風場」的<text:span text:style-name="T6">25%</text:span>股權也賣給了外資，如果以上緯持有剩下<text:span text:style-name="T6">5%</text:span>「上緯新能源」股權估算，上緯間接持有「海能風場」的股權只剩下<text:span text:style-name="T6">1.25%</text:span>。<text:span text:style-name="T6"><text:s/><text:line-break/><text:line-break/></text:span>根據媒體報導，雲豹投資創辦人張建偉，曾是金融界金童，在金融圈已有<text:span text:style-name="T6">16</text:span>年以上資歷，<text:span text:style-name="T6">2008</text:span>年期貨操作一役賺進了人生的第一桶金，財務操作見長；雲豹能源現任董事長賴勁麟，不僅積極涉入台灣太陽能電業，在另一塊外資積極投入的離岸風電，也看得到他的身影，賴不僅身兼離岸風電葉片產業聯盟召集人，目前也掛名離岸風電葉片廠商天力的副董事長。<text:span text:style-name="T6"><text:s/><text:line-break/><text:line-break/>================= <text:line-break/></text:span>今公開發行，雙喜臨門<text:span text:style-name="T6"><text:s/></text:span>雲豹能源<text:span text:style-name="T6"><text:s/></text:span>簽全台最大漁電共生聯貸<text:span text:style-name="T6"><text:s/><text:line-break/><text:line-break/>2021-10-26 </text:span>工商時報<text:span text:style-name="T6"><text:s/></text:span>簡立宗<text:span text:style-name="T6"><text:s/><text:line-break/><text:line-break/></text:span>雲豹能源董事長賴勁麟（左）、永豐銀行總經理莊銘福（右）簽訂授信合約，完成新台幣<text:span text:style-name="T6">62.22</text:span>億元聯合授信案。圖／業者提供<text:span text:style-name="T6"><text:s/><text:line-break/><text:line-break/></text:span>雲豹能源（<text:span text:style-name="T6">6869</text:span>）雙喜臨門，該公司旗下恩富資本太陽能公司於<text:span text:style-name="T6">10</text:span>月<text:span text:style-name="T6">21</text:span>日，與永豐銀行等<text:span text:style-name="T6">6</text:span>家銀行簽訂授信合約，完成新台幣<text:span text:style-name="T6">62.22</text:span>億元聯合授信案。此案資金將投入於台南市北門區<text:span text:style-name="T6">123.08MW</text:span>漁電共生太陽能電廠，打造全台最大、最具指標性的漁電共生場域，為台灣能源轉型寫下新里程。<text:span text:style-name="T6"><text:s/><text:line-break/><text:line-break/></text:span>「我們不僅是<text:span text:style-name="T6">ESG</text:span>促成者、也是實踐者，只要對社會地球有幫助，都是雲豹要作的事。」雲豹能源董事長賴勁麟表示，從國際局勢及政府施政來看，綠能不再只是趨勢，更是現在進行式，其中，漁電共生在政策法規水到渠成下，已經蓄勢待發。此次太陽光電產業與金融業聯手發展漁電共生，不僅促成國內能源轉型及綠色金融<text:span text:style-name="T6">2.0</text:span>，也希望藉此帶動漁業升級，增加地方就業機會，創造產業多贏局面。<text:span text:style-name="T6"><text:s/><text:line-break/><text:line-break/></text:span>雲豹能源此次攜手深耕綠色金融服務的永豐銀行舉辦聯貸案，由永豐銀行擔任管理銀行並邀集國際票券、玉山銀行、王道銀行、上海銀行及兆豐票券等<text:span text:style-name="T6">5</text:span>家金融同業共同參與，聯貸資金將全數用於漁電共生案場建置，預計<text:span text:style-name="T6">2022</text:span>年底併網發電，屆時平均年發電量將<text:span text:style-name="T6">1.8</text:span>億度，可供應超過<text:span text:style-name="T6">5</text:span>萬戶家庭一年所需用電，預估年減碳量達<text:span text:style-name="T6">9.5</text:span>萬公噸。<text:span text:style-name="T6"><text:s/><text:line-break/><text:line-break/></text:span>永豐銀行總經理莊銘福表示，此次聯貸案的成功代表投資人對雲豹能力的肯定，也是國內綠能發展一個重要的里程碑。他也特別讚許雲豹團隊的年輕衝勁，不僅對於綠能專業，對於養殖也因努力深入學習而能如數家珍，侃侃而談。因此能從養殖業的利益角度出發，讓漁電共生築夢踏實，獲得銀行團的信賴，他深信也期許未來有更大型聯貸發生，再創國內綠電發展新指標。</text:p>
      <text:p text:style-name="P6"><text:span text:style-name="T7">郑丰远</text:span><text:s/>  |  2021.12.17 11:44   |   <text:a xlink:type="simple" xlink:href="http://palinfo.habago.org/Entry?Command=Information_PrintForum&amp;iPage=1#FORUM41807"><text:span text:style-name="T3">#</text:span></text:a></text:p>
      <text:p text:style-name="P9">测试发言<text:span text:style-name="T6"><text:s/>2</text:span><text:span text:style-name="T5">，</text:span>请不必理会和回覆。我之后会删除。<text:span text:style-name="T6"><text:s/><text:line-break/><text:line-break/></text:span><text:span text:style-name="T5">阿遠</text:span></text:p>
      <text:p text:style-name="P6"><text:span text:style-name="T5">鄭豐遠</text:span><text:s/>  |  2021.12.17 11:43   |   <text:a xlink:type="simple" xlink:href="http://palinfo.habago.org/Entry?Command=Information_PrintForum&amp;iPage=1#FORUM41806"><text:span text:style-name="T3">#</text:span></text:a></text:p>
      <text:p text:style-name="P7">測試發言，請不必理會和回覆。<text:span text:style-name="T6"><text:s/><text:line-break/><text:line-break/></text:span>阿遠</text:p>
      <text:p text:style-name="P6"><text:span text:style-name="T5">陳真</text:span><text:s/>  |  2021.12.17 10:48   |   <text:a xlink:type="simple" xlink:href="http://palinfo.habago.org/Entry?Command=Information_PrintForum&amp;iPage=1#FORUM41805"><text:span text:style-name="T3">#</text:span></text:a></text:p>
      <text:p text:style-name="P8">做為一個政治人物，侯友宜這個人很壞，就跟阿扁類似，甚至更壞。我所謂壞，指的不是他做過什麼法律不容許的事，而是指一種道德上的詭詐心機。比方說，為了一己權位，以一己之私，不惜打擊韓國瑜，甚至在韓國瑜被人渣黨百般抹黑之際，他居然還不斷落井下石。更可惡的是，他落井下石的方式卻是滿口漂亮話。<text:span text:style-name="T6"><text:s/><text:line-break/><text:line-break/></text:span>壞沒什麼，絕大多數人總是顧著一己利益，稱不上正直，但他這類行為卻比壞還壞。<text:span text:style-name="T6"><text:s/><text:line-break/><text:line-break/></text:span>我在三十多年前便說阿扁是<text:span text:style-name="T6"><text:s/>"</text:span>天下第一大壞蛋<text:span text:style-name="T6">"</text:span>，看來我是錯了，我確實沒想到居然會有一天，人渣蟑螂居然成為台灣人的王，相較之下，阿扁簡直就是政壇的聖人了。人渣不用提了，就光是像侯友宜之類的人，就遠比阿扁還要壞。<text:span text:style-name="T6"><text:s/><text:line-break/><text:line-break/></text:span>看待政治人物，就跟選擇結婚交友對象沒兩樣，人的好與壞、美與醜，不拘任何角色，判準是一致的。<text:span text:style-name="T6"><text:s/><text:line-break/><text:line-break/></text:span>最近，這位侯先生寫了篇什麼千字文，用一種很高的理性與道德姿態教訓大家說，最近這幾項公投就是根據科學讓大家自行去選擇，還扯到什麼哲學上探討有無絕對真理，而且還鬼扯什麼<text:span text:style-name="T6"><text:s/>"</text:span>我思故我在<text:span text:style-name="T6">"</text:span>。他媽的<text:span text:style-name="T6"><text:s/>"</text:span>我思故我在<text:span text:style-name="T6">" </text:span>是他講的那樣一種低能到爆的意思嗎？不懂裝懂，裝得很空靈清高。<text:span text:style-name="T6"><text:s/><text:line-break/><text:line-break/></text:span>人家只是問他對於這幾項公投有什麼意見，他卻鬼扯世上沒有絕對真理。如果他要這樣講，那他何必當什麼市長，就回家當家長就好了啊。他也不應該出來參選，因為選誰不都一樣，沒有絕對真理啊。<text:span text:style-name="T6"><text:s/><text:line-break/><text:line-break/></text:span>說穿了，他就是想要討好所有人，阿扁以前也是這樣，很會玩修辭，見人說人話，見鬼說鬼話，私利之所在，意見之所在。意見就像彈性褲襪那樣，可以隨時調整，到了教堂喊耶穌，進了廟裏就說和尚的話。<text:span text:style-name="T6"><text:s/><text:line-break/><text:line-break/></text:span>例如，侯先生也喜歡唱人民高調，喜歡講和諧，講做事，講腳踏實地，反對藍綠鬥爭等等，這些其實全是阿扁的老招數，<text:span text:style-name="T6">"</text:span>有夢最美，希望相隨<text:span text:style-name="T6">" </text:span>就是玩這一套討好所有人的把戲不是嗎？阿扁還搞過什麼<text:span text:style-name="T6"><text:s/>"</text:span>新中間路線<text:span text:style-name="T6">" </text:span>也是同一套把戲，甚至還請出<text:span text:style-name="T6">LSE</text:span>那位幫蔡英文喬假學位的紀登斯<text:span text:style-name="T6"><text:s/>(Anthony Giddens) </text:span>當國師，反對藍綠鬥爭，意思就是說所有人全把票投給我；不管走到哪，永遠就是擺出一副憨厚淳樸與世無爭、有愛有夢又有美的表情。侯先生也是玩這一套。<text:span text:style-name="T6"><text:s/><text:line-break/><text:line-break/></text:span>當時，我說阿扁根本不是那樣的人，他只是在演一齣溫馨戲騙選票，當時沒有人會信。但是，一旦讓他掌權，你肯定就會信了。<text:span text:style-name="T6"><text:s/><text:line-break/><text:line-break/></text:span>侯先生也一樣。支持這種政治人物，不一定會有什麼可怕的後果，令人不悅的只是道德上的自欺欺人，吃人豆腐，佔了便宜還賣乖。這就是侯友宜。你看，一副清高貌，又是反對對立，又是反對鬥爭，講得真好聽。如果他這麼和諧，那他一路走來諸多不堪往事，打擊黨外人士手段粗暴凶殘，總該道聲歉，認個錯吧。<text:span text:style-name="T6"><text:s/><text:line-break/><text:line-break/></text:span>至於公投，一般人可以不表態。可是，政治人物若不表態，人們難道要投票給一張空白支票？一個政治人物如果連這樣一點基本的擔當都沒有，只想矇混過去，而且又是擺那麼高的姿態來矇混，信口開河，滿口瞎掰，連笛卡兒、連懷疑主義、唯心論、絕對概念全都抬出來，會不會太扯了點？</text:p>
      <text:p text:style-name="P6"><text:span text:style-name="T5">陳真</text:span><text:s/>  |  2021.12.17 01:47   |   <text:a xlink:type="simple" xlink:href="http://palinfo.habago.org/Entry?Command=Information_PrintForum&amp;iPage=1#FORUM41804"><text:span text:style-name="T3">#</text:span></text:a></text:p>
      <text:p text:style-name="P10"><text:span text:style-name="T5">這裏有</text:span><text:s/>"<text:span text:style-name="T5">聚觀察</text:span>" <text:span text:style-name="T5">關於阿桑吉的一段視頻：</text:span><text:s/><text:line-break/><text:line-break/><text:a xlink:type="simple" xlink:href="https://www.facebook.com/wyzdgoru/videos/599144494499104"><text:span text:style-name="T8">https://www.facebook.com/wyzdgoru/videos/599144494499104</text:span></text:a><text:s/><text:line-break/><text:line-break/><text:span text:style-name="T5">我已經很多天沒時間睡覺，全在忙小孩的事。精疲力竭之餘，今天還是去看了</text:span><text:s/>"Annette"<text:span text:style-name="T5">。台灣給了一個不知所謂的譯名叫做</text:span><text:s/>"<text:span text:style-name="T5">星夢戀歌</text:span>"<text:span text:style-name="T5">，買票時，我幾乎沒有勇氣把中文片名大聲說出來。售票姑娘聽不清楚，側身向前反覆問了我好幾次，我被迫只好提高音量說出低俗片名。</text:span><text:s/><text:line-break/><text:line-break/><text:span text:style-name="T5">這應該是我一生中看過最好的電影之一。</text:span><text:s/><text:line-break/><text:line-break/><text:span text:style-name="T5">片中，小女孩</text:span>Annette<text:span text:style-name="T5">跟她的把拔有這麼一段對白：</text:span><text:s/><text:line-break/><text:line-break/>"I will never sing again, shunning all lights at night. I will never sing again, smashing every lamp I see. I will never sing again, living in full darkness. I will never sing again, a vampire forever!" <text:line-break/><text:line-break/><text:span text:style-name="T5">藝術是抗拒分析的，我沒法說這電影在演些什麼，只能說我很難不被它感動。</text:span><text:s/><text:line-break/><text:line-break/><text:span text:style-name="T5">王爾德</text:span>(Oscar Wilde)<text:span text:style-name="T5">說，</text:span>"<text:span text:style-name="T5">如果你生活中可以有一刻不需要藝術，那你其實根本就不需要藝術</text:span>"<text:span text:style-name="T5">。我知道世界上乃至個人的生命裏生活中有那麼多可悲慘烈之事，而我們卻還在講些什麼風花雪月。但我並不為此感到慚愧，因為無此便無彼，我們不可能有一刻不需要它。</text:span></text:p>
      <text:p text:style-name="P6"><text:span text:style-name="T5">馨尹</text:span><text:s/>  |  2021.12.16 17:14   |   <text:a xlink:type="simple" xlink:href="http://palinfo.habago.org/Entry?Command=Information_PrintForum&amp;iPage=1#FORUM41803"><text:span text:style-name="T3">#</text:span></text:a></text:p>
      <text:p text:style-name="P11"><text:span text:style-name="T9">活著的人就跟上來吧</text:span><text:span text:style-name="T10"><text:s/>! <text:line-break/><text:line-break/></text:span><text:a xlink:type="simple" xlink:href="https://youtu.be/ixmGhhSGh_s"><text:span text:style-name="T11">https://youtu.be/ixmGhhSGh_s</text:span></text:a></text:p>
      <text:p text:style-name="P6"><text:span text:style-name="T5">陳真</text:span><text:s/>  |  2021.12.15 10:17   |   <text:a xlink:type="simple" xlink:href="http://palinfo.habago.org/Entry?Command=Information_PrintForum&amp;iPage=1#FORUM41801"><text:span text:style-name="T3">#</text:span></text:a></text:p>
      <text:p text:style-name="P7">致內湖康寧派出所林柏齡所長<text:span text:style-name="T6"><text:s/><text:line-break/><text:line-break/></text:span>林所長您好，謝謝您寫信來。<text:span text:style-name="T6"><text:s/><text:line-break/><text:line-break/></text:span>關於本月<text:span text:style-name="T6">24</text:span>號與<text:span text:style-name="T6">25</text:span>號於<text:span text:style-name="T6">AIT</text:span>的活動，做為發起人與從事者，我沒法私下跟您協商任何事情，若您有意見或疑問，我們還是應該公開講，而非私下協議。若您想收到巴勒網站樁群組信件，我們應該也可以把你加入，或是你也能從巴勒網首頁或留言板上看到我們的活動說明。<text:span text:style-name="T6"><text:s/><text:line-break/><text:line-break/></text:span>警方是執法者與秩序維護者，並非我們的抗議對象，無意與您們為難，我也能理解警方夾在雙方之間的難處；只能說，就請以平常心看待即可。這活動沒什麼，只是一點個人心意。阿桑吉已經關了幾千個日子，往後還有根本看不到盡頭的囚禁與虐待，而我們卻僅僅是一天一夜的遙相陪伴，期待義人的早日歸來。<text:span text:style-name="T6"><text:s/><text:line-break/><text:line-break/></text:span>陳真<text:span text:style-name="T6"><text:s/></text:span>敬上<text:span text:style-name="T6"><text:s/><text:line-break/><text:line-break/>2021. 12. 15.</text:span></text:p>
      <text:p text:style-name="P6"><text:span text:style-name="T5">陳真</text:span><text:s/>  |  2021.12.14 19:03   |   <text:a xlink:type="simple" xlink:href="http://palinfo.habago.org/Entry?Command=Information_PrintForum&amp;iPage=1#FORUM41800"><text:span text:style-name="T3">#</text:span></text:a></text:p>
      <text:p text:style-name="P8">昨天<text:span text:style-name="T6">(12</text:span>月<text:span text:style-name="T6">13</text:span>日<text:span text:style-name="T6">)</text:span>是南京大屠殺<text:span text:style-name="T6">84</text:span>周年紀念。<text:span text:style-name="T6"><text:s/><text:line-break/><text:line-break/></text:span>我第一次走上街頭是念高一時。<text:span text:style-name="T6"><text:s/><text:line-break/><text:line-break/></text:span>我在台北念高中，有一天，在電影院看到一部南京大屠殺的紀錄片，看到日軍把一個小嬰兒拋向空中，以刺刀凌空刺穿，還為此洋洋得意。<text:span text:style-name="T6"><text:s/><text:line-break/><text:line-break/></text:span>圖片請看：<text:span text:style-name="T6"><text:s/><text:line-break/><text:line-break/></text:span><text:span text:style-name="T4">https://kknews.cc/history/oo6866o.html </text:span><text:span text:style-name="T6"><text:line-break/><text:line-break/></text:span>這事給我很大的衝擊，原來人性可以邪惡到這種地步，於是我寫了篇文字，製作成傳單，一個人跑到台北西門町散發，呼籲大家正視南京大屠殺。<text:span text:style-name="T6"><text:s/><text:line-break/><text:line-break/></text:span>我當時就住在獅子林百貨的對面，那是我舅舅的一棟長年無人居住的房子。每天放學回家，都會經過西門町，經常就穿著學校制服在路邊發傳單。<text:span text:style-name="T6"><text:s/><text:line-break/><text:line-break/></text:span>偽善者往往滿口愛啊愛的，但我就是恨，我恨透日本鬼子。三十幾年前的恨，於今尤烈。<text:span text:style-name="T6"><text:s/><text:line-break/><text:line-break/></text:span>日本鬼子對其萬惡深重泯滅人性的罪孽，至今不但沒有一句道歉，反而竄改歷史，洗腦下一代，使其下一代繼續仇中反華，繼續囂張跋扈。你怎麼可能原諒這樣一種敵人？<text:span text:style-name="T6"><text:s/><text:line-break/><text:line-break/></text:span>我從沒想到的是，面對這樣一種歷史傷痛，島內居然出現為一己私利不惜出賣同胞的漢奸政權，竄改教科書，扭曲歷史，百般美化日本鬼子，以充當美國人的狗為榮，洗腦下一代，認賊作父，對敵人<text:span text:style-name="T6"><text:s/>"</text:span>感恩<text:span text:style-name="T6">" (</text:span>感恩日本人殺害四十萬台灣人？<text:span text:style-name="T6">)</text:span>，鼓吹仇視對岸親人同胞。<text:span text:style-name="T6"><text:s/><text:line-break/><text:line-break/></text:span>戰爭並未結束，歷史也從來都不曾成為過去，我們恰恰就在歷史的進程之中。在島內，任憑漢奸貪婪橫行，無惡不作，但我不信公義喚不回，不信歷史盡成灰。<text:span text:style-name="T6"><text:s/><text:line-break/><text:line-break/></text:span>底下兩篇文字，原文有圖片：<text:span text:style-name="T6"><text:s/><text:line-break/><text:line-break/></text:span><text:a xlink:type="simple" xlink:href="https://kknews.cc/history/oo6866o.html"><text:span text:style-name="T12">https://kknews.cc/history/oo6866o.html</text:span></text:a><text:span text:style-name="T6"><text:s/><text:line-break/><text:line-break/></text:span><text:a xlink:type="simple" xlink:href="https://bit.ly/3DSGbSe"><text:span text:style-name="T12">https://bit.ly/3DSGbSe</text:span></text:a><text:span text:style-name="T6"><text:s/><text:line-break/><text:line-break/></text:span>陳真<text:span text:style-name="T6"><text:s/><text:line-break/><text:line-break/>2021. 12. 14. <text:line-break/>==================== <text:line-break/><text:line-break/></text:span>不要忘了，侵華日軍曾這樣殘忍對待我們的小孩<text:span text:style-name="T6"><text:s/><text:line-break/><text:line-break/>2017-10-18 <text:line-break/><text:line-break/></text:span>由<text:span text:style-name="T6"><text:s/></text:span>立青<text:span text:style-name="T6"><text:s/></text:span>發表于歷史<text:span text:style-name="T6"><text:s/><text:line-break/><text:line-break/></text:span>很小的時候，我們有時候哭鬧，老人們經常用「日本鬼子來了」來嚇唬。老人們一說「日本鬼子殺小孩，用刺刀把小孩挑起來」時我們就害怕不哭了，立馬停止哭聲躲起來。<text:span text:style-name="T6"><text:s/><text:line-break/><text:line-break/></text:span>日軍兩次進犯廣西，<text:span text:style-name="T6">1945</text:span>年正月二十七日，日軍在我們廣西賓陽縣馬王鄉上顧村殘殺<text:span text:style-name="T6">10</text:span>多名兒童。<text:span text:style-name="T6"><text:s/><text:line-break/><text:line-break/></text:span>日軍將這些中國兒童視如田雞，提著雙腿猛的向桌子或牆上扔過去，活活的摔死。或者將兒童拋向天空，然後用刺刀在空中進行刺殺，來證明自己的刺殺技術有多高超。<text:span text:style-name="T6"><text:s/><text:line-break/><text:line-break/></text:span>這些全部都是未滿<text:span text:style-name="T6">15</text:span>歲的兒童，他們的胸部和背部都有洞穿的刀口，有些腸子都被挑了出來。腦袋也被摔破，手腳全部都被摔斷了。<text:span text:style-name="T6"><text:s/><text:line-break/><text:line-break/></text:span>還有<text:span text:style-name="T6">1945</text:span>年<text:span text:style-name="T6">5</text:span>月，日軍進犯廣西來賓縣鳳凰東漢塘屯大肆屠殺村民，釀成了遠近聞名的「東漢塘慘案」慘案中，<text:span text:style-name="T6">5</text:span>歲男孩彭殷生被日軍拋進焚屍的熊熊大火中，雖三次連滾帶爬跑出來，最後，還是被日軍拋入火海活活燒死。<text:span text:style-name="T6"><text:s/><text:line-break/><text:line-break/></text:span>日軍對中國兒童殺害的手段極為殘忍，除了槍殺，刀砍，火燒，活埋這些所謂的「常規手段」，還針對中國兒童專門「發明」了許多特殊的方法。包括了放進鐵籠蒸死，開水燙死，拉開雙腿劈死，用嬰兒餵軍犬，用碾磨壓死，甚至還有將母親殺死後用腸子將孩子勒死等各種殘殺手段，花樣之多，亘古未聞。<text:span text:style-name="T6"><text:s/><text:line-break/><text:line-break/></text:span>侵華日軍拿虐殺中國兒童取樂，經常躲在炮樓裡面閒得沒事，就用槍射殺兒童玩。<text:span text:style-name="T6"><text:s/><text:line-break/><text:line-break/>1942</text:span>年日軍在掃蕩太行山期間，將兒童拖到廣場中間，用刺刀刺入孩子的肚子中並將孩子挑起，讓小孩活活痛死，而日軍則在邊上拍手取樂。<text:span text:style-name="T6"><text:s/><text:line-break/><text:line-break/></text:span>這只是日本人對中國罪行的冰山一角，日軍在中國製造的一系列殘殺中國兒童的暴行，違背了最起碼的人類良知和國際準則，是對整個人類文明的挑戰與踐踏。<text:span text:style-name="T6"><text:s/><text:line-break/><text:line-break/>================== <text:line-break/></text:span>無人性！日軍殘忍殺人手段大盤點<text:span text:style-name="T6"><text:s/><text:line-break/><text:line-break/>2016/09/19 </text:span>來源：探索檔案<text:span text:style-name="T6"><text:s/><text:line-break/><text:line-break/></text:span>侵華日軍殺害我國同胞的手段多達百種以上，下面我們就通過文章一起來看看日軍殘忍殺人手段有哪些。<text:span text:style-name="T6"><text:s/><text:line-break/><text:line-break/></text:span>日軍將無辜的兒童挑在槍刺上取樂<text:span text:style-name="T6"><text:s/><text:line-break/><text:line-break/></text:span>日軍殘忍殺人手段大盤點<text:span text:style-name="T6"><text:s/><text:line-break/><text:line-break/></text:span>人之初，性本善，侵略中國的日本軍人也是爹娘生、爹娘養，在其幼年的時候，應該也是正常的人。但自從他們受到軍國主義教育，特別是到了被侵略的國家之後，就完全失去了人性而成為野蠻粗暴、無惡不作的野獸。<text:span text:style-name="T6"><text:s/><text:line-break/><text:line-break/></text:span>在中國，他們燒、殺、搶、擄、奸、毒，累累罪行罄竹難書，殘暴手段無以復加，他們比吃人的野獸還殘忍百倍，那是正常人想都不敢想的殘忍。<text:span text:style-name="T6"><text:s/><text:line-break/><text:line-break/></text:span>根據史料綜合統計，日軍殺害我國同胞的手段多達百種以上，無所不用其極，可謂集古今中外殘酷殺人手段之大全。諸如：<text:span text:style-name="T6"><text:s/><text:line-break/><text:line-break/></text:span>槍殺<text:span text:style-name="T6"><text:s/><text:line-break/><text:line-break/></text:span>刀劈<text:span text:style-name="T6"><text:s/><text:line-break/><text:line-break/></text:span>砍頭<text:span text:style-name="T6"><text:s/><text:line-break/><text:line-break/></text:span>活埋<text:span text:style-name="T6"><text:s/><text:line-break/><text:line-break/></text:span>水淹<text:span text:style-name="T6"><text:s/><text:line-break/><text:line-break/></text:span>挖眼割耳割舌<text:span text:style-name="T6"><text:s/><text:line-break/><text:line-break/></text:span>剁手剁腳<text:span text:style-name="T6"><text:s/><text:line-break/><text:line-break/></text:span>刺刀挑捅<text:span text:style-name="T6"><text:s/><text:line-break/><text:line-break/></text:span>架人撞刀<text:span text:style-name="T6"><text:s/><text:line-break/><text:line-break/></text:span>裝袋刺殺<text:span text:style-name="T6"><text:s/><text:line-break/><text:line-break/></text:span>裝袋活燒<text:span text:style-name="T6"><text:s/><text:line-break/><text:line-break/></text:span>裝袋沉水<text:span text:style-name="T6"><text:s/><text:line-break/><text:line-break/></text:span>鍘刀斷頭<text:span text:style-name="T6"><text:s/><text:line-break/><text:line-break/></text:span>大卸八塊<text:span text:style-name="T6"><text:s/><text:line-break/><text:line-break/></text:span>五馬分屍<text:span text:style-name="T6"><text:s/><text:line-break/><text:line-break/></text:span>二馬分屍<text:span text:style-name="T6"><text:s/><text:line-break/><text:line-break/></text:span>刀刺肛門<text:span text:style-name="T6"><text:s/><text:line-break/><text:line-break/></text:span>刀刺陰戶<text:span text:style-name="T6"><text:s/><text:line-break/><text:line-break/></text:span>開膛破腹<text:span text:style-name="T6"><text:s/><text:line-break/><text:line-break/></text:span>剮人剝皮<text:span text:style-name="T6"><text:s/><text:line-break/><text:line-break/></text:span>刀割乳房<text:span text:style-name="T6"><text:s/><text:line-break/><text:line-break/></text:span>電磨粉身<text:span text:style-name="T6"><text:s/><text:line-break/><text:line-break/></text:span>火燒水煮<text:span text:style-name="T6"><text:s/><text:line-break/><text:line-break/></text:span>冰凍活人<text:span text:style-name="T6"><text:s/><text:line-break/><text:line-break/></text:span>鐵釘貫頂<text:span text:style-name="T6"><text:s/><text:line-break/><text:line-break/></text:span>鐵鍋燜人<text:span text:style-name="T6"><text:s/><text:line-break/><text:line-break/></text:span>四肢釘牆<text:span text:style-name="T6"><text:s/><text:line-break/><text:line-break/></text:span>亂刀劃面<text:span text:style-name="T6"><text:s/><text:line-break/><text:line-break/></text:span>剖腹滅子<text:span text:style-name="T6"><text:s/><text:line-break/><text:line-break/></text:span>活人解剖<text:span text:style-name="T6"><text:s/><text:line-break/><text:line-break/></text:span>毒氣殺人<text:span text:style-name="T6"><text:s/><text:line-break/><text:line-break/></text:span>細菌實驗<text:span text:style-name="T6"><text:s/><text:line-break/><text:line-break/></text:span>以人作靶<text:span text:style-name="T6">(</text:span>練習刺殺和射擊<text:span text:style-name="T6">) <text:line-break/><text:line-break/></text:span>摔布袋<text:span text:style-name="T6">(</text:span>將活人裝入麻袋反覆摔打致死<text:span text:style-name="T6">) <text:line-break/><text:line-break/></text:span>竹籤釘陰莖<text:span text:style-name="T6"><text:s/><text:line-break/><text:line-break/></text:span>點天燈<text:span text:style-name="T6"><text:s/><text:line-break/><text:line-break/></text:span>坐飛機<text:span text:style-name="T6">(</text:span>將手榴彈放在活人身下引爆<text:span text:style-name="T6">) <text:line-break/><text:line-break/></text:span>烤活人<text:span text:style-name="T6"><text:s/><text:line-break/><text:line-break/></text:span>滾釘筒<text:span text:style-name="T6"><text:s/><text:line-break/><text:line-break/></text:span>餵狼狗<text:span text:style-name="T6"><text:s/><text:line-break/><text:line-break/></text:span>軍犬舞<text:span text:style-name="T6">(</text:span>讓群犬撕咬活人致死<text:span text:style-name="T6">) <text:line-break/><text:line-break/></text:span>槍挑嬰幼兒<text:span text:style-name="T6"><text:s/><text:line-break/><text:line-break/></text:span>水煮嬰兒<text:span text:style-name="T6"><text:s/><text:line-break/><text:line-break/></text:span>水田倒插嬰兒<text:span text:style-name="T6"><text:s/><text:line-break/><text:line-break/></text:span>活摔嬰幼兒<text:span text:style-name="T6"><text:s/><text:line-break/><text:line-break/></text:span>活劈嬰幼兒<text:span text:style-name="T6">(</text:span>用手撕成兩半<text:span text:style-name="T6">) <text:line-break/><text:line-break/></text:span>活烤兒童食用或餵狗<text:span text:style-name="T6"><text:s/><text:line-break/><text:line-break/></text:span>殺人餵軍馬<text:span text:style-name="T6"><text:s/><text:line-break/><text:line-break/></text:span>表演殺人遊戲<text:span text:style-name="T6"><text:s/><text:line-break/><text:line-break/></text:span>把殺人作為競賽項目<text:span text:style-name="T6"><text:s/><text:line-break/><text:line-break/></text:span>活人填溝渠過軍車<text:span text:style-name="T6"><text:s/><text:line-break/><text:line-break/></text:span>有的日軍竟然還殺人喝血、吃炒心肝、吃活人腦髓<text:span text:style-name="T6">……</text:span>種種獸行，不勝枚舉，令人髮指。<text:span text:style-name="T6"><text:s/><text:line-break/><text:line-break/></text:span>在記錄南京大屠殺的資料里，日軍種種暴行中，我還查到一種「滾火球」的殺人酷刑：日軍將抓到的老百姓裝進大口袋，綑紮成圓球狀，然後潑上汽油並點火。<text:span text:style-name="T6"><text:s/><text:line-break/><text:line-break/></text:span>這時，口袋裏的人被燒得拼命掙扎，大火球在慘叫中滿地滾動。看著滾動的火球，日本鬼子就在旁邊狂笑，以此取樂。<text:span text:style-name="T6"><text:s/><text:line-break/><text:line-break/>1937</text:span>年隆冬，日本關東軍進剿我東北抗日聯軍，抓到數十名受傷的抗聯戰士。為了殘害這些抗聯戰士，他們不用槍打，也不用刀砍，而是在冰面上鑿出冰窟窿，然後將這些抗聯戰士的衣服扒光，推進冰窟窿「冰凍活人」。<text:span text:style-name="T6"><text:s/><text:line-break/><text:line-break/></text:span>我年少之時，還曾聽母親講過她親眼見過的日軍殺人酷刑：「活人撞刀」。日本鬼子殺人時，由一個鬼子平端著刺刀站在那裏，另由兩個鬼子架著活人沖向刺刀，讓其身體不分部位地撞進刀刺。如此反反覆覆，直到這人在慘叫中完全死去。日本鬼子還把其他老百姓集中起來，押到現場觀看。<text:span text:style-name="T6"><text:s/><text:line-break/><text:line-break/></text:span>戰後<text:span text:style-name="T6">71</text:span>年來，日本政府始終沒有清算過去的侵略罪行和戰爭責任，他們以後也不會輕易認罪。作為受害深重的中華民族，我們自己永遠不能忘記那段慘痛的歷史，不能忘記那刻骨銘心的國恨家仇。<text:span text:style-name="T6"><text:s/><text:line-break/><text:line-break/></text:span>對於日本人的野蠻侵略，誰說歷史可以忘記<text:span text:style-name="T6">?</text:span>誰說仇恨可以忘記<text:span text:style-name="T6">?</text:span>不能，決不能<text:span text:style-name="T6">! </text:span>試想，一個人跑到另一個人家裏殺人放火，卻要被害家庭不要計較，要忘掉仇恨，還要跟殺人兇手發展友好關係，世上有這個道理嗎<text:span text:style-name="T6">? <text:line-break/><text:line-break/></text:span>現在，日本政府在美國的縱容支持下，企圖修改和平憲法，加緊擴軍備戰，亡我之心不死，一直劍指中國。如果日本的意圖得逞，下面這組照片的慘狀就會在中國的大地上重現。<text:span text:style-name="T6"><text:s/><text:line-break/><text:line-break/></text:span>在第二次世界大戰中，日本軍隊踐踏戰時國際公法，大量虐待俘虜、屠殺民眾、搶劫掠奪、肆意放火、強迫勞動、姦淫婦女等殘暴行為，這是無可置疑的事實。雖然由於受害國家多半沒有完整的統計，很難掌握精確的數字，但是據估計，僅殺害手無寸鐵的一般群眾一項恐怕就要超過上千萬人。<text:span text:style-name="T6"><text:s/></text:span></text:p>
      <text:p text:style-name="P6"><text:span text:style-name="T5">吳宜修</text:span><text:s/>  |  2021.12.11 15:52   |   <text:a xlink:type="simple" xlink:href="http://palinfo.habago.org/Entry?Command=Information_PrintForum&amp;iPage=1#FORUM41798"><text:span text:style-name="T3">#</text:span></text:a></text:p>
      <text:p text:style-name="P7">先前在網路上聽范勇鵬引述過的一句話挺有道理<text:span text:style-name="T6">:</text:span>「觀念和概念決不是無害的，用對手的思想回擊他，將使他們合法化，允許他們繼續存在。」這句話不適合套用在匿名抹黑的人身上，其一是稱不上是對手，其二不存在可討論的思想。但其中道理相似，這些偷雞摸狗的匿名者的表達式決不是無害的，順著這種表達式去澄清或解釋，將使其合法化，讓空洞的表達式佔據版面和閱讀者的時間。台灣民主的運作模式，大概就是這樣浪費大把時間去議論一大堆不存在的假議題，一方做假球，另一方接，持續靠著資本輸入玩轉這種毫無意義的生存模式。資本只有在有利可圖的情形才會大量流入，而這種利益不限於商業邏輯，而必須包含廣義的政治邏輯，也就是把對手打垮，直到可以把對方搜刮乾淨了，那就是大量收益。<text:span text:style-name="T6"><text:s/><text:line-break/><text:line-break/></text:span>我們說匿名者不算個人也並非在否定他的生理價值，而是他做為一種資本的人格化，所謂的<text:span text:style-name="T6">"</text:span>人<text:span text:style-name="T6">"</text:span>並非一個重要的本質部分，就好像在談論資本主義下的工資勞動時，人只是充當活的勞動力被商品吸收，或者說是作為商品價值<text:span text:style-name="T6">(</text:span>死勞動<text:span text:style-name="T6">)</text:span>的活來源，在資本家的眼中，重要的是勞動力的價值而非是<text:span text:style-name="T6">"</text:span>人<text:span text:style-name="T6">"</text:span>，若機器可以替代人產生相同價值，那人根本就不必要。所以匿名的問題也是一樣，重點根本不是這背後有沒有一個活生生的人，而是他是以一個什麼樣的方式起作用，是作為一種屬己的生命活動，還是作為資本的人格化，是有很大差別。<text:span text:style-name="T6"><text:s/><text:line-break/><text:line-break/></text:span>個人淺見，歡迎批評指教。</text:p>
      <text:p text:style-name="P6"><text:span text:style-name="T5">鄭豐遠</text:span><text:s/>  |  2021.12.11 08:53   |   <text:a xlink:type="simple" xlink:href="http://palinfo.habago.org/Entry?Command=Information_PrintForum&amp;iPage=2#FORUM41796"><text:span text:style-name="T3">#</text:span></text:a></text:p>
      <text:p text:style-name="P12">這個連自己姓什麼叫什麼都不敢說，卻很勇敢地對著別人真名大肆羞辱，代號叫作<text:span text:style-name="T6"><text:s/>123 </text:span>的東西<text:span text:style-name="T6"><text:s/>(</text:span>誰知道這是一個人或多個人或電腦程式<text:span text:style-name="T6">?)</text:span>，我們已經咨詢律師，並準備提告讓網路警察糾出你的身份。我是巴勒網網管，我不再刪你的留言，全部會成為證據，你好自為之。<text:span text:style-name="T6"><text:s/><text:line-break/><text:line-break/></text:span>鄭豐遠</text:p>
      <text:p text:style-name="P6"><text:span text:style-name="T5">陳真</text:span><text:s/>  |  2021.12.11 02:48   |   <text:a xlink:type="simple" xlink:href="http://palinfo.habago.org/Entry?Command=Information_PrintForum&amp;iPage=2#FORUM41794"><text:span text:style-name="T3">#</text:span></text:a></text:p>
      <text:p text:style-name="P7">陪阿桑吉過一個耶誕夜<text:span text:style-name="T6"><text:s/><text:line-break/><text:line-break/></text:span>陳真<text:span text:style-name="T6"><text:s/><text:line-break/><text:line-break/>2021. 12. 11. <text:line-break/><text:line-break/><text:line-break/></text:span>昨天<text:span text:style-name="T6">(12</text:span>月<text:span text:style-name="T6">10</text:span>日<text:span text:style-name="T6">)</text:span>是世界人權日，英國法院居然做出判決，同意讓阿桑吉被引渡到美國。剛剛聽到這消息，非常難過。<text:span text:style-name="T6"><text:s/><text:line-break/><text:line-break/></text:span>巴勒網每個月在<text:span text:style-name="T6">AIT(</text:span>美國在台協會<text:span text:style-name="T6">) </text:span>的聲援阿桑吉靜站活動已持續兩年多，原本是訂在這個月的<text:span text:style-name="T6">25</text:span>號。這日期仍照常，但我自己想要提前一天，也就是<text:span text:style-name="T6">24</text:span>號下午三點就開始在<text:span text:style-name="T6"><text:s/>AIT </text:span>靜站或靜坐，晚上就席地而睡，全程禁食，只喝白開水，直到隔天<text:span text:style-name="T6">(25</text:span>號<text:span text:style-name="T6">)</text:span>晚上五點，陪阿桑吉過一個耶誕夜。<text:span text:style-name="T6"><text:s/><text:line-break/><text:line-break/></text:span>如果你想參加，隨時歡迎，無須全程，來去自由。如果你不打算禁食當然也沒關係。<text:span text:style-name="T6"><text:s/><text:line-break/><text:line-break/>================== <text:line-break/><text:line-break/></text:span>俄羅斯衛星通訊社<text:span text:style-name="T6"><text:s/><text:line-break/><text:line-break/></text:span>倫敦高等法院批准了美國關於引渡維基解密創始人朱利安<text:span text:style-name="T6">·</text:span>阿桑奇的上訴。<text:span text:style-name="T6"><text:s/><text:line-break/><text:line-break/></text:span>照片：<text:span text:style-name="T6"><text:s/><text:line-break/>AP PHOTO / FRANK AUGSTEIN <text:line-break/></text:span>維基解密創始人獲准在獄中結婚<text:span text:style-name="T6"><text:s/><text:line-break/><text:line-break/></text:span>倫敦高等法院於<text:span text:style-name="T6">10</text:span>月<text:span text:style-name="T6">27</text:span>日和<text:span text:style-name="T6">28</text:span>日審理了上訴，但直到今天才宣佈判決結果。<text:span text:style-name="T6"><text:s/><text:line-break/><text:line-break/></text:span>在上訴中，美國當局對拒絕引渡阿桑奇提出質疑。<text:span text:style-name="T6">1</text:span>月<text:span text:style-name="T6">4</text:span>日，倫敦中央刑事法院法官瓦妮薩<text:span text:style-name="T6">•</text:span>巴雷策作出了拒絕引渡的裁決<text:span text:style-name="T6">——</text:span>在她看來，患有抑鬱症、自閉症的維基解密創始人可能再次產生自殺念頭，而且如果他決定自殺，他將能夠繞過預防自殺的措施。此外，巴雷策認為，貝爾馬什監獄的條件與阿桑奇所期望的美國監獄的條件不可同日而語。<text:span text:style-name="T6"><text:s/><text:line-break/><text:line-break/></text:span>自<text:span text:style-name="T6"><text:s/>2019 </text:span>年<text:span text:style-name="T6"><text:s/>4 </text:span>月以來，阿桑奇一直被關押在戒備森嚴的貝爾馬什監獄。關於他被引渡到美國的聽證會於<text:span text:style-name="T6"><text:s/>2019 </text:span>年<text:span text:style-name="T6"><text:s/>5 </text:span>月<text:span text:style-name="T6"><text:s/>2 </text:span>日開始。此後不久，美國政府宣佈他們對阿桑奇提出了新的指控，指控他犯下了違反間諜法和機密信息洩密的<text:span text:style-name="T6"><text:s/>17 </text:span>項罪名。如果被引渡到美國，阿桑奇將面臨最高<text:span text:style-name="T6"><text:s/>175 </text:span>年的監禁。</text:p>
      <text:p text:style-name="P6"><text:span text:style-name="T5">陳真</text:span><text:s/>  |  2021.12.08 23:06   |   <text:a xlink:type="simple" xlink:href="http://palinfo.habago.org/Entry?Command=Information_PrintForum&amp;iPage=2#FORUM41793"><text:span text:style-name="T3">#</text:span></text:a></text:p>
      <text:p text:style-name="P8">【公告】<text:span text:style-name="T6"><text:s/><text:line-break/><text:line-break/></text:span>底下這蛆不知是一隻還是一群，冒用我的名字留言的這一堆事證，能進入後台者請先都不要刪（這幾天已刪掉四五百篇至少），因為將來會用到。各方也請勿轉貼，因為這些東西都不是我寫的。<text:span text:style-name="T6"><text:s/><text:line-break/><text:line-break/></text:span>巴勒網正好也有意轉型，由中東轉向中美議題，留言板先關閉，關閉時間不好說，待新方案出爐再議。<text:span text:style-name="T6"><text:s/><text:line-break/><text:line-break/></text:span>關閉期間，能進入後台者或常來巴勒網的人或任何懷抱基本善意者，如果你想留言，仍然隨時歡迎，用<text:span text:style-name="T6">email</text:span>或<text:span text:style-name="T6">line</text:span>通知我一聲，我就會幫你打開留言板。<text:span text:style-name="T6"><text:s/><text:line-break/><text:line-break/></text:span>我們打算採取法律行動。跟人渣黨養殖的蛆類生物搞這些很窩囊，但也只能如此。若有熟悉相關法律流程者，歡迎指教。法律若走不通或是曠日廢時，至少得揪出這些蛆，讓他們公開亮相。<text:span text:style-name="T6"><text:s/><text:line-break/><text:line-break/></text:span>目前對這蛆只知道留了一個假的<text:span text:style-name="T6">email</text:span>地址<text:span text:style-name="T6">:</text:span><text:a xlink:type="simple" xlink:href="http://elkdw@yahoo.com/"><text:span text:style-name="T12">elkdw@yahoo.com</text:span></text:a>。若有其相關線索者，歡迎來函通報。<text:span text:style-name="T6"><text:s/><text:line-break/><text:line-break/></text:span>一些人跟我說，依據台灣綠油油的警方與檢調司法特性，恐怕去到警察局根本沒有人會鳥我們，因此，究竟要怎麼讓司法這條路能走得通，若有相關建議者，亦歡迎來信指教。例如，是不是有一些比較具有正義感或社會意識的律師，願意提供諮詢或協助。<text:span text:style-name="T6"><text:s/><text:line-break/><text:line-break/></text:span>我的<text:span text:style-name="T6">email</text:span>是<text:span text:style-name="T6"><text:s/></text:span><text:a xlink:type="simple" xlink:href="http://emirchen@gmail.com/"><text:span text:style-name="T12">emirchen@gmail.com</text:span></text:a><text:span text:style-name="T6"><text:s/><text:line-break/><text:line-break/></text:span>背後還有一些更為惡劣無恥的犯行，有一天我也許會抖出來。這塊島嶼，人渣肆虐，蟑螂橫行，真的是夠了。<text:span text:style-name="T6"><text:s/><text:line-break/><text:line-break/></text:span>陳真<text:span text:style-name="T6"><text:s/><text:line-break/><text:line-break/>2021.12.08.</text:span></text:p>
      <text:p text:style-name="P6">Ethan   |  2021.12.08 19:48   |   <text:a xlink:type="simple" xlink:href="http://palinfo.habago.org/Entry?Command=Information_PrintForum&amp;iPage=4#FORUM41763"><text:span text:style-name="T3">#</text:span></text:a></text:p>
      <text:p text:style-name="P7">民主國家擺明的大規模謀殺你不關心，<text:span text:style-name="T6"><text:s/><text:line-break/></text:span>卻在乎說不清楚的個人桃色糾紛。？</text:p>
      <text:p text:style-name="P6"><text:span text:style-name="T5">江秉鴻</text:span><text:s/>  |  2021.12.08 14:19   |   <text:a xlink:type="simple" xlink:href="http://palinfo.habago.org/Entry?Command=Information_PrintForum&amp;iPage=4#FORUM41691"><text:span text:style-name="T3">#</text:span></text:a></text:p>
      <text:p text:style-name="P8">看來陳真醫生對「做大事者不拘小節」特別有感<text:span text:style-name="T6">…</text:span><text:span text:style-name="T13">🤩</text:span><text:span text:style-name="T6"><text:s/><text:line-break/></text:span>就好像以前第一次聽到長老教會的大老去跟沈富雄關說阿扁陳由豪獻金案時講的「有比誠實更高的道德標準」<text:span text:style-name="T6">…</text:span><text:span text:style-name="T13">✌️</text:span><text:span text:style-name="T6"><text:s/><text:line-break/></text:span>對這些搶佔在道德制高點上不時對百姓指教姿勢餐桌禮儀、做人基本道理的人，這種可人可獸、可在陰陽兩界任意穿梭的本事，實在是不得不佩服啊<text:span text:style-name="T6">…</text:span><text:span text:style-name="T13">🐷</text:span></text:p>
      <text:p text:style-name="P6"><text:span text:style-name="T5">孫從輔</text:span><text:s/>  |  2021.12.08 11:33   |   <text:a xlink:type="simple" xlink:href="http://palinfo.habago.org/Entry?Command=Information_PrintForum&amp;iPage=4#FORUM41690"><text:span text:style-name="T3">#</text:span></text:a></text:p>
      <text:p text:style-name="P7">我看歪果仁研究協會的<text:span text:style-name="T6">Raz</text:span>談他被紐約時報騷擾採訪的經驗，覺得很感動。什麼地方讓我感動？答：他很誠懇。什麼地方讓我覺得誠懇？答：他像普通人一樣思考與表達。<text:span text:style-name="T6"><text:s/><text:line-break/><text:line-break/></text:span>面對不是人的東西，我們只要自然做個普通人，就能讓它們原形畢露了。<text:span text:style-name="T6"><text:s/><text:line-break/><text:line-break/></text:span>影片（<text:span text:style-name="T6">12</text:span>分鐘，有字幕）：<text:span text:style-name="T6">I am being ATTACKED by the New York Times? <text:line-break/><text:line-break/></text:span><text:a xlink:type="simple" xlink:href="https://youtu.be/JjjZ6Ygu30E"><text:span text:style-name="T12">https://youtu.be/JjjZ6Ygu30E</text:span></text:a><text:span text:style-name="T6"><text:s/><text:line-break/><text:line-break/></text:span>內容講紐約時報採訪<text:span text:style-name="T6">Raz</text:span>談他關於新疆的影片，然後從頭到尾不說人話。</text:p>
      <text:p text:style-name="P6"><text:span text:style-name="T5">陳真</text:span><text:s/>  |  2021.12.08 11:06   |   <text:a xlink:type="simple" xlink:href="http://palinfo.habago.org/Entry?Command=Information_PrintForum&amp;iPage=5#FORUM41689"><text:span text:style-name="T3">#</text:span></text:a></text:p>
      <text:p text:style-name="P7">巴勒網是跟一間好像叫做<text:span text:style-name="T6">xx</text:span>的網路公司付費服務，這公司說他們無法知道留言者的<text:span text:style-name="T6">IP</text:span>，也無法鎖<text:span text:style-name="T6">IP</text:span>，還說鎖了也沒用，只能靠我們自己<text:span text:style-name="T6">24</text:span>小時不斷人工刪文。<text:span text:style-name="T6"><text:s/><text:line-break/><text:line-break/></text:span>我想請教各方電腦專家或法律專家有無什麼對策？<text:span text:style-name="T6"><text:s/><text:line-break/><text:line-break/></text:span>這些年，美國戰略布局已由侵略中東，轉為企圖摧毀中國。過去美國在中東各國長達二十幾年的一系列侵略戰爭，如今已告一段落，往後將展開長達一個世代三十年的摧毀中國計劃。因此，巴勒網有意停止運作，考慮另起爐灶，以<text:span text:style-name="T6">“</text:span>兩岸議和團<text:span text:style-name="T6">”</text:span>或中美鬥爭等相關名稱設立新網站，除了繼續介紹美國的全球血腥醜惡暴行，同時也會有系統性地多多介紹祖國給台灣人認識，希望井蛙們睜開眼睛，真實地認識世界，別再腦殘。<text:span text:style-name="T6"><text:s/><text:line-break/><text:line-break/></text:span>目前牽涉的三大問題，一是時間，太忙了，二是網站技術，三是錢。<text:span text:style-name="T6"><text:s/><text:line-break/><text:line-break/></text:span>相關細節待我們再慢慢想。</text:p>
      <text:p text:style-name="P6"><text:span text:style-name="T5">陳真</text:span><text:s/>  |  2021.12.08 10:23   |   <text:a xlink:type="simple" xlink:href="http://palinfo.habago.org/Entry?Command=Information_PrintForum&amp;iPage=5#FORUM41688"><text:span text:style-name="T3">#</text:span></text:a></text:p>
      <text:p text:style-name="P8">每次我只要講對了一些什麼，人渣走狗們就會出任務。這些蟑螂最近天天用數千封垃圾狂洗版巴勒網。再說一次，各位勿理會蟑螂。<text:span text:style-name="T6"><text:s/><text:line-break/><text:line-break/></text:span>要消滅蟑螂，別無它法，只能消滅人渣黨整個蟑螂窩。島內不可能以自身力量辦到這一點，因為蟑螂窩是美國人養的，惟有統一，台灣才有可能擺脫這種蟑螂政治。<text:span text:style-name="T6"><text:s/><text:line-break/><text:line-break/></text:span>在島內，所謂政治，毫無意義，人們耗費無數心力每天在跟蟑螂們打架、灑口水，這樣的日子應該儘快有個了結。跟蟑螂打架是荒唐的，蟑螂只需一腳踩死，可是台灣卻連踩死蟑螂的能力也沒有，因為蟑螂窩是美國製，美國殖民一日不滅，蟑螂窩便一日難除。<text:span text:style-name="T6"><text:s/><text:line-break/><text:line-break/></text:span>祖國有整套發展計劃，固然優先，畢竟台灣回歸只是遲早之事。但是，是遲或早，事實上影響台灣很大。蟑螂橫行，為所欲為，住在台灣如許痛苦。</text:p>
      <text:p text:style-name="P6"><text:span text:style-name="T5">陳真</text:span><text:s/>  |  2021.12.08 02:16   |   <text:a xlink:type="simple" xlink:href="http://palinfo.habago.org/Entry?Command=Information_PrintForum&amp;iPage=5#FORUM41549"><text:span text:style-name="T3">#</text:span></text:a></text:p>
      <text:p text:style-name="P7"><text:span text:style-name="T6">(</text:span>續前<text:span text:style-name="T6">) <text:line-break/><text:line-break/></text:span>二十幾年前，阿扁和民進黨裝扮得像白雪公主或耶穌基督那樣，清純、正義又充滿理想。那時候，我說這個黨腐化不堪，阿扁更是<text:span text:style-name="T6"><text:s/>"</text:span>天下第一大壞蛋<text:span text:style-name="T6">"</text:span>，根本沒有人相信，大家以為我發神經，竟然說出如此違反事實的謊話。<text:span text:style-name="T6"><text:s/><text:line-break/><text:line-break/></text:span>這就如同過去十幾年來我經常說祖國是人類史上最偉大、最正直、對人類文明與世界和平及人權保障貢獻最大，最具理想性、最重視民意、最在乎普羅大眾福祉的國家，在島內同樣也沒有幾個人相信，大家以為我發神經，竟然說出如此違反事實的謊話。<text:span text:style-name="T6"><text:s/><text:line-break/><text:line-break/></text:span>過去二十幾年來，我也經常說，美國是人類歷史上最血腥殘暴的恐怖政權，與撒旦無異，發動數百場侵略戰爭，無日無之地四處姦殺擄掠，殺害數千萬人，製造至少一億難民，在島內同樣也沒幾個人相信，大家以為我發神經，竟然說出如此違反事實的謊話。<text:span text:style-name="T6"><text:s/><text:line-break/><text:line-break/></text:span>但我相信，各位還在念幼兒園的小孩，當他長大，肯定會說我只是說出一些基本常識。<text:span text:style-name="T6"><text:s/><text:line-break/><text:line-break/></text:span>阿扁剛選上所謂<text:span text:style-name="T6"><text:s/>"</text:span>總統<text:span text:style-name="T6">" </text:span>時，民意支持度高達八成多，四周全是歌頌讚美之聲，幾乎就是稱賢封聖了，長老教會甚至還組團去參觀阿扁的台南老家，讓大家在現場思索<text:span text:style-name="T6"><text:s/>"</text:span>台灣之子<text:span text:style-name="T6">" </text:span>何以如此偉大。在那時候，我寫文章，光說阿扁一句<text:span text:style-name="T6">"</text:span>大壞蛋<text:span text:style-name="T6">"</text:span>，所招來的痛恨，宛如我褻瀆了神明一般。<text:span text:style-name="T6"><text:s/><text:line-break/><text:line-break/></text:span>至於忽藍忽綠忽統忽獨、哪兒有利益就往哪兒靠的牆頭草、投機份子李遠哲，更是像上帝一樣神聖不可侵犯。<text:span text:style-name="T6"><text:s/><text:line-break/><text:line-break/></text:span>記得西元<text:span text:style-name="T6">2000</text:span>年左右，我寫文章幾乎有好一陣子不敢寫出我向來對阿扁的<text:span text:style-name="T6">"</text:span>敬語<text:span text:style-name="T6">"---"</text:span>天下第一大壞蛋<text:span text:style-name="T6">" </text:span>一詞，為什麼呢？因為會因此犯眾怒而招來人身安全的威脅。神明李遠哲也一樣，對之不能稍有不敬，否則後果難料。而且，就算我不計安危，如實開罵，其實也沒有人相信，大家以為我腦子與人格有問題。<text:span text:style-name="T6"><text:s/><text:line-break/><text:line-break/></text:span>那時候流行一個詞叫做<text:span text:style-name="T6"><text:s/>"</text:span>新政府<text:span text:style-name="T6">"</text:span>，這個詞有個不容挑戰的深層含義就是：偉大的台灣人出頭天了！偉大而美麗的民主時代來臨了！<text:span text:style-name="T6"><text:s/><text:line-break/><text:line-break/></text:span>在民進黨上台之前，大約<text:span text:style-name="T6">1998-1999</text:span>年，我寫了一系列其實非常溫和的文章<text:span text:style-name="T6">(</text:span>最初的幾篇之一就是<text:span text:style-name="T6"><text:s/>"</text:span>給長老教會的一封公開信<text:span text:style-name="T6">")</text:span>，反覆訴說一個道理叫做<text:span text:style-name="T6"><text:s/>"</text:span>舊人民不會有新政府<text:span text:style-name="T6">" (</text:span>我後來有篇文字便是以此為名，網路上應該都還找得到<text:span text:style-name="T6">)</text:span>，希望大家正視一個可恨、可悲的事實就是：一個以愛台灣為名的法西斯政權就此誕生了。<text:span text:style-name="T6"><text:s/><text:line-break/><text:line-break/></text:span>結果呢，引來很痛苦的後果與報復，就像捅了馬蜂窩那樣，犯了眾怒；有很長一段時間，造謠抹黑攻擊騷擾辱罵與醜化等等等，排山倒海而來，甚至一堆匿名人渣在我的生活圈與工作圈乃至學校系所中，冒名造謠生事，無日無之，百口莫辯，非常痛苦。<text:span text:style-name="T6"><text:s/><text:line-break/><text:line-break/></text:span>我講起這些往事有幾個意義：<text:span text:style-name="T6"><text:s/><text:line-break/><text:line-break/></text:span>一，一如我前一篇留言所說，一個社會，其普遍成員的價值品味與美感，事實上決定了政治的良莠。倒過來說也一樣，某種不良政治塑造了該社會普遍成員的價值品味與美感，從而使得旨在維護既得利益的既有政治生態得以持續存在；不管怎麼改朝換代，都改不了污穢不堪的政治內涵。<text:span text:style-name="T6"><text:s/><text:line-break/><text:line-break/></text:span>簡單說就是，倘若人民的素質與價值美感並無絲毫改變，所謂<text:span text:style-name="T6"><text:s/>"</text:span>新政府<text:span text:style-name="T6">" </text:span>如何可能憑空產生？貪污的照樣貪污，只是這批人貪完換另一批，比賽看誰貪得兇；抹黑造謠的繼續抹黑造謠，比賽看誰最下流最骯髒最無恥；官商勾結的照樣官商勾結。<text:span text:style-name="T6"><text:s/><text:line-break/><text:line-break/></text:span>而且，在所謂<text:span text:style-name="T6"><text:s/>"</text:span>捍衛民主自由<text:span text:style-name="T6">" </text:span>及<text:span text:style-name="T6"><text:s/>"</text:span>保護本土政權<text:span text:style-name="T6">" </text:span>或<text:span text:style-name="T6"><text:s/>"</text:span>台灣人出頭天<text:span text:style-name="T6">" </text:span>的政治詐術掩護下，種種貪贓枉法行徑，比過去更加猖狂千百倍，更為肆無忌憚；時至今日，完全就是無法無天。然而，人民根本不在乎，就算表面上在乎，也得先看顏色，看己身利益所在。<text:span text:style-name="T6"><text:s/><text:line-break/><text:line-break/></text:span>大家都反特權，但是大家卻都拼命想要擁有特權；大家都反對貪婪腐敗，反對官商勾結，但是，只要自己有機會分一杯羹，就統統無所謂了；大家嘴巴上都說討厭官僚，厭惡權貴，但是，只要有機會，大家都想牽親引戚，攀附權貴，以接近權貴為榮，以權力分贓為傲；不管這些人渣政客多麼骯髒無恥齷齪邪惡，統統無所謂，大家就像眾星拱月那樣，抬舉之，愛戴之，崇拜之，依附之，尊敬之，而非像唾棄一個無惡不作的邪惡歹徒那樣唾棄。<text:span text:style-name="T6"><text:s/><text:line-break/><text:line-break/></text:span>你說，這樣的舊人民有可能產生新政府嗎？不但不可能，而且政治絕對會比以前更爛更邪惡更骯髒。這不是預言，而只是事物之必然。<text:span text:style-name="T6"><text:s/><text:line-break/><text:line-break/></text:span>二，以上是我二十幾年前經常寫的一些內容。以前我說了，你們不信，現在總該相信了吧？人渣黨何止是人渣，根本就是一個泯滅良知貪婪骯髒的邪惡犯罪集團。但是，人們覺醒了嗎？價值品味改變了嗎？事實上並沒有。<text:span text:style-name="T6"><text:s/><text:line-break/><text:line-break/></text:span>即便人渣黨邪惡骯髒齷齪到這種地步，絕大多數人仍然還是對之愛戴有加，甚至以能夠接近之為榮。為什麼呢？因為人民始終是舊的，價值品味是舊的，美感是舊的，他們評價人事物的依據從來都不是美與善，不是正直與道德，而是權位與顏色。誰權位高，就尊敬他，依附他，崇拜他。誰是自己人，就挺他，護他，不管多麼骯髒下流多麼邪惡都無所謂。<text:span text:style-name="T6"><text:s/><text:line-break/><text:line-break/></text:span>三，最近這個網軍家暴事件，把箭頭指向這個小網軍是荒唐的，那就好像要一隻企圖打入蟑螂窩權力核心的小蟑螂負起所有骯髒罪責一樣。蟑螂橫行，當然是整個長久存在的蟑螂窩要整個消滅才對，怎麼是罵一隻小蟑螂呢？放他一馬都不為過。<text:span text:style-name="T6"><text:s/><text:line-break/><text:line-break/></text:span>如果連整個骯髒透頂的蟑螂窩存在二十幾年你都不在乎了，怎麼會如此追打一隻小蟑螂？小蟑螂撈個幾千萬算什麼？對於大蟑螂來說，不過冰山一角，九牛一毛。大蟑螂可是千百億地撈。<text:span text:style-name="T6"><text:s/><text:line-break/><text:line-break/></text:span>而且，小蟑螂除了家暴，並沒有危害了誰，但是坐擁大權的大蟑螂們，卻危害整個台灣世世代代，貪污掏空整個台灣。甚至為了一己私利與權位，充當漢奸台奸，存心要把台灣人送去為美國人當砲灰，為美國人殺害自己的對岸親人骨肉同胞。<text:span text:style-name="T6"><text:s/><text:line-break/><text:line-break/></text:span>四，請你告訴我，除了極少數真正的黨外前輩之外，目前這個蟑螂窩的哪個掌權者不是從小蟑螂混起？特別是那些所謂中生代、新生代或什麼碗糕學運，請你告訴我哪個是乾淨的正直的？站出來給大家表揚。我不敢說連一個乾淨的也沒有，但是就算有，恐怕也少之又少。為什麼呢？因為那是蟑螂窩的一種基本生態，你想要在蟑螂窩裏頭混，豈有可能乾淨？<text:span text:style-name="T6"><text:s/><text:line-break/><text:line-break/></text:span>比方說家暴受害人高嘉瑜，表面清純，挨了揍當然很不幸，但是事情一碼歸一碼，她自己和她前男友，不也都是由見不得人的網軍幹起？<text:span text:style-name="T6"><text:s/><text:line-break/><text:line-break/></text:span>最近一直出來唱高調的柯文哲更是無恥，高聲高調地譴責網軍，但他之前不就是網軍頭嗎？他是怎麼選上台北市長的？和人渣黨合作，藉著下三濫齷齪下流的網軍，每天毫無廉恥毫無底線地瘋狂造謠抹黑連勝文。<text:span text:style-name="T6"><text:s/><text:line-break/><text:line-break/></text:span>從黨外開始，三、四十年我從未見過如此骯髒齷齪的選舉，完全就是透過栽贓抹黑造謠，徹底毀滅對方人格。另一方面，同樣透過網軍與綠媒，瘋狂為自己造神。如此卑劣行徑，現在卻裝得一副光風霽月貌譴責網軍，他媽的真是有夠無恥。<text:span text:style-name="T6"><text:s/><text:line-break/><text:line-break/></text:span>幾年後的韓國瑜就更慘了，被抹黑得臭不可聞，柯文哲明知抹黑內容全非事實，但照樣趁機落井下石，而非講良心話。<text:span text:style-name="T6"><text:s/><text:line-break/><text:line-break/></text:span>我知道祖國這幾年很看好柯文哲，過去押寶他，將來很可能也會繼續押寶，但是，這樣一種品性表現，實在令人難以恭維。<text:span text:style-name="T6"><text:s/><text:line-break/><text:line-break/></text:span>我知道很多人一定又會跟我說<text:span text:style-name="T6"><text:s/>"</text:span>做大事者不拘小節<text:span text:style-name="T6">"</text:span>，但這不是小節，而是人性基本的善惡；透過網軍造謠抹黑傷害他人，就是天大的可恥之事。一個人會做這麼齷齪的事，你想，還會有什麼醜惡之事是他幹不出來的？<text:span text:style-name="T6"><text:s/><text:line-break/><text:line-break/></text:span>我想，全世界應該找不到比台灣更齷齪陰暗的網路文化了，網軍橫行無阻，而且是由所謂政府用鉅額公帑所豢養，不但在島內肆虐無度，而且還經常<text:span text:style-name="T6"><text:s/>"</text:span>外銷<text:span text:style-name="T6">" </text:span>出征，對外抹黑攻擊不利於人渣黨的人。<text:span text:style-name="T6"><text:s/><text:line-break/><text:line-break/></text:span>一般人其實也沒更好，有多少人始終光明磊落地表達想法？有多少人言論誠實可信而非動輒信口開河？而且，只要有機會匿名往往就會匿名。一個人如果不願意為自己的言論負責，只想當蛆，那他其實就應該閉嘴，一句話也不該講。蛆講任何話都是毫無意義的。<text:span text:style-name="T6"><text:s/><text:line-break/><text:line-break/></text:span>當然，我沒法強迫大家光明磊落。但是，在巴勒網上，如果你想<text:span text:style-name="T6">GGYY</text:span>，那就先讓大家知道你是誰，叫什麼名字，是男是女，幾歲，什麼樣的學經歷，在幹些什麼職業等等等，別人才有可能回應你或指導你不是嗎？畢竟誰能回應一隻蛆呢？<text:span text:style-name="T6"><text:s/><text:line-break/><text:line-break/></text:span>諸如像這樣一些最基本的道理，在這島上卻好像是什麼苛刻要求似的。這種陰暗的網路文化，事實上毀壞自己的人格卻不自知。</text:p>
      <text:p text:style-name="P6"><text:span text:style-name="T5">陳真</text:span><text:s/>  |  2021.12.08 00:38   |   <text:a xlink:type="simple" xlink:href="http://palinfo.habago.org/Entry?Command=Information_PrintForum&amp;iPage=5#FORUM41548"><text:span text:style-name="T3">#</text:span></text:a></text:p>
      <text:p text:style-name="P8">人跟蛆不對等，各位請別理會蛆類生物，那只是在糟蹋版面。<text:span text:style-name="T6"><text:s/><text:line-break/><text:line-break/></text:span>巴勒網不是臉書，不玩陰的，沒有蛆類生物存在的空間。</text:p>
      <text:p text:style-name="P6"><text:span text:style-name="T5">許世勤</text:span><text:s/>  |  2021.12.07 09:36   |   <text:a xlink:type="simple" xlink:href="http://palinfo.habago.org/Entry?Command=Information_PrintForum&amp;iPage=5#FORUM41437"><text:span text:style-name="T3">#</text:span></text:a></text:p>
      <text:p text:style-name="P7">如果這裡的文章具有「愚弄」的能力，那麼台灣的政治大概要改寫了，各位前輩也不用感概了，也就不會有大陸同胞說的「我當你同胞，你當我錢包」的憤慨。現在大概沒幾個台灣人是感謝大陸給了台灣市場穩定台灣經濟，多半還是流行「大陸的經濟騰飛是台灣人給的」那種優越感。在這種優越感下，不用說多數台灣人會認為「大陸給我賺錢是應該，我不統一也應該」好處拿盡、權利享盡，不僅不滿足，還不想承擔任何責任。<text:span text:style-name="T6"><text:s/><text:line-break/><text:line-break/></text:span>如果這裡的文章有「愚弄」的能力，那麼台灣人就會「感謝大陸」而不是整天在「感謝日本」了，甚至教科書還把日本稱之為「母國」。歷史提到荷蘭「佔領」、清領，提到日本卻成為「治理」。前後概念不同，違反邏輯的同一律，利用偷換概念把台灣人在意識上教育成「日本人」，認為台灣人跟日本人「很像」「如果國民黨沒來，我就是日本人了」這就是現在台灣流行的歷史教育。<text:span text:style-name="T6"><text:s/><text:line-break/><text:line-break/></text:span>雖然我沒有參加過靜站，但是可想而知每次靜站大概沒幾個人關注。這要怎麼「愚弄」呢？許多人連基本事實與邏輯都搞不清楚，卻自我感覺良好，符合<text:span text:style-name="T6">Dunning-Kruger effect</text:span>，所以多數時候民選制度是劣幣汰除良幣，最後步向金權政治。<text:span text:style-name="T6"><text:s/><text:line-break/><text:line-break/></text:span>凡是敘述後面還要加上顏文字，符合論述能力不成熟的心理特徵。人開口說話跟鸚鵡學舌是不一樣的，說話的目的在傳達意義，鸚鵡只是模仿那個聲音。丟出一堆自認的「證據」根本不叫論述，只是在尋找可以符合自己認定的「事實」而已。連先射箭再畫靶的邏輯謬誤都不能察覺，只是暴露了自己的弱點。以前我被指導教授指正的時候，都會被問「你知道自己在說什麼嗎？」我總是以為我知道自己在說什麼，但在沉澱過後，才發現原來自己不知所謂。所以重新修正論述以更加符合事實，這就叫「批判性思考」。<text:span text:style-name="T6"><text:s/><text:line-break/><text:line-break/></text:span>朋友來了有好酒，若是那豺狼來了，迎接它的有獵槍。<text:span text:style-name="T6"><text:s/></text:span></text:p>
      <text:p text:style-name="P6"><text:span text:style-name="T5">張萬康</text:span><text:s/>  |  2021.12.07 04:02   |   <text:a xlink:type="simple" xlink:href="http://palinfo.habago.org/Entry?Command=Information_PrintForum&amp;iPage=5#FORUM41416"><text:span text:style-name="T3">#</text:span></text:a></text:p>
      <text:p text:style-name="P8">彭帥的事情，西方肯定要見縫插針，鬼扯至上。不過一碼歸一碼，這事中國當局沒給老百姓一個交代是不妥的。以今年幾個例子來說，藝人吳亦凡的事情辦得很快。李雲迪那麼有名又曾為國爭光，想必他定有人脈可以學台灣段宜康、詹宏志搞一下關說（或這叫關心），但公安部門的處置都很鐵面無私。<text:span text:style-name="T6"><text:s/><text:line-break/><text:line-break/></text:span>成都高中生跳樓自殺事件，網路上謠言四起，恨國黨很亢奮，馬上出來帶風向講校方不給看錄像帶、申請去國外交換受不公平對待，後來事件反轉，尤其公安部門把過程詳細在網路上給大家做了敘述，事情也就平息下去。青少年活得不快樂，教育方面該怎麼改革是大事，兩岸學生受不了課業壓力、父母壓力、感情困擾、老師輕忽等種種因素，以及結構性的升學主義，這些都是問題，只是成都的那個事件網友急著找人揹鍋是很煩人的。<text:span text:style-name="T6"><text:s/><text:line-break/><text:line-break/></text:span>過年前後吧，貨拉拉的跳車致死糾紛，網友們也是狂吃人血饅頭、大刷<text:span text:style-name="T6">Metoo</text:span>。還有網友跑去原路線走一次進行調查，所預設的立場扣上結論：<text:span text:style-name="T6">"</text:span>哪個女孩不會擔心在黑暗的道路四周的那種地方遭強姦。<text:span text:style-name="T6">"</text:span>後來女學生<text:span text:style-name="T6">(</text:span>死者<text:span text:style-name="T6">)</text:span>搬家的影像公布，她東西不先整個搬下樓，而是大搖大擺慢吞吞用電梯上上下下搬運八次，浪費太長時間，導致師傅怕受時間損失<text:span text:style-name="T6">(</text:span>還想接下一單<text:span text:style-name="T6">)</text:span>而在女學生上車後抄近路。大家都是明白人，<text:span text:style-name="T6">1.</text:span>按公司規定他不能更改和消費者敲定的原來路線。<text:span text:style-name="T6">2.</text:span>那女的讓他厭煩使他擅自作主。<text:span text:style-name="T6">3.</text:span>他行車速度難免快了點，導致過失致死，叫人遺憾。我講的這三點凡是講道理的人都捋得出前因後果，再加上公安部門把調查過程敘述出後，事件自而平息。<text:span text:style-name="T6"><text:s/><text:line-break/><text:line-break/></text:span>今年沒做好的事情在我看主要就是張高麗的事情。公安部門消聲，網路上也不讓提。不讓提是可以接受的<text:span text:style-name="T6">(</text:span>免得恨國黨肆虐也好，在我眼裡恨國黨和一些女權人士內心十分淫穢<text:span text:style-name="T6">)</text:span>，但當局總要給個說法，張高麗該如何處置。<text:span text:style-name="T6"><text:s/><text:line-break/><text:line-break/></text:span>彭帥對他有點依戀之情，也有怨懟，這大家看得出，但要問的是張高麗是位高權重之人是不是藉勢藉端去沾惹人家小女生呢？各國都有運動員、教練員、相關體育官員的狗屁倒灶事，各領域行業也都有，但你張高麗的職位未免太高了吧。題外話他還是福建晉江人，台灣很多人的祖先來自晉江，張高麗你未免太為福建爭光了吧，我真替他丟人。<text:span text:style-name="T6"><text:s/><text:line-break/><text:line-break/></text:span>張雨霏講的<text:span text:style-name="T6">"</text:span>中國力量<text:span text:style-name="T6">"</text:span>讓我仍澎湃，全紅嬋的五個滿分與天真逗趣讓我激賞<text:span text:style-name="T6">(</text:span>很多外媒和恨國黨拿她家鄉的貧困做文章，或責怪她父母送她學跳水吃苦啥的，或講她年紀太小有的沒的，這些假愛心的人很欠罵<text:span text:style-name="T6">)</text:span>，之前李娜還拿下兩次大滿貫過，這些都是榮耀時刻。今年奧運女單桌球，孫穎莎打敗日本一個小家子氣討人厭的伊藤美誠，多麼叫人振奮。但一碼歸一碼，張高麗這廝很討人厭，以他和彭帥的事情是醜聞，我看他最好去蹲幾年牢房，絕對有理由辦他的。<text:span text:style-name="T6"><text:s/></text:span></text:p>
      <text:p text:style-name="P6"><text:span text:style-name="T5">葉小慧</text:span><text:s/>  |  2021.12.06 18:40   |   <text:a xlink:type="simple" xlink:href="http://palinfo.habago.org/Entry?Command=Information_PrintForum&amp;iPage=5#FORUM41375"><text:span text:style-name="T3">#</text:span></text:a></text:p>
      <text:p text:style-name="P7"><text:span text:style-name="T6"><text:line-break/></text:span>我對中國大陸的政治架構還在搬磚理解中，但從「脫貧」等事情，對於出身山區貧戶的我很有感，在台灣生活了<text:span text:style-name="T6">45</text:span>年，對「金權政治」「有關係就沒關係」的台灣政治實況非常厭惡。<text:span text:style-name="T6"><text:s/><text:line-break/><text:line-break/></text:span>昨天中國大陸外交部發了一個「美國民主情況」報告，裡面從何為民主一路闡述美國民主目前的弊害，簡單地陳列如下，我覺得正好在「制度痼疾積重難返」「民主實踐亂象叢生」的部分，也符合台灣近十年的境況。<text:span text:style-name="T6"><text:s/><text:line-break/><text:line-break/></text:span>中國大陸的政經制度在國民黨執政時期有意誤導，民進黨政府更不待見大家去理解，但我們自己有腦袋有眼睛，現在資訊獲取管道也相對多元，光是微信公眾號就可以看到，對岸個別言論的發展更是百花齊放，很多我們理應知道的世界大事（全球各地而非美國視野），我都是從對岸看到，再找到原始連結印證。<text:span text:style-name="T6"><text:s/><text:line-break/><text:line-break/></text:span>現在對岸博得我的好感至少幾件小事，舉例其一是我可見到對岸親友確實脫貧且其獲得的支持有哪些，其二是對岸不準進口萊克多巴胺飼養的美牛或美豬，甚至更進一步影響了美國豬肉商取消萊劑的使用，這對有心血管疾病的我簡直是最需要的保障。<text:span text:style-name="T6"><text:s/><text:line-break/><text:line-break/></text:span>至於兩黨或多黨政治的問題，我在嘉義縣實在看到很厭煩，一個陳明文從藍到綠，三十年了整個嘉義縣綠油油卻基本沒長進，甚至我之前提過，從村到鄉到縣選舉提名通通被搓成只有民進黨，然後他們繼續撈，甚至一度還想廢棄公有幼兒園改私有，娃娃車取消山上偏村路線卻仍走縣議員家（明明附近而已）等。<text:span text:style-name="T6"><text:s/><text:line-break/><text:line-break/></text:span>中國大陸可能沒有我想像的那麼好，但現在台灣本身的困境，讓我覺得無破不立了。<text:span text:style-name="T6"><text:s/><text:line-break/><text:line-break/>---- <text:line-break/></text:span>中國外交部報告：美國民主情況<text:span text:style-name="T6"><text:s/><text:line-break/></text:span>全文請見：<text:span text:style-name="T4">https://www.fmprc.gov.cn/zyxw/202112/t20211205_10462534.shtml </text:span><text:span text:style-name="T6"><text:line-break/><text:line-break/></text:span>美國民主情況<text:span text:style-name="T6"><text:s/><text:line-break/>2021-12-05 10:00 <text:line-break/><text:line-break/></text:span>一、何為民主<text:span text:style-name="T6"><text:s/><text:line-break/><text:line-break/></text:span>二、美國民主的異化及三重弊害<text:span text:style-name="T6"><text:s/><text:line-break/><text:line-break/></text:span>（一）制度痼疾積重難返<text:span text:style-name="T6"><text:s/><text:line-break/>1</text:span>、美式民主淪為<text:span text:style-name="T6">“</text:span>金錢政治<text:span text:style-name="T6">” <text:line-break/>2</text:span>、名為<text:span text:style-name="T6">“</text:span>一人一票<text:span text:style-name="T6">”</text:span>，實為<text:span text:style-name="T6">“</text:span>少數精英統治<text:span text:style-name="T6">” <text:line-break/>3</text:span>、權力制衡變成<text:span text:style-name="T6">“</text:span>否決政治<text:span text:style-name="T6">” <text:line-break/>4</text:span>、選舉規則缺陷損害公平正義<text:span text:style-name="T6"><text:s/><text:line-break/>5</text:span>、民主制度失靈引發信任危機<text:span text:style-name="T6"><text:s/><text:line-break/><text:line-break/></text:span>（二）民主實踐亂象叢生<text:span text:style-name="T6"><text:s/><text:line-break/>1</text:span>、國會暴亂震驚全球<text:span text:style-name="T6"><text:s/><text:line-break/>2</text:span>、種族歧視根深蒂固<text:span text:style-name="T6"><text:s/><text:line-break/>3</text:span>、疫情失控釀成慘劇<text:span text:style-name="T6"><text:s/><text:line-break/>4</text:span>、貧富分化不斷加劇<text:span text:style-name="T6"><text:s/><text:line-break/>5</text:span>、<text:span text:style-name="T6">“</text:span>言論自由<text:span text:style-name="T6">”</text:span>名不副實<text:span text:style-name="T6"><text:s/><text:line-break/><text:line-break/></text:span>（三）輸出所謂民主產生惡果<text:span text:style-name="T6"><text:s/><text:line-break/>1</text:span>、<text:span text:style-name="T6">“</text:span>顏色革命<text:span text:style-name="T6">”</text:span>危害地區和國家穩定<text:span text:style-name="T6"><text:s/><text:line-break/>2</text:span>、強推所謂民主造成人道悲劇<text:span text:style-name="T6"><text:s/><text:line-break/>3</text:span>、濫用制裁破壞國際規則<text:span text:style-name="T6"><text:s/><text:line-break/>4</text:span>、<text:span text:style-name="T6">“</text:span>民主燈塔<text:span text:style-name="T6">”</text:span>招致全球批評<text:span text:style-name="T6"><text:s/></text:span></text:p>
      <text:p text:style-name="P6"><text:span text:style-name="T5">葉小慧</text:span><text:s/>  |  2021.12.06 17:44   |   <text:a xlink:type="simple" xlink:href="http://palinfo.habago.org/Entry?Command=Information_PrintForum&amp;iPage=5#FORUM41335"><text:span text:style-name="T3">#</text:span></text:a></text:p>
      <text:p text:style-name="P8">沒有臉面示人的發文，打掃一下，刪了很正常。髒東西傍身，拍掉啊不然呢？<text:span text:style-name="T6"><text:s/><text:line-break/><text:line-break/></text:span></text:p>
      <text:p text:style-name="P6"><text:span text:style-name="T5">鄭豐遠</text:span><text:s/>  |  2021.12.06 12:19   |   <text:a xlink:type="simple" xlink:href="http://palinfo.habago.org/Entry?Command=Information_PrintForum&amp;iPage=5#FORUM41291"><text:span text:style-name="T3">#</text:span></text:a></text:p>
      <text:p text:style-name="P7">道不同不相為謀，那些喜歡撒台式口水的，顯然不是真心想要討論，何不另覓良地<text:span text:style-name="T6">? <text:line-break/><text:line-break/></text:span>大陸確實和台灣人想像的很不相同，其實這也很正常，一隻小青蛙，如何能想像一隻恐龍的感受<text:span text:style-name="T6">? <text:line-break/><text:line-break/></text:span>大小也許不必然代表優劣，但大的能理解和包容小的，小的卻無法反過來理解和涵蓋大的。<text:span text:style-name="T6"><text:s/><text:line-break/><text:line-break/></text:span>一個人除非有努力把自己變大一些的意願，思維見識才能真的擴展，否則口水撒得再多，仍然是一堆唾液黏液，誰會想要和一隻青蛙比拼口水呢<text:span text:style-name="T6">?</text:span></text:p>
      <text:p text:style-name="P6"><text:span text:style-name="T5">李念淨</text:span><text:s/>  |  2021.12.06 11:52   |   <text:a xlink:type="simple" xlink:href="http://palinfo.habago.org/Entry?Command=Information_PrintForum&amp;iPage=5#FORUM41290"><text:span text:style-name="T3">#</text:span></text:a></text:p>
      <text:p text:style-name="P8">至於說遠藤譽，人家還曾被上海交大請去當客座教授呢。<text:span text:style-name="T6"><text:s/><text:line-break/></text:span>大陸在學術跟意識形態的管控方面完全就不是台灣人長期以來幻想的那個樣子。<text:span text:style-name="T6"><text:s/><text:line-break/><text:line-break/></text:span>炎黃春秋這樣一本中共自己內部狠接內幕的書前幾年才被封掉，台灣的什麼赤燭之類的鱉三在還沒與大陸網友鬧翻之前可是很快樂的大賺中國錢，現在公視一堆充滿民進黨黨國思想的爛劇在大陸評價還頗高，重點就是台灣人想像的大陸實際上跟真實的中國大陸差太多了。</text:p>
      <text:p text:style-name="P6"><text:span text:style-name="T5">李念淨</text:span><text:s/>  |  2021.12.06 11:41   |   <text:a xlink:type="simple" xlink:href="http://palinfo.habago.org/Entry?Command=Information_PrintForum&amp;iPage=5#FORUM41289"><text:span text:style-name="T3">#</text:span></text:a></text:p>
      <text:p text:style-name="P7">彭帥的事情答案倒是就在彭帥自己在微博發的聲明裡面，外網都有備份，細看之下實際上其惡劣程度根本與美國的哈維斯坦不可等量奇觀，若是拿到英國頭號爛報太陽報的標準來說可能連一個廣告的份量都不夠。<text:span text:style-name="T6"><text:s/><text:line-break/><text:line-break/></text:span>此案其實就是張高麗跟彭帥過去有段跨越身份不合時宜的感情，然後引起彭不悅的地方是近日張重提舊情，並違背彭本人的意願發生關係，認真來說類似的經歷跟年齡差距，個人的親戚有發生過類似的事件所以看來毫不稀奇意外<text:span text:style-name="T6"><text:s/><text:line-break/><text:line-break/></text:span>其實整件事情最滑稽的還是歐美的網球協會好像老虎看到肥肉一樣大動作棄賽＋保證彭帥的個人安全，即使中國方面提出彭吃飯的照片，透過奧委會重申原則都無濟於事，這就很像大陸常常說的<text:span text:style-name="T6">"</text:span>自剖證粉<text:span text:style-name="T6">"</text:span></text:p>
      <text:p text:style-name="P6"><text:span text:style-name="T5">許世勤</text:span><text:s/>  |  2021.12.06 11:18   |   <text:a xlink:type="simple" xlink:href="http://palinfo.habago.org/Entry?Command=Information_PrintForum&amp;iPage=6#FORUM41288"><text:span text:style-name="T3">#</text:span></text:a></text:p>
      <text:p text:style-name="P7">還做了備份，直接複製貼上再修改，看來是存心來鬧版不是來討論的。今天見識了什麼叫潑婦罵街，陳醫師經常說要有病識感，現在能夠理解這種感慨了。雖然我過去討厭黨外，討厭共產黨，非常支持國民黨，非常支持李登輝。只是後來一次又一次跟大陸同胞談「生活」，純粹就是生活，不談政治，知道了大陸同胞也是流著鮮紅血液的人，於是慢慢開始對從小就受到的黨國教育產生懷疑。我也是黨國教育培育出來的，幼稚園甚至是在國民黨婦聯會開設的「黨校」中長大，所以我知道舊黨國支持者的失落。<text:span text:style-name="T6"><text:s/><text:line-break/><text:line-break/></text:span>至於彭帥事件，如果西方媒體以及台媒有意塑造，作為抵制北京冬奧以及做為跟中國講價的籌碼，那中共官方這麼多澄清與發言根本無濟於事，只是有人就信了。彭帥事件，我關注不多，只是看了一下王孟源博士有稍微提到這事，現實是這件事到現在都是霧裡看花，在不能確認結果的情況下便認定為「事實」，只能說「牛逼」<text:span text:style-name="T6">!</text:span>厲害厲害，實在讓人欽佩。</text:p>
      <text:p text:style-name="P6"><text:span text:style-name="T5">許世勤</text:span><text:s/>  |  2021.12.06 10:42   |   <text:a xlink:type="simple" xlink:href="http://palinfo.habago.org/Entry?Command=Information_PrintForum&amp;iPage=6#FORUM41284"><text:span text:style-name="T3">#</text:span></text:a></text:p>
      <text:p text:style-name="P8">我也是小老百姓，為生活困頓奮鬥，至少我是敢於秀出真名的小老百姓。我不僅薪水微薄，每個月還得幫忙家裡還債。家裡五代無產，從祖先的職業註記「佃農」，到現在還是在債務中掙扎。每每看著重劃區新建案的富麗堂皇，我總想著如果可以讓父母妻兒住得起這樣的地方有多好。這裡留言的多數人，也都只是小老百姓，來這裡抒發情懷，基本上對於局勢不會有什麼影響。<text:span text:style-name="T6"><text:s/><text:line-break/><text:line-break/></text:span>這裡確實不是每個人都以真名示人，但好歹是有共識的「自己人」，所以討論能在一個共同的基礎上進行。如果有人來踢館，那就得知道來者何人，如果踢館的人可以光明正大示人，好歹說明自己不是孬種。<text:span text:style-name="T6"><text:s/><text:line-break/><text:line-break/></text:span>昨天我老婆請我幫忙解答一下她同事要報告的醫學期刊，我看了一下，裡面的研究洋洋灑灑列出了好多「證據」，個別看好像是「真的」，但是最後完全沒有明確的結論。說了這麼多，結論就是沒有結論。知道意思嗎？眾多的「證據」並不能導出一個有意義的結論，證據到結論之間必須有明確的因果關係來支持。<text:span text:style-name="T6"><text:s/><text:line-break/><text:line-break/></text:span>你好像很得意能夠列出各種「證據」，但其實只是為了陳述「中國共產黨」就是萬惡的，至於背後是不是還延伸到「中國是萬惡的」，我就不進行推論，說不定你也認同自己的祖先是中國人，畢竟你沒表明你是反華的，那麼跟我們在一定的共識基礎上還有討論空間。不過這裡犯下的是先射箭再畫靶的邏輯謬誤，因為「中共一定是邪惡的」，以及假設中共一定是邪惡的，所以一定會危害世界的滑坡式謬誤。當然，也有可能是因為大多數人都這麼認為，所以犯了「公眾認為對就一定是對的」的訴諸公眾謬誤。<text:span text:style-name="T6"><text:s/><text:line-break/><text:line-break/></text:span>所以這裡可以起個題目，請說明為何中共是萬惡的？不要用那種條列式的，請根據一個大前提，比如說由民主自由人權的定義講起。然後小前提，在證明為真的情況下，中共總共犯下那些惡行，而且數十年不變，現在大陸人民正生活在水深火熱當中，最後就是結論。在這個網站，只要說的合理，會有很多高手接著回應，這樣就可以形成有效的討論。</text:p>
      <text:p text:style-name="P6"><text:span text:style-name="T5">許世勤</text:span><text:s/>  |  2021.12.06 09:37   |   <text:a xlink:type="simple" xlink:href="http://palinfo.habago.org/Entry?Command=Information_PrintForum&amp;iPage=6#FORUM41281"><text:span text:style-name="T3">#</text:span></text:a></text:p>
      <text:p text:style-name="P7">棄子之所以成為棄子，要嘛是棋手為了求勝，要嘛是為了避險。人民有選擇的權利嗎？其實人民根本沒得選。政治的良窳，人民只要明白生活是變得更好？還是變得更壞？貧富差距縮小了嗎？還是差距愈來愈懸殊，就像一碗牛肉麵好不好吃，不是名人、網紅、店家說了算，要吃了才知道。<text:span text:style-name="T6"><text:s/><text:line-break/><text:line-break/></text:span>留言用真名示人有何妨礙嗎？真的有意願交流，陳醫師會固定到台北靜站，可以去現場找他辯論。如果連自己的姓名都不敢公開，不是對自己的觀點沒有自信，不然就是網軍打手。<text:span text:style-name="T6"><text:s/><text:line-break/><text:line-break/></text:span>論證由前提、推論，再到結論，如果要說明自己的觀點，好歹把一個邏輯結構講清楚，而不是貼個什麼維基或什麼這都是中共自己說的，那等於沒講。所以你想表達什麼？證據可以產生謬誤、以偏概全，提出論點的人有責任檢證證據的真實性與全面性。都多大的人了？為自己說的話負責很難嗎？如果沒辦法好好整理自己的觀點，好好寫一篇論述的文章來說理，只是上來謾罵不就只是在說明自己有多蠢？我們都看到了。</text:p>
      <text:p text:style-name="P6"><text:span text:style-name="T5">陳真</text:span><text:s/>  |  2021.12.06 01:42   |   <text:a xlink:type="simple" xlink:href="http://palinfo.habago.org/Entry?Command=Information_PrintForum&amp;iPage=6#FORUM41274"><text:span text:style-name="T3">#</text:span></text:a></text:p>
      <text:p text:style-name="P8"><text:span text:style-name="T6">(</text:span>續<text:span text:style-name="T6">2021.12.03 02:53) <text:line-break/><text:line-break/></text:span>我在上述留言中提到：<text:span text:style-name="T6"><text:s/><text:line-break/><text:line-break/>"</text:span>最近都在報導一位民進黨女立委被家暴的事，一時之間，受害者集萬千寵愛於一身，而加害者則成為人人喊打的過街老鼠。這位家暴嫌犯對著鏡頭求饒，表明自己人格已毀，希望大家給他一條重新融入社會的生路。看到這一幕，我心裏特別難過。當然不是說我認同其作為，而是說他所受到的毀滅性傷害，已經遠遠超過他所應得的責罰。<text:span text:style-name="T6"><text:s/><text:line-break/><text:line-break/></text:span>台灣社會既嗜血又偽善，卻又偏偏喜歡扛著道德大旗，就像集體起乩一樣，眾人搶吃血饅頭，好像吃了血饅頭，一己罪惡就能得到救贖似的。<text:span text:style-name="T6">" <text:line-break/><text:line-break/></text:span>我覺得我已經講得夠清楚。我並不是在談任何法律問題或概念問題，而只是說，一個人就算再壞，當他變成眾矢之的、被眾人落井下石毀滅人格時，你看了心裏真的會很開心嗎？不會為他的處境感到難過嗎？<text:span text:style-name="T6"><text:s/><text:line-break/><text:line-break/></text:span>我沒別的意思，我要講的重點就只是這樣。我確實同情他的遭遇，對於眾人的偽善與嗜血興奮感到很厭煩。你若真的這麼有正義感，你應該用一億倍的力氣去消滅人渣黨，用一億倍的憤怒去打擊以蔡英文為首的那個無惡不作的貪污漢奸集團才對。至於一個小網軍算什麼？那樣的網軍與走狗，何止成千上萬？<text:span text:style-name="T6"><text:s/><text:line-break/><text:line-break/></text:span>人渣黨長年以來帶頭腐化台灣社會，大撈特撈，無惡不作，行事完全不擇手段，毫無廉恥，而且積極腐化下一代，豢養鷹犬走狗，邪惡齷齪，泯滅良知。但是，這一大群真正掌權、真正貪婪無度的人渣政客與文人走狗，卻反而受到不可思議的包容與愛戴；罄竹難書的惡行完全被縱容，人們與媒體卻把箭頭指向一個小囉嘍，把他搞得身敗名裂，這樣叫做正義嗎？<text:span text:style-name="T6"><text:s/><text:line-break/><text:line-break/></text:span>報上說，這位家暴嫌犯充當民進黨網軍真好賺，長年沒工作，銀行卻有幾千萬現金。如果真是這樣，那你更應該用一億倍的憤怒去打擊人渣黨及其一大票走狗文人才對。一個小角色就能如此張揚跋扈，財源滾滾，何況豢養他的人渣黨。<text:span text:style-name="T6"><text:s/><text:line-break/><text:line-break/></text:span>對於真正危害台灣、掏空台灣、吸血啃肉，無所不貪的人渣黨，輕輕放過，卻反而全面污名化一個小囉嘍，把他打得身敗名裂，臭不可聞，那是沒有道理的。<text:span text:style-name="T6"><text:s/><text:line-break/><text:line-break/></text:span>我相信，人們要是有機會也能跟他一樣吃香喝辣，要是有機會也能周旋於綠色權貴之間，絕大多數人恐怕也都不會拒絕不是嗎？不但不會拒絕，而且會積極迎合。一般人的道德水平並沒有更高貴更正直，大多數人其實都以能夠依附權勢者為榮。<text:span text:style-name="T6"><text:s/><text:line-break/><text:line-break/></text:span>老實說，正直者始終是極少數，我對大多數人的品性一點信心也沒有。台灣人的種種生活習性與評價態度，在在顯示出這一點基本心態。<text:span text:style-name="T6"><text:s/><text:line-break/><text:line-break/></text:span>最近寫了一封私人信給幾位精神科醫師，我對他們之蓄意刁難弱勢小孩的作為很不滿，十分惡劣。有人勸我別再多管閒事，問我說，難道我給自己惹的麻煩及污名化還不夠慘嗎？我告訴她說，今天如果我有權有勢，那麼，我的任何一點點作為，就會馬上被高度推崇，我的憤怒就不僅僅是義憤，而是會被說成是為弱勢兒童的權益而<text:span text:style-name="T6"><text:s/>"</text:span>震怒<text:span text:style-name="T6">"</text:span>。<text:span text:style-name="T6"><text:s/><text:line-break/><text:line-break/></text:span>反之，如今我什麼社會地位也沒有，人家是拼命往上爬，而我卻是一路如水努力往下流，在那最偏鄉的小醫院工作，醫院名字講出來都沒有半個人聽過。在這種情況下，不管我做出多麼正直公義乃至自我犧牲或奉獻一己之所有的行為，我所得到的評價恐怕頂多也只是一個<text:span text:style-name="T6"><text:s/>"</text:span>怪<text:span text:style-name="T6">" </text:span>字，怪胎，怪人，怪物，好像我人格哪裡有什麼爭議或缺陷似的。人們絕不會說我正直、震怒，而是會說我偏激、易怒，儘管事實上我平常一點脾氣也沒有，完全就是個好好先生。<text:span text:style-name="T6"><text:s/><text:line-break/><text:line-break/></text:span>除了對於個別嫌犯的憐憫，我前文想說的也不過是這樣一個意思，關乎價值品味。這一點在我看來極其重要，因為這意味著：人渣當道、無惡不作這樣一種長年現象，基本上就是台灣人的善惡美感與價值品味所製造出來的必然後果。<text:span text:style-name="T6"><text:s/><text:line-break/><text:line-break/></text:span>台灣社會從來都不是基於善惡美醜本身在衡量人事物應有的價值。只要有權有勢，人渣照樣會變成道德一流的明星偶像，變成眾人想依附的權貴，人人巴結逢迎。反之，無權無勢者，你就算做出再多的貢獻，付出再大的犧牲代價，人們照樣會整你、鄙視輕視你，把你當笑柄當怪物。<text:span text:style-name="T6"><text:s/><text:line-break/><text:line-break/></text:span>我有一些過去在政治上或學界醫界的粉絲或仰慕者，後來這些人幾乎統統都混得比我好，於是，原本對我唯唯諾諾，打躬作揖，過去我隨便講兩句平常話，他們都能硬說裏頭充滿著什麼智慧，現在卻全失聯了，要不就是一副愛理不理。特別是那些當個小官小位者，姿態變化最為明顯。態度上不會改變的，只有那些極少數與我有著相同價值品味與美感的人。<text:span text:style-name="T6"><text:s/><text:line-break/><text:line-break/></text:span>扯得有點遠，回到立委家暴的事情上。你看，一些自己過去就是網軍的人渣黨立委或官員<text:span text:style-name="T6"><text:s/>(</text:span>現在其實也是。這些人渣，一朝網軍，永遠都是網軍，匿名抹黑，樂此不疲<text:span text:style-name="T6">)</text:span>，居然也跳出來落井下石，跳出來譴責網軍。<text:span text:style-name="T6"><text:s/><text:line-break/><text:line-break/></text:span>同樣無恥的是柯文哲，他當年是如何和人渣黨狼狽為奸，無所不用其極地動用網軍，泯滅天良地抹黑造謠與醜化連勝文，現在卻居然也跳出來呼籲大家<text:span text:style-name="T6"><text:s/>"</text:span>一人一信<text:span text:style-name="T6">" </text:span>寫給蘇貞昌，譴責網軍。<text:span text:style-name="T6"><text:s/><text:line-break/><text:line-break/></text:span>菁英世界，真的是一個比一個無恥。正是這樣一些人，才是我們應該打擊與唾棄的對象，而不是被媒體所操弄，把所有罪行歸諸於一個早已身敗名裂的小網軍身上。<text:span text:style-name="T6"><text:s/><text:line-break/><text:line-break/></text:span>一個小網軍能有多壞？真正該被討伐與消滅的是一整個無惡不作的殖民<text:span text:style-name="T6">/</text:span>漢奸體制及其附庸組織，而不僅僅是某個小網軍。</text:p>
      <text:p text:style-name="P6"><text:span text:style-name="T5">王修亮</text:span><text:s/>  |  2021.12.05 19:35   |   <text:a xlink:type="simple" xlink:href="http://palinfo.habago.org/Entry?Command=Information_PrintForum&amp;iPage=6#FORUM41273"><text:span text:style-name="T3">#</text:span></text:a></text:p>
      <text:p text:style-name="P7">歌詠志<text:span text:style-name="T6"><text:s/><text:line-break/><text:line-break/></text:span>記不得何時學會的，或許髫齔之時，這首對日抗戰時《關山萬里》的電影插曲，已經在我薄意識的學語中隨著母親清唱。<text:span text:style-name="T6"><text:s/><text:line-break/><text:line-break/></text:span>「萬里長城萬里長，長城外面是故鄉！高粱肥，大豆香，遍地黃金少災殃。自從大難平地起，姦淫擄掠苦難當，苦難當，奔他方，骨肉離散父母喪。<text:span text:style-name="T6"><text:s/><text:line-break/></text:span>沒齒難忘仇和恨，日夜只想回故鄉，大家拼命打回去，哪怕倭奴逞豪強。萬里長城萬里長，長城外面是故鄉！四萬萬同胞心一樣，新的長城萬里長。」<text:span text:style-name="T6"><text:s/><text:line-break/><text:line-break/></text:span>一萬里有多長？<text:span text:style-name="T6"><text:s/><text:line-break/><text:line-break/></text:span>隨著年長，逐漸知曉「一萬里」包覆著父母的童年與少壯，包覆著烽火慘烈與逃亡的倉徨，包覆著他倆終身不曾消亡的悲傷與懷想。<text:span text:style-name="T6"><text:s/><text:line-break/><text:line-break/></text:span>隨著年長，「築人築土一萬里，杞梁貞婦啼嗚嗚」，長城哭倒在孟姜女的血淚中，卻屹立在文化的骨髓裡。<text:span text:style-name="T6"><text:s/><text:line-break/></text:span>而後從「長城以北，引弓之國，受命單于；長城以內，冠帶之室，朕亦制之」的漢文帝，直到張揚武功，在陰山、陽山「築外城，設屯戍」的漢武帝，長城成為中華民族與外族相抗的象徵。<text:span text:style-name="T6"><text:s/><text:line-break/><text:line-break/></text:span>一萬里，五千年。<text:span text:style-name="T6"><text:s/><text:line-break/></text:span>自幼在生命中呼吸、服食的原料，終究會滋養為生命的本體本心，不論是家還是國，長城已經在時間空間裡凝化做我們生命價值的核心之一。<text:span text:style-name="T6"><text:s/><text:line-break/></text:span>若你並非如此，只因為你無能分辨、選擇自己呼吸服食的原料是什麼，是土地上的原生物，還是人工合成的舶來品，是自我清晰的消化，還是被糊塗灌食。<text:span text:style-name="T6"><text:s/><text:line-break/><text:line-break/></text:span>「詩三百，一言以蔽之：思無邪。」<text:span text:style-name="T6"><text:s/><text:line-break/></text:span>作曲的劉雪庵當年以無邪的曲子詮釋自己對家國的心志，卻在政治裡被消聲。一九八四年歌手張明敏於北京電視台春晚演唱了闊別大陸將近三十年的《長城謠》，當此時，七十九歲的劉雪庵歲月摧殘，臥病在床，雙目已盲，聞歌而淚如秋雨。<text:span text:style-name="T6"><text:s/><text:line-break/></text:span>三十載，五千年，一萬里，一生一世。<text:span text:style-name="T6"><text:s/><text:line-break/><text:line-break/></text:span>「詩言志，歌永言，聲依永，律和聲。」<text:span text:style-name="T6"><text:s/><text:line-break/></text:span>無邪的抗日民歌《長城謠》，終是在懷想裡再度揚聲中原，也於台灣被再度扭曲消聲，成為「外國歌曲」。<text:span text:style-name="T6"><text:s/><text:line-break/></text:span>政治是怎樣牽引著無邪的心志？<text:span text:style-name="T6"><text:s/><text:line-break/><text:line-break/></text:span>「諸侯用夷禮則夷之，進於中國則中國之。」歷代政權不曾遺忘修復長城，縱使入侵的異族強勢無比，萬里風化，長城內的人文總也隨著水滲沙漏，流沫潛消的融合了。<text:span text:style-name="T6"><text:s/><text:line-break/></text:span>「用夏變夷」，中華民族從來不是一個孤獨純血的民族，綿延萬里與千年，從來都是女媧的熔爐。不論政治權力如何，總歸是文化一貫綿延。<text:span text:style-name="T6"><text:s/><text:line-break/><text:line-break/></text:span>隨著時代的轉動，隨著入侵或復興，於家，於國，長城在每一世紀各有著當代相對的意義。不只是戰亂，不只是政權，是每一個中國人血肉裡滋養著的文化與懷想。<text:span text:style-name="T6"><text:s/><text:line-break/></text:span>承續著如此，《長城謠》創作於被異族踐踏的淪陷，在淪陷的當下，踐踏的當下，都是悲情的，中華民族的我們詠唱著悲情，也詠唱著祈求與希望。<text:span text:style-name="T6"><text:s/><text:line-break/></text:span>有志，詠聲。<text:span text:style-name="T6"><text:s/><text:line-break/><text:line-break/></text:span>昨日看牙歸來，計程車司機先生髮色斑白，約摸也就是我這個年紀，靜默的路途上，收音機裡流轉著我不能全懂的閩南歌，中年男人持著低沈渾厚而溫柔的聲音，伴隨著深情的曲調，呼喚著保護「台灣囡仔」的疼惜與哀傷。<text:span text:style-name="T6"><text:s/><text:line-break/></text:span>台灣的悲情與中國這兩百年的悲情本是一體，本是同源，卻逐漸愈行愈遠，切割了一體同源。<text:span text:style-name="T6"><text:s/><text:line-break/></text:span>何以致之？<text:span text:style-name="T6"><text:s/><text:line-break/><text:line-break/></text:span>回到家中，我對熊姐低唱《長城謠》。<text:span text:style-name="T6"><text:s/><text:line-break/></text:span>「媽，歌曲契合著人當下的情境與心志時，就像兩個卡榫密合的齒輪，因為太契合了，撕扯不開。很容易依循習慣在原地不斷轉動，悲情便成為證實生命存在的動力，難以震動也難以終結。聆聽的人便困在那樣的情境中不斷循環，永遠脫離不了，無能再接上時間的新齒輪，也因此，甚至不知曉自己其實處於困境之中。」<text:span text:style-name="T6"><text:s/><text:line-break/><text:line-break/></text:span>「可我在計程車上聽到的不是《長城謠》這樣的老歌，而是近年新創的歌。」<text:span text:style-name="T6"><text:s/><text:line-break/></text:span>「媽你想想，台灣明明已經富裕到奢靡浮華，創新的民歌卻被引誘著一直停留在以前的舊情境，反復著近百年前的悲情，目的是什麼？」<text:span text:style-name="T6"><text:s/><text:line-break/><text:line-break/></text:span>「我就是覺得很奇怪，至今我唱起長城謠都還會落淚，但是我心中很清楚那是歷史，已經是上個時代的情懷，我落淚是因為想念父母的苦難與對故鄉的期望，或許還有點兒戒慎恐懼於世事，但是老歌唱唱是能『民德歸厚』的，創新這樣的古早悲情有什麼意義？」<text:span text:style-name="T6"><text:s/><text:line-break/></text:span>「想要鎖著人們的思想範圍啊！這樣就看不到所有的真實，誘使人民一直停在那種哀傷與憤怒裡。」<text:span text:style-name="T6"><text:s/><text:line-break/></text:span>「得要想辦法破除。」<text:span text:style-name="T6"><text:s/><text:line-break/></text:span>「你的教學不就是這樣破除著嘛！不斷用歷史和現在的生活狀況對照比較，讓學生記得歷史的舊經驗，卻又不被困在歷史裡，但是若有人故意假裝被困，即使是教育也無可奈何。」<text:span text:style-name="T6"><text:s/><text:line-break/><text:line-break/></text:span>困在計程車裡，困在歌聲的情境中，時代的齒輪已經走到遙遠之處，一萬里，五千年，台灣仍然處於一個密閉的時間與空間。<text:span text:style-name="T6"><text:s/><text:line-break/></text:span>詩言志，歌永言，所志早已是幾十年前的意義，循環的齒輪脫離了軸與心，脫離了文化，成為破碎的舊真實，卻因為封閉的循環，執此不疑。<text:span text:style-name="T6"><text:s/><text:line-break/><text:line-break/></text:span>「詩歌是無邪的，政治卻操作了無邪。為什麼我們稍做觀察就明白的事，卻有這麼多人看不清？」<text:span text:style-name="T6"><text:s/><text:line-break/></text:span>「媽！我最不喜歡和你討論『為什麼他們會這樣』的問題，因為一百個人會有一百個理由，我們最多綜合個幾種，不可能找到全部的答案。隨他們去吧！我們先管好自己怎麼活。」<text:span text:style-name="T6"><text:s/><text:line-break/><text:line-break/></text:span>是啊！隨人之志吧！有人放眼千年，願行萬里，也有許多人，只願困在循環無休的狹隘齒輪裡，以為那樣的契合便是至誠無邪。<text:span text:style-name="T6"><text:s/><text:line-break/></text:span>緬懷一曲，也與時俱進，不論是否引商刻羽，是我的心，我的父母，我的故鄉，我的文化。<text:span text:style-name="T6"><text:s/></text:span></text:p>
      <text:p text:style-name="P6"><text:span text:style-name="T5">陳真</text:span><text:s/>  |  2021.12.05 11:27   |   <text:a xlink:type="simple" xlink:href="http://palinfo.habago.org/Entry?Command=Information_PrintForum&amp;iPage=6#FORUM41269"><text:span text:style-name="T3">#</text:span></text:a></text:p>
      <text:p text:style-name="P8">我並不期待大家光明磊落地以真實身份發言，但是只有人渣才會匿名說要跟人交流，交流個你媽的小鳥蛋啦。這年頭，只要是綠的，若非腦殘就是人渣，沒必要浪費時間浪費版面去回應這些見不得人的齷齪網軍。</text:p>
      <text:p text:style-name="P6"><text:span text:style-name="T5">馨尹</text:span><text:s/>  |  2021.12.05 10:13   |   <text:a xlink:type="simple" xlink:href="http://palinfo.habago.org/Entry?Command=Information_PrintForum&amp;iPage=6#FORUM41268"><text:span text:style-name="T3">#</text:span></text:a></text:p>
      <text:p text:style-name="P13"><text:span text:style-name="T6">TO 123 <text:line-break/><text:line-break/><text:line-break/></text:span><text:span text:style-name="T5">西行漫步作者埃德加</text:span><text:span text:style-name="T6">·</text:span><text:span text:style-name="T5">斯</text:span>诺<text:span text:style-name="T6">1970</text:span><text:span text:style-name="T5">年訪問中國一年後，分別在美國及義大利發表文章。</text:span><text:span text:style-name="T6">1972</text:span><text:span text:style-name="T5">年作者過逝。</text:span><text:span text:style-name="T6"><text:s/><text:line-break/><text:line-break/></text:span><text:span text:style-name="T5">一九七一年四月十八日意大利《时代》周刊</text:span><text:span text:style-name="T6">---</text:span><text:span text:style-name="T5">同毛</text:span>泽东的一次交谈<text:span text:style-name="T6"><text:s/><text:line-break/></text:span><text:span text:style-name="T5">一九七一年四月三十日美国《生活》</text:span>杂志<text:span text:style-name="T6">--</text:span><text:span text:style-name="T5">我</text:span>们同毛泽东谈了话<text:span text:style-name="T6"><text:s/><text:line-break/><text:line-break/></text:span><text:span text:style-name="T5">兩篇文章毛沒有提到日本</text:span><text:span text:style-name="T6"><text:s/></text:span><text:span text:style-name="T5">，如果你另有所本，請找出來來源，否則你就是造謠胡扯。</text:span><text:span text:style-name="T6"><text:s/><text:line-break/><text:line-break/><text:line-break/></text:span><text:span text:style-name="T5">意大利《时代》周刊</text:span><text:span text:style-name="T6"><text:s/><text:line-break/></text:span><text:span text:style-name="T5">同毛</text:span>泽东的一次交谈<text:span text:style-name="T6"><text:s/><text:line-break/><text:line-break/></text:span><text:span text:style-name="T5">　　去年十月，我登上了天安门城楼，周恩</text:span>来总理乎意料地来找我。几秒钟之后，我的妻子和我被介绍给了毛泽东，这发生在中国的中心，在人类四分之一的中心。在下面能容纳五十万人的大广场上，一个大标语牌上写着毛泽东一九七零年五月二十日声明中的一句话，这一声明保证中国坚决支持柬埔寨的西哈努克亲王反对郎诺和美国，坚决支持刚刚建立起来的印之人民反美联盟，毛的这句话是：<text:span text:style-name="T6"><text:s/><text:line-break/></text:span><text:span text:style-name="T5">　　</text:span><text:span text:style-name="T6">“</text:span><text:span text:style-name="T5">全世界人民团</text:span>结起来，打败美国侵略者及其一切走狗！<text:span text:style-name="T6">” <text:line-break/></text:span><text:span text:style-name="T5">　　后</text:span>来，在毛主席七十七寿辰那天，《人民日报》发表了我们在天安门上的照片，照片的说明中把我说成是<text:span text:style-name="T6">“</text:span><text:span text:style-name="T5">美国友好人士</text:span><text:span text:style-name="T6">”</text:span><text:span text:style-name="T5">。那天这家报</text:span>纸在每天都刊登毛思想的右上角登了这样一句话，<text:span text:style-name="T6">“</text:span><text:span text:style-name="T5">全世界人民包括美国人民都是我</text:span>们的朋友。<text:span text:style-name="T6">” <text:line-break/></text:span><text:span text:style-name="T5">　　毛总是注意把各国人民同其政府的政策区分</text:span>开来，我对于自己能作为这一态度的一个象征而感到高兴。<text:span text:style-name="T6"><text:s/><text:line-break/></text:span><text:span text:style-name="T5">　　主席同我</text:span>紧紧握手表示欢迎。他比一九六五年我上一次看到他时瘦了些，但更精神了，正是在那时，他正要采取他的政治生涯中也许是最勇敢的决定，但这一点我是现在才知道的。<text:span text:style-name="T6"><text:s/><text:line-break/></text:span><text:span text:style-name="T5">　　主席</text:span>简短地向我谈了一九六七年的几乎是无政府状态的情况，同时我们一起看那些为庆祝国庆准备的生动的彩车，真是五彩缤纷，形象动人！重点是中国的生产和备战。到处都有穿军装的人，但是，可以看到的为数不多的武器是民兵队伍手里的武器，其中有很多姑娘，头上梳着辫子。颂扬毛的著作的生动的画面一个接一个，但首先是涉及工厂、公社、文化事业和军事生活的画面。全身塑像和半身像，有的很大，重现了站在我身边的这位人物、这位领袖、这位第二次的解放即文化上的解放的创议人的形象。这第二次的解放是为了使革命象原来的那样纯洁，是为了让空前广泛的群众参加到革命中来。<text:span text:style-name="T6"><text:s/><text:line-break/></text:span><text:span text:style-name="T5">　　在我</text:span>们面前通过的游行队伍喊着，毛主席万岁，毛主席万岁，毛主席万万岁！很多青年人的眼里饱含着热泪。<text:span text:style-name="T6"><text:s/><text:line-break/></text:span><text:span text:style-name="T5">　　我不由得指着这怀着崇拜心情的游行</text:span>队伍问毛：<text:span text:style-name="T6"><text:s/><text:line-break/></text:span><text:span text:style-name="T5">　　</text:span><text:span text:style-name="T6">“</text:span><text:span text:style-name="T5">您</text:span>觉得所有这些怎么样？您的印象如何？<text:span text:style-name="T6">” <text:line-break/></text:span><text:span text:style-name="T5">　　主席微露嗔色，摇摇头，又</text:span>说<text:span text:style-name="T6">“</text:span><text:span text:style-name="T5">很好</text:span><text:span text:style-name="T6">”</text:span><text:span text:style-name="T5">，但看</text:span>来他不是十分满意的。这是什么意思？又过来一些游行的人把我们的谈话打断了，使他没有能回答我的问话。只是在经过几周之后，在一次长时间的谈话中，我重新提出这一问题时，毛才非常坦率地向我谈到，个人崇拜是<text:span text:style-name="T6">“</text:span>讨嫌<text:span text:style-name="T6">”</text:span><text:span text:style-name="T5">的。我这才发</text:span>现，在十月的那天，他的反应并不是赞成那些成千上万双手里拿着用来赞扬毛语录的画面、旗子和鲜花的。<text:span text:style-name="T6"><text:s/><text:line-break/></text:span><text:span text:style-name="T5">　　</text:span>问题仍然是重建党和重建国家的领导机构。据周恩来说，原来的党员恢复组织生活得占百分之九十五，而很多很有经验的干部正在等待重新任命职务。<text:span text:style-name="T6"><text:s/><text:line-break/></text:span><text:span text:style-name="T5">　　当然，党的核心形式上在一九六九年四月就已经建立起</text:span>来，那时，九大选出了新的中央委员会。但是，那时大量的老干部还在公社或者五<text:span text:style-name="T6">-</text:span><text:span text:style-name="T5">七干校（毛发出有</text:span>关指示的日子）劳动。最严重的情况是，他们还得等待<text:span text:style-name="T6">“</text:span><text:span text:style-name="T5">解放</text:span><text:span text:style-name="T6">”</text:span><text:span text:style-name="T5">，还要令人</text:span>满意地完成<text:span text:style-name="T6">“</text:span><text:span text:style-name="T5">斗、批、改</text:span><text:span text:style-name="T6">”</text:span><text:span text:style-name="T5">的三个</text:span>阶段才能得到解放。另外一些干部被送去进行正常的思想教育，这是所有的党员都应该定期接受的教育。<text:span text:style-name="T6"><text:s/><text:line-break/></text:span><text:span text:style-name="T5">　　同时，从家庭</text:span>开始对新宪法进行全国性的讨论，新宪法号召要提高警惕，要进行群众性的大批判。新宪法的通过同第四届人大召开将一起使文化大革命达到最高峰。新宪法说中国是<text:span text:style-name="T6">“</text:span><text:span text:style-name="T5">中国共</text:span>产党领导的<text:span text:style-name="T6">”“</text:span><text:span text:style-name="T5">无</text:span>产阶级专政的社会主义国家<text:span text:style-name="T6">”</text:span><text:span text:style-name="T5">。七月一日将庆祝中国共</text:span>产党的五十周年，那时，通过在形式上重建省委<text:span text:style-name="T6">——</text:span><text:span text:style-name="T5">这是</text:span><text:span text:style-name="T6">“</text:span><text:span text:style-name="T5">改</text:span><text:span text:style-name="T6">”</text:span><text:span text:style-name="T5">的象征</text:span><text:span text:style-name="T6">————</text:span><text:span text:style-name="T5">以及全国团</text:span>结，政权的恢复，重建工作将完成。<text:span text:style-name="T6"><text:s/><text:line-break/><text:line-break/></text:span><text:span text:style-name="T5">　　</text:span><text:span text:style-name="T6">“</text:span><text:span text:style-name="T5">走</text:span>资派<text:span text:style-name="T6">”</text:span><text:span text:style-name="T5">刘接受挑战</text:span><text:span text:style-name="T6"><text:s/><text:line-break/><text:line-break/></text:span><text:span text:style-name="T5">　　一九六六年党</text:span>瘫痪到最严重程度时，重建的进程是很困难很艰巨的，那时，文化革命发展到了摧毁党的地步。<text:span text:style-name="T6"><text:s/><text:line-break/></text:span><text:span text:style-name="T5">　　</text:span>为什么这样强大的党的创建者和公认的天才领袖要<text:span text:style-name="T6">“</text:span><text:span text:style-name="T5">断然粉碎这个党</text:span><text:span text:style-name="T6">”</text:span><text:span text:style-name="T5">呢？这不是毛原</text:span>来的打算，他只是要把<text:span text:style-name="T6">“</text:span><text:span text:style-name="T5">一小撮</text:span><text:span text:style-name="T6">”</text:span><text:span text:style-name="T5">人清除出</text:span>权力结构。但是，最后触及到了很多高级领导人和毛的一些最老的同事。为首的是刘少奇，他是党的第一副主席，国家主席。<text:span text:style-name="T6"><text:s/><text:line-break/></text:span><text:span text:style-name="T5">　　毛</text:span>泽东永远是党的主席，刘是他的第一<text:span text:style-name="T6">“</text:span><text:span text:style-name="T5">副主席</text:span><text:span text:style-name="T6">”</text:span><text:span text:style-name="T5">。但是，一九六四年，毛失去了对他的</text:span><text:span text:style-name="T6">“</text:span>继任人<text:span text:style-name="T6">”</text:span>们组成的大部分机构，首先是国家机构的实际控制。比如，一九六五年，他甚至不能在北京的党报上发表一篇重要的文章，文章的目的是开始文化革命的宣传阶段。毛不得不以小册子的方式在上海发表它。<text:span text:style-name="T6"><text:s/><text:line-break/></text:span><text:span text:style-name="T5">　　刘及其在中央委</text:span>员会的盟友一直利用毛的名望利用国家、工会、党校、政治干部和官员来施展阴谋。确实，很多干部都认为自己是真正的毛泽东主义者，但是，刘以及同刘一样思想的那些同伙特别在一九五九到六一年的经济危机之后，在理论上利用了对毛的崇拜，在实际上侮辱了毛主义。他们不强调阶级斗争而只搞生产，他们只靠<text:span text:style-name="T6">“</text:span>专家<text:span text:style-name="T6">”</text:span>来提高技术水平，搞政治为经济权利和技术权利服务。他们主张扩大国家信贷（以及国家债务），而不是<text:span text:style-name="T6">“</text:span><text:span text:style-name="T5">大跃</text:span>进<text:span text:style-name="T6">”</text:span><text:span text:style-name="T5">，不是以</text:span>积极的劳动的思想热情来作资本。<text:span text:style-name="T6"><text:s/><text:line-break/></text:span><text:span text:style-name="T5">　　在</text:span>讨论后来成为毛的文化革命的纲领的文件时最后摊牌了。在一次决定性的冲突中，刘顽固地反对毛的第一点、也是最基本的一点：<text:span text:style-name="T6">“</text:span><text:span text:style-name="T5">斗垮走</text:span>资本主义道路的当权派，批判资产阶级的反动学术<text:span text:style-name="T6">“</text:span>权威<text:span text:style-name="T6">””</text:span><text:span text:style-name="T5">，批判</text:span>资产阶级和一切剥削阶级的意识形态，改革教育，改革文艺，改革一切不适应社会主义经济基础的上层建筑<text:span text:style-name="T6">……” <text:line-break/></text:span><text:span text:style-name="T5">　　刘面</text:span>临的一个选择：要么粉碎自己的机构，要么进行较量。他没有放弃挑战。一九六五年一月二十五日，而不是在此之前，毛决定，刘必须下台。至少是一个高级负责人对我谈了这一点。<text:span text:style-name="T6"><text:s/><text:line-break/></text:span><text:span text:style-name="T5">　　毛</text:span>认为，人民和党员群众虽然是站在他的一边的，但被阴险的反对派引上了邪路。青年必须经历更深刻的第二次革命，接受教育，必须在斗争中接受锻炼，通过深入学习毛的教导重新获得生气。他希望恢复已经丧失的延安时代（一九三七<text:span text:style-name="T6">——</text:span><text:span text:style-name="T5">四七年）的精神，那时，一种平等的思想主宰那个时代，那时，毛的思想和党的首</text:span>脑们教育党员们去争取最后的胜利。<text:span text:style-name="T6"><text:s/><text:line-break/></text:span><text:span text:style-name="T5">　　</text:span>应当有一种高于一切的思想，这就是毛的教导。这就意味着，高度集中，精简机构，相信群众的积极性和创造性，使城里人学会当农民，优先满足占人口百分之八十的农民的要求，农民自己用本身劳动创造的财富来进行集体投资，取消资产阶级的一切影响。换句话说，毛要的事，他的革命生涯的经历，以及必然的一切结果，让新的一代也来经历一番。<text:span text:style-name="T6"><text:s/><text:line-break/><text:line-break/></text:span><text:span text:style-name="T5">　　</text:span>训练大家使用武器<text:span text:style-name="T6"><text:s/><text:line-break/><text:line-break/></text:span><text:span text:style-name="T5">　　因此，毛的信念所提出的第一个</text:span>问题就是，党正沿着（苏联）修正主义的道路走向资本主义，正在出现一个新的特权阶层，一个掌权的官僚阶层，一个脱离人民的官吏阶层。第二个问题是同第一个问题密切联系的，即刘少奇妄图提出以妥协来解决中苏之间的僵局的问题。从一九六五年起，美国对北越的进攻出现了把战争扩大到中国的危险。刘要派一个中国代表团参加一九六六年召开的苏共二十三大，目的是恢复中苏联盟。毛的态度恰恰相反：要相信自己，要独立，要把<text:span text:style-name="T6"><text:s/></text:span><text:span text:style-name="T5">全国办成一个大学校，学</text:span>习用人民战争反对美帝国主义和苏联社会帝国主义。<text:span text:style-name="T6"><text:s/><text:line-break/></text:span><text:span text:style-name="T5">　　还</text:span>讨论到了很多次要的问题和一些政治问题，但上面提到的两个问题是基本的。现在，人们说，刘和毛从一开始就代表着<text:span text:style-name="T6">“</text:span><text:span text:style-name="T5">两条路</text:span>线<text:span text:style-name="T6">”</text:span><text:span text:style-name="T5">。毫无疑</text:span>问，<text:span text:style-name="T6">“</text:span><text:span text:style-name="T5">两条路</text:span>线<text:span text:style-name="T6">”</text:span><text:span text:style-name="T5">是存在的。据毛</text:span>说，在党由两个人领导的四十五年里，也存在这样的情况，<text:span text:style-name="T6">“</text:span><text:span text:style-name="T5">非对抗性矛盾（逐步）变成了对抗性矛盾</text:span><text:span text:style-name="T6">”</text:span><text:span text:style-name="T5">（不可</text:span>调和的矛盾）。是个人争权的斗争吗？人情的因素是不能完全同客观政治现实分开的，但是，毫无疑问，毛和刘之间的冲突首先是由于，两个人对于伟大的中国革命的方法和目标的考虑在实质上是不相同的。<text:span text:style-name="T6"><text:s/><text:line-break/></text:span><text:span text:style-name="T5">　　</text:span>关于后来发生的事已经写了很多，但这些历史是很复杂的，很难在这里用几行字说清。但只要说一点就够了，即毛在解放军帮助下所取得的胜利是如此全面，以致副主席、国防部长林彪可以在党的九大（九大定他为毛的法定继任人）说：<text:span text:style-name="T6">“</text:span><text:span text:style-name="T5">在任何时候、任何情况下，</text:span>谁反对毛主席、谁反对毛泽东思想，就全党共讨之，全国共诛之。<text:span text:style-name="T6">” <text:line-break/></text:span><text:span text:style-name="T5">　　</text:span>现在的事实是，毛泽东思想终于把全国动员到如下这样的目标上来：加速消灭城乡差别<text:span text:style-name="T6">;</text:span><text:span text:style-name="T5">提高生活水平和文化水平；工人、农民、士兵、党的官</text:span>员和技术人员都一样有可能前进；农业技术和农业生产纳入学校教学内容之中，大家都亲自经历一番；消灭一切资产阶级思想，特别是在知识分子和官员当中残留的资产阶级思想；是学生和工人溶为一体，把学校的理论和工作实践结合起来，这样来使高等教育无产阶级化；按军队的而教育办法训练大家都使用武器；把青年培养成为这样的代表一个阶级的一代人：他们十分开通，受到良好教育，具有为全国人民和全世界人民服务的思想，不顾个人的得失，具有首先使人类最终摆脱饥饿、贪婪、无知、战争和资本主义这样的世界观。<text:span text:style-name="T6"><text:s/><text:line-break/></text:span><text:span text:style-name="T5">　　这就是一切？是的，但还有别的。我只是</text:span>简单地转述了我从官员、毛思想的积极分子以及受过毛思想的<text:span text:style-name="T6">“</text:span><text:span text:style-name="T5">再教育</text:span><text:span text:style-name="T6">”</text:span><text:span text:style-name="T5">的人那里听</text:span>来的话。我也是用毛思想来解释文化革命过去是怎么回事、现在又是怎么回事的。<text:span text:style-name="T6"><text:s/><text:line-break/><text:line-break/></text:span><text:span text:style-name="T5">　　梦想参</text:span>军<text:span text:style-name="T6"><text:s/><text:line-break/><text:line-break/></text:span><text:span text:style-name="T5">　　从林彪在党的九大宣布</text:span><text:span text:style-name="T6">“</text:span><text:span text:style-name="T5">无</text:span>产阶级文化大革命取得了伟大胜利<text:span text:style-name="T6">”</text:span><text:span text:style-name="T5">至今两年以</text:span>来，几乎占人口百分之九十七的非党群众在今天是如何生活得呢？<text:span text:style-name="T6"><text:s/><text:line-break/></text:span><text:span text:style-name="T5">　　幼儿园的</text:span>许多孩子们给我唱了《毛主席永远和我们在一起》的歌子。任何人都会对你说他热爱毛主席。而且，今天的人同一九六五年我认识的人，除了大家都佩戴毛主席像章之外，在外表上几乎再没有任何区别。人们的穿着都一样：灰色和浅蓝色的裤子和上衣，男女都一样，别的就是草绿色和蓝色卡叽衣服。许多人宁愿在家里穿较好的和色彩鲜艳的衣服，然而现在在街上看到的<text:span text:style-name="T6">“</text:span><text:span text:style-name="T5">时兴</text:span><text:span text:style-name="T6">”</text:span><text:span text:style-name="T5">服装</text:span>绝对是无产阶级化的。在城市里，农民和知识分子越来越难区分，象街道是干净整齐的一样，这两种人都是干净整齐的。<text:span text:style-name="T6"><text:s/><text:line-break/></text:span><text:span text:style-name="T5">　　人</text:span>们纯朴自然，言谈行动彬彬有礼。今天，群众都更多地受到教育；几乎所有的儿童都上学；在很多工厂里，工人都是中学毕业生。由于在过去二十年里载了许多树，城市变得漂亮起来；对农业的全面改造正改变着农村的旧面貌。<text:span text:style-name="T6"><text:s/><text:line-break/></text:span><text:span text:style-name="T5">　　中国</text:span>显然是从未有过地富裕起来，但不是个人富裕。<text:span text:style-name="T6"><text:s/><text:line-break/></text:span><text:span text:style-name="T5">　　人</text:span>们的营养丰富，身体健康，衣着合身；每周六天工作、参加政治活动或学习技术。空闲的时候，人们如果不去挖地道或修防空洞，就在家休息，或者打乒乓球或者是同朋友去游泳。人们偶尔也有一些担心的事，但担心的不是食品价格上涨、医药费用或税收增加。人们的生活水平不是很高，但是，他们不知道什么是借债和典当，不必担心折磨过他们的父母的饥饿和贫困。人们看到的报纸和杂志登的首先是政治和鼓舞人的消息，现在没有一个中国人是不关心政治的。另一方面，人们不必因这样的消息而感到担心：犯罪行为、经济危机、污辱、种族骚乱、婚姻丑事、吸毒、腐败行为、对富人的阶级性的妒忌等等。正如一个观察家所说的那样，中国是<text:span text:style-name="T6">“</text:span><text:span text:style-name="T5">道德的渊</text:span>薮<text:span text:style-name="T6">”</text:span><text:span text:style-name="T5">。</text:span><text:span text:style-name="T6"><text:s/><text:line-break/></text:span><text:span text:style-name="T5">　　我看到，工</text:span>资稍有变动，即低工资和中等工资略有增加，高工资稍有缩减。<text:span text:style-name="T6"><text:s/><text:line-break/></text:span><text:span text:style-name="T5">　　在十几个大城市里，在一些省城和公社里我看到，消</text:span>费品很好，售价比一九六五年低或者几乎相等。<text:span text:style-name="T6"><text:s/><text:line-break/></text:span><text:span text:style-name="T5">　　粮食、食油和棉布都是定量供</text:span>应的。粮食定量根据人们的工种不同而不同，每人每月的定量在十三公斤到二十公斤之间，再加上目前供应充足的副食品，这是足够的了。中国是世界上生产棉纺品最多的国家，但这是在国际市场上的地位，在国内每人配给五米半棉布。相反，合成纤维品是随便购买的，因而需求量也就很大。食油的定量平均起来可以足够一家人的需要。除此以外，所有的消费品都是随便购买的。我没有看到私人汽车有所增加，为此，城市和铁路运输良好。交通费极低。<text:span text:style-name="T6"><text:s/><text:line-break/></text:span><text:span text:style-name="T5">　　普通人一家也</text:span>许至少有一辆自行车（农民也是如此）。有很多类型的住房，但一般说来都比过去的好（在农村，农民有自己的房屋，不必交房钱）。工厂工人的医疗费用食油他们的组织支付的。医药的售价比起西方国家的售价来简直可以说是不必花钱，避孕药是免费供应的。<text:span text:style-name="T6"><text:s/><text:line-break/></text:span><text:span text:style-name="T5">　　除了这一切以外，只要对文化革命</text:span>进行比较深刻的分析就可能充分地估价中国人民的生活方式。文化革命的效果在工厂、农村的公社、教育、医疗卫生、各种类型的文化活动和军队等方面的组织及政治改变当中是特别显著的。今天，青年的最大的想望是能参加海、陆、空军，但只有少数人被挑选上。<text:span text:style-name="T6"><text:s/><text:line-break/><text:line-break/>----------------------------------------------------------- <text:line-break/></text:span><text:span text:style-name="T5">　　</text:span><text:span text:style-name="T6"><text:s/><text:line-break/></text:span><text:span text:style-name="T5">美国《生活》</text:span>杂志<text:span text:style-name="T6"><text:s/><text:line-break/><text:line-break/></text:span><text:span text:style-name="T5">毛</text:span>泽东的一次交谈<text:span text:style-name="T6"><text:s/><text:line-break/><text:line-break/></text:span><text:span text:style-name="T5">　　毛</text:span>泽东主席在去年十二月十八日在北京同我进行的一次长达五小时的谈话中，表述了他对中美关系、中俄关系和对外关系方面的其他一些问题以及对无产阶级文化大革命及其后果的一些看法。<text:span text:style-name="T6"><text:s/><text:line-break/></text:span><text:span text:style-name="T5">　　主席批</text:span>评了对毛<text:span text:style-name="T6">“</text:span><text:span text:style-name="T5">个人崇拜</text:span><text:span text:style-name="T6">”</text:span><text:span text:style-name="T5">的</text:span>专讲形式的做法，解释了为什么在文化革命期间曾有必要采取这种讨嫌的做法，并且预言这种做法将逐渐改变。他说，人民共和国政府不久将让能代表美国广泛的政界和新闻舆论界的右、中、左三方面的一些人访问中国。他谈到赞成同美国最高级官员（包括尼克松先生在内）开始进行谈话。他说他寄很大希望于美国人民，认为美国人民将是一只有益于世界的潜在力量。<text:span text:style-name="T6"><text:s/><text:line-break/></text:span><text:span text:style-name="T5">　　毛主席强</text:span>调说，他不希望进行接见记者式的谈话。我们进行的是一次交谈。但是，只是在最近我才能够证实他不反对在不直接引用原话的情况下发表他的某些意见。<text:span text:style-name="T6"><text:s/><text:line-break/></text:span><text:span text:style-name="T5">　　那是在清晨。我</text:span>们共进了早餐，一直谈到一点左右。<text:span text:style-name="T6"><text:s/><text:line-break/></text:span><text:span text:style-name="T5">　　毛</text:span>宽敞的书房里四面都是书架，书架上摆满了数以百计的中文书籍，其中也有少量的外文书籍。许多书中插着注有解释的、作书签用的纸条。大写字桌上高高地堆着报刊和手稿。这是正在从事写作的作家的工作室。通过宽敞的窗户，可以瞥见园景，据说主席亲自在园子里种植蔬菜和试种庄稼。<text:span text:style-name="T6"><text:s/><text:line-break/></text:span><text:span text:style-name="T5">　　我</text:span>们讨论了我写的关于我们上次一九六五年一月谈话的报道，在那篇报道中，我曾写道，他承认中国确有<text:span text:style-name="T6">“</text:span><text:span text:style-name="T5">个人崇拜</text:span><text:span text:style-name="T6">”</text:span><text:span text:style-name="T5">。因</text:span>为我写了这一点，有些人曾批评过我。<text:span text:style-name="T6"><text:s/><text:line-break/></text:span><text:span text:style-name="T5">　　他</text:span>说，那些反对我在一九六七年和一九六八年重访中国的官员都属于一个极左集团的，这个集团曾一度夺了外交部的权，但是，他们都早就被全部清除了。毛继续说，在我们一九六五年进行谈话的时候，许多权力<text:span text:style-name="T6">——</text:span><text:span text:style-name="T5">各个省、各个地方党委内，特别是北京市党委内的宣</text:span>传工作地权力<text:span text:style-name="T6">——</text:span><text:span text:style-name="T5">他都管不了了。正因</text:span>为如此，他那时曾说过需要有更多的个人崇拜，以便鼓动群众去摧毁反毛的、党的官僚机构。<text:span text:style-name="T6"><text:s/><text:line-break/></text:span><text:span text:style-name="T5">　　今天，情况不同了。主席</text:span>说，所谓<text:span text:style-name="T6">“</text:span><text:span text:style-name="T5">四个</text:span>伟大<text:span text:style-name="T6">”——</text:span><text:span text:style-name="T5">对毛本人的称号</text:span><text:span text:style-name="T6">——“</text:span>伟大的导师、伟大的领袖、伟大的统帅、伟大的舵手<text:span text:style-name="T6">”</text:span>讨嫌。总有一天要统统去掉。只剩下<text:span text:style-name="T6">“TEACHER</text:span><text:span text:style-name="T5">（</text:span>导师<text:span text:style-name="T6"><text:s/></text:span><text:span text:style-name="T5">）</text:span><text:span text:style-name="T6">”</text:span><text:span text:style-name="T5">这个</text:span>词，就是教员。毛历来是当教员的，现在还是教员。甚至在他成为共产主义者之前，他就是长沙的一个小学教员。其他的称号一概辞去。<text:span text:style-name="T6"><text:s/><text:line-break/></text:span><text:span text:style-name="T5">　　我</text:span>说：<text:span text:style-name="T6">“</text:span><text:span text:style-name="T5">我常常想，不知道那些呼毛口号最响，</text:span>挥动旗子最起劲的人，是不是<text:span text:style-name="T6">——</text:span><text:span text:style-name="T5">就象有些人所</text:span>说的<text:span text:style-name="T6">——</text:span><text:span text:style-name="T5">在打着</text:span>红旗反红旗。<text:span text:style-name="T6">” <text:line-break/></text:span><text:span text:style-name="T5">　　毛点点头。他</text:span>说，这些人分三种。一种是真心实意的。第二种是随大流的<text:span text:style-name="T6">——</text:span><text:span text:style-name="T5">因</text:span>为别人喊<text:span text:style-name="T6">“</text:span><text:span text:style-name="T5">万</text:span>岁<text:span text:style-name="T6">”</text:span><text:span text:style-name="T5">，他</text:span>们也跟着喊。第三种人是伪君子。我（按：指斯诺）没有受这一套的骗是对的。<text:span text:style-name="T6"><text:s/><text:line-break/></text:span><text:span text:style-name="T5">　　我</text:span>说：<text:span text:style-name="T6">“</text:span><text:span text:style-name="T5">我</text:span>记得，就是你一九四九年进北京之前，中央委员会通过了一个决议<text:span text:style-name="T6">——</text:span><text:span text:style-name="T5">据</text:span>说是根据你的建议<text:span text:style-name="T6">——</text:span><text:span text:style-name="T5">禁止用任何人的名字</text:span>来命名街道、城市或地方。<text:span text:style-name="T6">” <text:line-break/></text:span><text:span text:style-name="T5">　　他</text:span>说，是的，他们避免了这种做法；但是，其他的崇拜形式出现了。有那么多的标语、画像和石膏像。红卫兵坚持说，如果你周围没有这些东西，你就是反毛。在过去几年中，有必要搞点个人崇拜。现在没有这种必要了，应当降温了。<text:span text:style-name="T6"><text:s/><text:line-break/></text:span><text:span text:style-name="T5">　　他接着</text:span>说，但是，难道美国人就没有自己的个人崇拜吗？各个州的州长、各届总统和内阁各个成员没有<text:span text:style-name="T6"><text:s/><text:line-break/></text:span><text:span text:style-name="T5">　　一些人去崇拜他，他怎么能干下去呢？总是有人希望受人崇拜，也总有人愿意崇拜别人。他</text:span>问我说，如果没有人读你的书和文章，你会高兴吗？总要有点个人崇拜嘛。<text:span text:style-name="T6"><text:s/><text:line-break/></text:span><text:span text:style-name="T5">　　毛主席对这种有</text:span>关神和上帝的现象<text:span text:style-name="T6">——</text:span><text:span text:style-name="T5">人需要被人崇拜，也需要崇拜被人</text:span><text:span text:style-name="T6">——</text:span>显然考虑过很多。在以前的访问中，他曾详细谈过这个问题。<text:span text:style-name="T6"><text:s/><text:line-break/></text:span><text:span text:style-name="T5">　　我</text:span>说：<text:span text:style-name="T6">“</text:span><text:span text:style-name="T5">伏尔泰曾写道，如果没有上帝，人类也必</text:span>须造一个。在那个时代，如果他表示他是一个彻底的无神论者，他就可能掉脑袋。<text:span text:style-name="T6">” <text:line-break/></text:span><text:span text:style-name="T5">　　毛同意，</text:span>许多人因为说了比这要轻得多的话就掉了脑袋。<text:span text:style-name="T6"><text:s/><text:line-break/></text:span><text:span text:style-name="T5">　　我</text:span>说：<text:span text:style-name="T6">“</text:span><text:span text:style-name="T5">自那时以</text:span>来我们已经取得了一些进步。人类已经在一些事情上改变了上帝的观点。其中一件事就是节制生育，在这个问题上，中国现在同五年前或者十年以前比较起来有了很大的变化。<text:span text:style-name="T6">” <text:line-break/></text:span><text:span text:style-name="T5">　　他</text:span>说，没有。说我（按：斯诺）受人欺骗了。在乡下，妇女仍然想要男孩。如果第一个和第二个孩子都是女孩，她还想再生一个。如果生了第三个，还是个女孩，这位母亲还想再生。很快就生了九个。这位母亲已经四十五岁左右了，她最后只好决定就这样算了。这种态度必须改变，但是需要时间。在美国情况也许一样吧？<text:span text:style-name="T6"><text:s/><text:line-break/></text:span><text:span text:style-name="T5">　　主席</text:span>说，要男女完全平等，现在不可能。但是在中国人和美国人之间无需有偏见。可以相互尊重和平等。他说他寄很大希望于这两国人民。<text:span text:style-name="T6"><text:s/><text:line-break/></text:span><text:span text:style-name="T5">　　如果苏联不行，那么他将寄希望于美国人民。单是美国就有两亿多人口。生</text:span>产已经高于各个国家，教育普及。他将高兴看到在那里出现一个党来领导革命，虽然他并不预料在最近的将来就会出现。<text:span text:style-name="T6"><text:s/><text:line-break/></text:span><text:span text:style-name="T5">　　他</text:span>说，同时，外交部正在研究让美国人左、中、右都来访问中国。是否应当让代表垄断资本家的尼克松这样的右派来呢？应当欢迎他来，因为，据毛解释说，目前中美两国之间的问题要跟尼克松解决。毛将高兴同他谈，他当做旅行者也行，当作总统也行。<text:span text:style-name="T6"><text:s/><text:line-break/></text:span><text:span text:style-name="T5">　　他</text:span>说，遗撼的是我（按：指斯诺）代表不了美国；我不是一个垄断资本家。我能够解决台湾问题吗？何必那么僵着？蒋介石还没有死。但是台湾关尼克松什么事？这个问题是杜鲁门和艾奇逊搞的。<text:span text:style-name="T6"><text:s/><text:line-break/></text:span><text:span text:style-name="T5">　　有一点提一下也</text:span>许是适宜的<text:span text:style-name="T6">——</text:span><text:span text:style-name="T5">这并不是我同毛主席</text:span>谈话内容的一部分<text:span text:style-name="T6">——</text:span><text:span text:style-name="T5">这就是：在北京的外国外交官去年了解到，某些中国人当时正在</text:span>转达华盛顿给中国政府的信。这种联系旨在向中国领导人说明尼克松先生对亚洲的<text:span text:style-name="T6">“</text:span><text:span text:style-name="T5">新看法</text:span><text:span text:style-name="T6">”</text:span><text:span text:style-name="T5">。据</text:span>说，尼克松坚决要尽快撤出越南，谋求通过谈判由国际保证东南亚的独立；通过弄清台湾问题结束中美关系的僵局，使这个人民共和国进入联合国并同美国建立外交关系。一九七零年有两个重要的法国人来过中国。第一个是计划部长安德烈<text:span text:style-name="T6">-</text:span><text:span text:style-name="T5">贝当古，第二个是戴高</text:span>乐政权时的总理莫里斯<text:span text:style-name="T6">-</text:span>顾夫<text:span text:style-name="T6">-</text:span><text:span text:style-name="T5">德姆</text:span>维尔。莫<text:span text:style-name="T6">-</text:span>顾夫<text:span text:style-name="T6">-</text:span><text:span text:style-name="T5">德姆</text:span>维尔为戴高乐将军访华作好了安排，这次访问本来是准备在今年进行的。我自权威方面获悉，尼克松先生最早是向戴高乐将军透露他打算谋求同中国取得真正的缓和的。有些人当时曾预料戴高乐在访问时将在促成中美认真交谈方面起关键的作用。他的死使这一点未能实现。毛主席给戴高乐夫人的对这位将军的唁电，据人们所知，是自从罗斯福去世以来他对任何非共产党政治家的唯一的一次赞扬。<text:span text:style-name="T6"><text:s/><text:line-break/></text:span><text:span text:style-name="T5">　　与此同时，其他外交官很活跃。一位已经</text:span>访唔过一次尼克松总统的欧洲国家驻北京使团团长于去年十二月再次来到华盛顿。他绕过国务院跑到白宫去举行会谈，于一月间回到中国。我在二月间离北京前不久，曾自另一位绝对可靠的外交人士处获悉，白宫当时再次转达了一个信息，询问总统如果派一位私人代表前往同中国最高级领导人交谈，他将在中国首都受到怎样的接待。<text:span text:style-name="T6"><text:s/><text:line-break/></text:span><text:span text:style-name="T5">　　我必</text:span>须再次强调，上述背景情况中没有任何情况是毛泽东向我提供的。<text:span text:style-name="T6"><text:s/><text:line-break/></text:span><text:span text:style-name="T5">　　在我</text:span>们谈话的时候，主席再次向我追述说，教给中国人民进行革命的正是日本军国主义者。由于他们的侵略，他们激起了中国人民进行战斗，并且帮助了中国的社会主义取得统治地位。<text:span text:style-name="T6"><text:s/><text:line-break/></text:span><text:span text:style-name="T5">　　我提到几天前西哈努克亲王曾对我</text:span>说：<text:span text:style-name="T6">“</text:span><text:span text:style-name="T5">尼克松是毛</text:span>泽东最好的代理人。他对柬埔寨炸得越凶，他就越使更多的人变成共产党人。他是他们最好的弹药运输人。<text:span text:style-name="T6">”</text:span><text:span text:style-name="T5">毛</text:span>泽东同意说，是的，他喜欢那样的帮助。<text:span text:style-name="T6"><text:s/><text:line-break/></text:span><text:span text:style-name="T5">　　我提醒他</text:span>说，两个月前天安门广场举行<text:span text:style-name="T6">“</text:span><text:span text:style-name="T5">十一</text:span><text:span text:style-name="T6">”</text:span><text:span text:style-name="T5">游行时我同他的</text:span>谈话的过程中，他曾告诉我，他<text:span text:style-name="T6">“</text:span><text:span text:style-name="T5">不</text:span>满意目前的情况<text:span text:style-name="T6">”</text:span><text:span text:style-name="T5">。我</text:span>请他解释他那番话的意思。<text:span text:style-name="T6"><text:s/><text:line-break/></text:span><text:span text:style-name="T5">　　他回答</text:span>说，文化大革命中有两件事他很不赞成。一个是讲假话。有人一面说要文斗，不要武斗，而实际上却在桌子下面踢人家一脚，然后把脚收回来。当被踢的那个人问他：<text:span text:style-name="T6">“</text:span><text:span text:style-name="T5">你</text:span>为什么踢我啊<text:span text:style-name="T6">”</text:span><text:span text:style-name="T5">他又</text:span>说：<text:span text:style-name="T6">“</text:span><text:span text:style-name="T5">我没有踢你啊，你看，我的脚不是还在这里</text:span>吗？<text:span text:style-name="T6">”</text:span><text:span text:style-name="T5">毛</text:span>说，这是讲假话。后来，文化大革命中的冲突发展成了打派仗<text:span text:style-name="T6">——</text:span>开始用长矛，后来用步枪，，又用迫击炮。外国人讲中国大乱，不是假话，是真的，武斗。<text:span text:style-name="T6"><text:s/><text:line-break/></text:span><text:span text:style-name="T5">　　主席很不高兴的另一件事是虐待</text:span><text:span text:style-name="T6">“</text:span><text:span text:style-name="T5">俘</text:span>虏<text:span text:style-name="T6">”——</text:span><text:span text:style-name="T5">即罢了官和接受再教育的党</text:span>员和其他人。解放军的老办法<text:span text:style-name="T6">——</text:span>释放俘虏并发给路费回家，这曾使许多敌人士兵受到感化而志愿参加他们的队伍<text:span text:style-name="T6">——</text:span><text:span text:style-name="T5">常常被忽视了。</text:span><text:span text:style-name="T6"><text:s/><text:line-break/></text:span><text:span text:style-name="T5">　　毛</text:span>泽东最后说，如果一个人不讲真话，他怎么能到别人的信任呢？谁信任你啊？朋友之间也是这样。<text:span text:style-name="T6"><text:s/><text:line-break/></text:span><text:span text:style-name="T5">　　我</text:span>问道：<text:span text:style-name="T6">“</text:span><text:span text:style-name="T5">俄国人害怕中国人</text:span>吗？<text:span text:style-name="T6">” <text:line-break/></text:span><text:span text:style-name="T5">　　他回答</text:span>说，有人是这样说，但是他们为什么要害怕呢？中国的原子弹只有这么大（毛伸出他的小手指），而俄国的原子弹有那么大（他伸出他的拇指）。俄国和美国的原子弹加起来（他把两个拇指并在一起）有这么大。<text:span text:style-name="T6"><text:s/><text:line-break/></text:span><text:span text:style-name="T5">　　但是</text:span><text:span text:style-name="T6"><text:s/></text:span><text:span text:style-name="T5">从长</text:span>远的观点来看，俄国人害怕中国吗？<text:span text:style-name="T6"><text:s/><text:line-break/></text:span><text:span text:style-name="T5">　　他回答</text:span>说，听说他们有点怕。即使一个人的房子里有几只老鼠，这个人也可能吓坏了，怕老鼠吃掉他的糖果。比如，中国挖防空洞，俄国人因而感到不安。但是如果中国人钻防空洞，他们怎么能够打别人呢？<text:span text:style-name="T6"><text:s/><text:line-break/></text:span><text:span text:style-name="T5">　　至于意</text:span>识形态问题，是谁打了第一枪呢？俄国人叫中国人教条主义，后来中国人叫俄国人修正主义。中国发表了俄国人的批评文章，但是俄国人不敢发表中国的批评文章。后来他们派了一些古巴人，随后又派了罗马尼亚人去要求中国人停止公开论战。毛说，那不行。如果必要的话，要争论一万年。后来柯西金本人来了。他们会谈后，毛对他说，他将减少一千年，但是不能再减了。<text:span text:style-name="T6"><text:s/><text:line-break/></text:span><text:span text:style-name="T5">　　他</text:span>说，俄国人瞧不起中国人，也瞧不起许多国家的人民。他们以为，只要他们一句话，大家就都会听从。<text:span text:style-name="T6"><text:s/><text:line-break/></text:span><text:span text:style-name="T5">　　他</text:span>们不相信也有不听的，其中一个就是鄙人。尽管中俄意识形态的分歧现在是不可调和的（正如他们在柬埔寨问题上采取互相矛盾的政策所表明的那样），但是他们最终还是可以解决他们国家之间的问题的。<text:span text:style-name="T6"><text:s/><text:line-break/></text:span><text:span text:style-name="T5">　　毛主席再次提到美国</text:span>说，中国应该学美国把责任和财富分散到五十个州的那种发展办法。中央政府不能什么事都干。中国必须依靠地区和地方的积极性。<text:span text:style-name="T6"><text:s/><text:line-break/></text:span><text:span text:style-name="T5">　　通过这次和其他几次非正式的交</text:span>谈，我相信，在今后的中美会谈中，毛主席一定会坚持那些指导中国全部对外政策、中国在意识形态方面和对世界的看法以及中国的地区政策的基本原则。另一方面，我也相信，在国际紧张局势得以缓和以后，中国将谋求同欢迎它充分参加世界事务的一切友好国家和敌对国家中的一切友好人民进行合作。　<text:span text:style-name="T6"><text:s/><text:line-break/>------------------ <text:line-break/><text:line-break/><text:line-break/></text:span><text:span text:style-name="T5">另外</text:span><text:span text:style-name="T6"><text:s/><text:line-break/></text:span><text:span text:style-name="T5">在</text:span><text:span text:style-name="T6">1937</text:span><text:span text:style-name="T5">年出版的西行漫記裡毛談到抗日戰爭，這是在日本侵華全面戰爭的前一年。</text:span><text:span text:style-name="T6"><text:s/><text:line-break/><text:line-break/><text:line-break/></text:span><text:span text:style-name="T5">三</text:span><text:span text:style-name="T6"><text:s/></text:span>论抗日战争<text:span text:style-name="T6"><text:s/><text:line-break/>“</text:span><text:span text:style-name="T5">这一切以及其他的因素，是决定战争的条件，使我</text:span>们可以对日本的堡垒和战略根据地作最后的决定性的攻击，将日本占领军赶出中国。<text:span text:style-name="T6"><text:s/><text:line-break/>“</text:span><text:span text:style-name="T5">至于</text:span>军火，日本不能夺取我们内地的兵工厂，而这是仅够供给中国军队用许多年的；他们也不能阻止我们从他们自己手中夺取大量的武器和军火。红军就是用这种方法从国民党手中来装备它现在的部队的：九年以来，国民党成了我们的<text:span text:style-name="T6">‘</text:span>军火运输队<text:span text:style-name="T6">’</text:span><text:span text:style-name="T5">。如果全中国人民联合起</text:span>来抗日，那末，运用这种战术来取得我们的军火的可能性就更加无限了！<text:span text:style-name="T6"><text:s/><text:line-break/></text:span><text:span text:style-name="T5">我</text:span>问：<text:span text:style-name="T6">“</text:span><text:span text:style-name="T5">你</text:span>认为这样的战争要打多久？<text:span text:style-name="T6">” <text:line-break/></text:span><text:span text:style-name="T5">答：</text:span><text:span text:style-name="T6">“</text:span><text:span text:style-name="T5">那就是</text:span>坚决地、断然地坚持对日本侵略进行抗战。此外，它还要求遵守我们在呼吁建立民主共和国和国防政府的宣言中所提出的各点。<text:span text:style-name="T6">” <text:line-break/>“</text:span><text:span text:style-name="T5">这并不是</text:span>说要放弃战略要冲，只要认为有利，战略要冲还是应该用阵地战来保卫的。但中心战略却比必须是运动战，而着重依靠游击队战术。深垒战必须利用，但这在战略上只是辅助的和次要的。<text:span text:style-name="T6">” <text:line-break/></text:span><text:span text:style-name="T5">我突然想起第二天早上八点有一个</text:span>约会要参观红军大学<text:span text:style-name="T6">——</text:span><text:span text:style-name="T5">要考察中国共</text:span>产党人抗日情绪的<text:span text:style-name="T6">“</text:span>诚意<text:span text:style-name="T6">”</text:span><text:span text:style-name="T5">，这个地方大概是最合适不过了。</text:span><text:span text:style-name="T6"><text:s/><text:line-break/></text:span>问：<text:span text:style-name="T6">“</text:span><text:span text:style-name="T5">在实际上，苏</text:span>维埃政府和红军怎样才能跟国民党军队合作抗日呢？在对外战争中，所有的中国军队，是必须放在统一指挥之下的。如果最高军事会议有红军代表，红军是否愿意遵守它的政治和军事的决定？<text:span text:style-name="T6">” <text:line-break/></text:span><text:span text:style-name="T5">这样的人会是真的在</text:span>认真地考虑战争吗？<text:span text:style-name="T6"><text:s/><text:line-break/></text:span>问：<text:span text:style-name="T6">“</text:span><text:span text:style-name="T5">一旦发生中日战争，你想日本会不会发生革命呢？</text:span><text:span text:style-name="T6">” <text:line-break/></text:span><text:span text:style-name="T5">白崇禧、李宗仁、</text:span>韩复榘、胡宗南、陈诚、张学良、冯玉祥和蔡廷锴都似乎相信：中国战胜日本的唯一希望，最终必须依靠把大军分成机动部队，进行优势的运动战，并且在广大的游击区域中要有能力维持持久的防御，这样先在经济上，后在军事上慢慢拖垮日本。这至少就是他们的理论。<text:span text:style-name="T6"><text:s/><text:line-break/>“</text:span><text:span text:style-name="T5">必</text:span>须记住，这次战争是在中国境内打的。这就是说日本人受到敌视他们的中国人民的完全包围。日本人的全部给养不得不靠从外面运进来，并且还要加以保护，在各交通线都要重兵驻守，同时在东三省和日本的基地也必须重兵驻守。<text:span text:style-name="T6"><text:s/><text:line-break/></text:span><text:span text:style-name="T5">答：</text:span><text:span text:style-name="T6">“</text:span><text:span text:style-name="T5">是的。只要它是真正抗日的，我</text:span>们的政府将全心全意遵守这样一个会议的决定。<text:span text:style-name="T6">” <text:line-break/>“</text:span><text:span text:style-name="T5">你</text:span>认为在什么条件下，中国人民才能够消耗和打败日本的军队？<text:span text:style-name="T6">”</text:span><text:span text:style-name="T5">我</text:span>问。<text:span text:style-name="T6"><text:s/><text:line-break/></text:span><text:span text:style-name="T5">答：</text:span><text:span text:style-name="T6">“</text:span><text:span text:style-name="T5">战略</text:span>应该是一种在一条很长的、流动的、不定的战线上进行运９９ｌｉｂ<text:span text:style-name="T6">•</text:span><text:span text:style-name="T5">ｎｅｔ动战的战略，战略的成功完全要靠在地形险阻的地方保持高度机动性，其特点是</text:span>进攻和退却都要迅速，集中和分散都要迅速。这将是一种大规模的运动战，而不是深壕、重兵和坚垒的单纯阵地战。我们的战略和战术必须依作战的地形来决定，而这就决定了运动战。<text:span text:style-name="T6"><text:s/><text:line-break/>“</text:span><text:span text:style-name="T5">除了中国正</text:span>规军之外，我们还应在农民中创建、指导并且在政治上和军事上武装大量的游击队。东三省的这种类型的抗日义勇军的成绩，只不过是全国革命农民中可以动员起来的潜在抵抗力量的极小表现。只要有适当的领导和组织，这种队伍可以弄得日本人一天二十四小时疲于奔命，愁得要死。<text:span text:style-name="T6"><text:s/><text:line-break/>“</text:span><text:span text:style-name="T5">战争的</text:span>进行中使中国有可能夺获许多日本的俘虏、武器、弹药、战争机器，等等。到了某个时候，我们就越来越可以跟日本军队作阵地战，利用堡垒和深壕了，因为随着战争的进展，抗日军队的技术装备一定会大大的改善，而且还有与外国的重大援助而加强起来。在占领中国的长期负担的重压下，日本的经济是要崩溃的；在无数次胜负不决的战役的考验下，日本军队的士气是要涣散的。当日本帝国主义的浪潮在中国抗战的暗礁上冲散了以后，中国革命人民中潜藏的大量人力，却还可以输送无数为自己的自由而战斗的战士到前线来。<text:span text:style-name="T6"><text:s/><text:line-break/></text:span><text:span text:style-name="T5">时间已经过了早晨两点，我精疲力尽，但在毛</text:span>泽东的苍白有点发黄的脸上，我却找不出一些疲倦的表示。在吴亮平翻译和我纪录的时候，它一忽儿在两个小房间之间来回踱步，一忽儿坐下来，一忽儿躺下来，一忽儿倚着桌子读一叠报告。毛夫人也还没有睡。忽然间，他们两个都俯过身去，看到一只飞娥在蜡烛旁边奄奄一息地死去，高兴得叫起来。这确是一支很可爱的小东西，翅膀是淡淡的苹果绿，边上有一条橘黄色和玫瑰色的彩纹。毛泽东打开一本书，把这片彩色的薄纱般的羽翼夹了进去。<text:span text:style-name="T6"><text:s/><text:line-break/>“</text:span><text:span text:style-name="T5">在抗日战争中，中国人民会有比</text:span>红军对国民党斗争时候所能利用的更大的有利条件。中国是一个很大的国家，只要还有一寸的土地没有在侵略者刺刀的下面，它就不能说是被征服。就算日本占领了一大部分中国，一块有一万万，或者甚至二万万人口的地方，要打败我们，也还差得很远。我们仍旧有很大的力量来抵抗日本军阀，而且在整个战争中，他们还得不断打一场激烈的后卫战。<text:span text:style-name="T6"><text:s/><text:line-break/>“</text:span><text:span text:style-name="T5">有</text:span>许多人以为一旦日本占领了沿海的几个战略要冲而实行封锁以后，中国就将不可能继续对日抗战了。这是胡说。我们只要看看红军的历史，就可以驳倒这种看法。在有些时候，我们的力量在数量上要比国民党的军队少十倍或二十倍，他们在装备上也胜过我们。他们<text:span text:style-name="T6">http://www.99lib.net</text:span><text:span text:style-name="T5">的经济</text:span>资源超过我们好几倍，他们还得到外界物资上的援助。可是，为什么红军还能节节获胜，它不仅能够存在到今天，而且还能增加它的力量？<text:span text:style-name="T6"><text:s/><text:line-break/></text:span><text:span text:style-name="T5">答：</text:span><text:span text:style-name="T6">“</text:span><text:span text:style-name="T5">日本的革命不仅是可能的，而且是一定的。在日</text:span>军一遭到严重的失败，革命就不可避免地马上要开始发生了。<text:span text:style-name="T6">” <text:line-break/></text:span>问：<text:span text:style-name="T6">“</text:span><text:span text:style-name="T5">怎样才能最好的武装人民、</text:span>组织人民和训练人民来参加这样的战争？<text:span text:style-name="T6">” <text:line-break/></text:span>问：<text:span text:style-name="T6">“</text:span><text:span text:style-name="T5">中国人民的当前任务是</text:span>夺回丢给日本帝国主义的全部失地，还是只将日本赶出华北和长城以北的中国领土？<text:span text:style-name="T6">” <text:line-break/></text:span><text:span text:style-name="T5">毛</text:span>泽东继续说：<text:span text:style-name="T6">“</text:span><text:span text:style-name="T5">从地理方面</text:span>来说，战场是这样的广大，因此我们有可能以最大的效率来进行运动战，这对像日本这样行动缓慢的战争机器有致命的效果，因为它为了对付后方的袭击，不得不小心翼翼地摸索着前进。如果在一条狭隘的战线上集中重兵、竭力防御一二处要镇，那就完全丢掉了我们地理上和经济组织上的战术有利条件，而重蹈阿比希尼亚的覆辙。我们的战略和战术应该注意避免在战争初期阶段进行大决战，而应该逐步打击敌军有生力量的士气、斗志和军事效率。<text:span text:style-name="T6"><text:s/><text:line-break/></text:span><text:span text:style-name="T5">一九三六年七月十六日，我坐在毛</text:span>泽东住处里面一条没有靠背的方凳上。时间已过了晚上九点，<text:span text:style-name="T6">“</text:span><text:span text:style-name="T5">熄灯号</text:span><text:span text:style-name="T6">”</text:span><text:span text:style-name="T5">已经吹过，几乎所有的灯火已经熄</text:span>灭。毛泽东家里的天花板和墙壁，都是从岩石中凿出来的；下面则是砖块地。窗户也是从岩石中凿出的，半窗里挂着一幅布窗帘，我们前面是一张没有上油漆的方桌，铺了一块清洁的红毡，蜡烛在上面毕剥着火花。毛夫人在隔壁房间里，把那天从水果贩子那里买来的野桃子制成蜜饯。毛泽东交叉着腿坐在从岩石中凿成的一个很深的壁龛里，吸着一支前门牌香烟。<text:span text:style-name="T6"><text:s/><text:line-break/></text:span>问：<text:span text:style-name="T6">“</text:span><text:span text:style-name="T5">你对这样一</text:span>场战争在军事上和政治上的可能发展趋势有怎么样的看法？<text:span text:style-name="T6">” <text:line-break/></text:span><text:span text:style-name="T5">这里不妨插一句，就是这种战略一般</text:span>来说似乎也颇得非共产党的中国军事领导人的普遍赞成。南京由于有一支全部靠输入的空军，固然有了一支虽然开支浩大然而力量可观的对内进行镇压的力量，但大部分的专家，对于它在对外战争中的长期价值，却并不存在怎样的幻想。空军和中央军的这种机械化，有许多人甚至视为是化费不赀的玩具，认为在战争初期时肯定有令人感到意外的效果和辅助性的防御作用，但在最初几个星期后，就不能维持主动的作用，因为中国几乎完全没有基本军事工业，足以维持和补充空军或现代战争中任何其他高度技术化的部队。<text:span text:style-name="T6"><text:s/><text:line-break/></text:span><text:span text:style-name="T5">九</text:span><text:span text:style-name="T6">*</text:span><text:span text:style-name="T5">九</text:span><text:span text:style-name="T6">*</text:span><text:span text:style-name="T5">藏</text:span><text:span text:style-name="T6">*</text:span>书<text:span text:style-name="T6">*</text:span><text:span text:style-name="T5">网答：</text:span><text:span text:style-name="T6">“</text:span><text:span text:style-name="T5">是的。我</text:span>们的军队当然不会开入抗日军队所驻扎的任何区域的<text:span text:style-name="T6">——</text:span><text:span text:style-name="T5">我</text:span>们在过去也不曾这样做过。红军决不会乘机利用战时的情势。<text:span text:style-name="T6">” <text:line-break/></text:span>问：<text:span text:style-name="T6">“</text:span><text:span text:style-name="T5">在这次</text:span><text:span text:style-name="T6">‘</text:span><text:span text:style-name="T5">解放战争</text:span><text:span text:style-name="T6">’</text:span><text:span text:style-name="T5">中，你看</text:span>应该主要采取怎样的战略和战术？<text:span text:style-name="T6">” <text:line-break/>“</text:span><text:span text:style-name="T5">我</text:span>们将欢迎并优待被我们俘获的和解除武装的日本官兵。我们不会杀他们。我们将对兄弟一般的对待他们。我们对于日本无产阶级的士兵并无冲突，我们要用一切方法使他们站起来，反对他们本国的法西斯压迫者。我们的口号是：<text:span text:style-name="T6">‘</text:span><text:span text:style-name="T5">联合起</text:span>来反对共同的压迫者法西斯头子！<text:span text:style-name="T6">’</text:span><text:span text:style-name="T5">。反法西斯的日本士兵是我</text:span>们的朋友，我们的目标是不矛盾的。<text:span text:style-name="T6">” <text:line-break/>“</text:span><text:span text:style-name="T5">阿比希尼亚的</text:span>错误，除了内部政治上的弱点以外，就是在于他们想保有一条纵深战线，使得法西斯便于轰炸，便于放毒气，便于将技术上较强的战争机器对不机动的集中兵力进行袭击，使得自己受到致命的有机伤害。<text:span text:style-name="T6"><text:s/><text:line-break/>“</text:span><text:span text:style-name="T5">我</text:span>们相信中国人民一旦有了他们自己的政府，开始抗战，需要跟苏联以及其他友邦建立友好联盟时，苏联一定将首先来和我们握手。反对日本帝国主义的斗争，是全世界的事，苏联既是世界的一部分，它同英、美一样不能保持中立。<text:span text:style-name="T6">” <text:line-break/></text:span><text:span text:style-name="T5">他回答</text:span>说：<text:span text:style-name="T6">“</text:span><text:span text:style-name="T5">三个条件可以保</text:span>证我们的成功：第一、中国结成抗日民族统一战线；第二、全世界结成反日统一战线；第三、目前在日本帝国主义势力下受苦的被压迫各国人民采取革命行动。在这三个条件中，主要条件是中国人民自己的团结。<text:span text:style-name="T6">” <text:line-break/></text:span><text:span text:style-name="T5">答：</text:span><text:span text:style-name="T6">“</text:span><text:span text:style-name="T5">人民必</text:span>须有组织自己和武装自己的权利。这种自由，蒋介石在过去是不肯给予他们的。但这种压制可并没有完全成功<text:span text:style-name="T6">——</text:span><text:span text:style-name="T5">譬如就</text:span>红军的情形来说，就是如此。还有，北平、上海和其它各地虽有严重的镇压，但是学生却仍开始把自己组织起来，有了政治上的准备。但是学生和革命的反日群众还没有获得他们的自由，还不能动员起来，加以训练和武装。反过来，当人民大众获得了经济的、社会的和政治的自由，他们的力量就将千百倍的增强，全国人民的真正力量就将显示出来。<text:span text:style-name="T6"><text:s/><text:line-break/></text:span><text:span text:style-name="T5">毛答：</text:span><text:span text:style-name="T6">“</text:span><text:span text:style-name="T5">这要看中国人民的民族统一战</text:span>线的力量，要看中国和日本国内的许多的决定性因素，要看国际对华援助的程度以及日本内部革命发展的速度而定。如果中国人民的民族统一战线是极其一致的，如果上下左右都是有效地组织起来的，如果那些认识到日本帝国主义对自身利益威胁的各国政府给予中国的国际援助是大量的，如果日本国内很快发生革命，那末这次战争就会很短，很快就可以得到胜利。但是，如果这些条件不能实现，那末战争会是很长久的，但到最后，日本还是要被打败，只不过牺牲重大，全世界都要经历一个痛苦的时期。<text:span text:style-name="T6">”99lib•net <text:line-break/></text:span>问：<text:span text:style-name="T6">“</text:span><text:span text:style-name="T5">共</text:span>产党对于这样合作的交换条件是什么？<text:span text:style-name="T6">” <text:line-break/></text:span><text:span text:style-name="T5">答：</text:span><text:span text:style-name="T6">“</text:span><text:span text:style-name="T5">中国的当前任务是收复全部失地，不仅仅是保</text:span>卫我们长城以南的主权。这就是说，东三省是必须收复的。但我们并没有将朝鲜包括在内。不过，在我们恢复了中国失地的独立以后，如果朝鲜人要想挣脱日帝国主义的锁链，我们对他们的独立斗争将加以热情的援助。对于台湾也是如此。至于内蒙古，那是汉人和蒙人合居的地方，我们一定要把日本从那里赶出去，帮助内蒙古建立一个自治的政府。<text:span text:style-name="T6">” <text:line-break/>“</text:span><text:span text:style-name="T5">答案就是，</text:span>红军和苏维埃政府已在他们区域内的全体人民中，造成了一种磐石般的团结，因为苏区中的每一个人，都准备为他的政府反抗压迫者而战，因为每一个人都是志愿的、自觉的，为着他本身的利益和他认为正确的信仰而战。第二，在苏区的斗争中，人民是由有能力、有力量和有决心的人领导的，他们对于自己的战略上、政治上、经济上以及军事上的需要，都有着深切的了解。红军获得了许多次的胜利<text:span text:style-name="T6">——</text:span><text:span text:style-name="T5">当</text:span>开始的时候，有决心的革命家手中只握着几十支步枪<text:span text:style-name="T6">——</text:span><text:span text:style-name="T5">因</text:span>为它在人民中有坚实的基础，能够从老百姓方面甚至从白军方面吸引许多朋友。敌人在军事上强过我们不知多少倍，但在政治上，它却是无法动弹的。<text:span text:style-name="T6"><text:s/><text:line-break/>“</text:span><text:span text:style-name="T5">是的。如果别的帝国主义国家不象日本这样的行动，而且如果中国打</text:span>败了日本，那就意味着中国人民大众是觉醒了，动员了起来，而且确立了他们的独立。因此，帝国主义这个主要问题也就解决了。<text:span text:style-name="T6">” <text:line-break/>“</text:span><text:span text:style-name="T5">因此，文体中心点又要归</text:span>结到全中国人民的动员和团结，统一战线的建立，这就是共产党从一九三二年以来所一直主张的。<text:span text:style-name="T6">” <text:line-break/></text:span>问：<text:span text:style-name="T6">“</text:span><text:span text:style-name="T5">你想苏俄和外蒙古是否会卷入这</text:span>场战争，是否会来帮助中国？在怎样的情势之下，才有这种可能？<text:span text:style-name="T6">” <text:line-break/></text:span><text:span text:style-name="T5">我在搜集材料上多亏吴亮平</text:span>给我许多的帮助。他是蒋介石在浙江的故乡奉化一个大地主的儿子。几年以前，因为他那显然有野心的父亲要叫他和蒋总司令的一个亲戚订婚，他就从家里逃出。吴是上海大复大学的毕业生。在上海，帕特<text:span text:style-name="T6">·</text:span><text:span text:style-name="T5">吉文斯曾经逮捕他，使他在华德路</text:span>监牢里关了两年。他曾经留学法国、英国和苏联，二十六岁，因为作为一个共产党努力工作，领到了制服、住所和食物<text:span text:style-name="T6">---</text:span><text:span text:style-name="T5">后者主要是小米和面条。</text:span><text:span text:style-name="T6"><text:s/><text:line-break/>“</text:span><text:span text:style-name="T5">从经济上</text:span>说，九<text:span text:style-name="T6">-</text:span><text:span text:style-name="T5">九</text:span><text:span text:style-name="T6">-</text:span><text:span text:style-name="T5">藏</text:span><text:span text:style-name="T6">-</text:span>书<text:span text:style-name="T6">-</text:span><text:span text:style-name="T5">网中国当然不是统一的。但是中国经济的不平衡发展，在对经济高度集中的日本抗战的时候，也是有利的。譬如将上海跟中国其他部分隔</text:span>绝，对于中国并不像将纽约跟美国其他部分隔绝这样的危害严重。而且，日本要使全中国陷于孤立是不可能的，日本从大陆的观点来看，仍是一个海国，它就不能封锁中国的西北、西南和西部。<text:span text:style-name="T6"><text:s/><text:line-break/></text:span><text:span text:style-name="T5">答：</text:span><text:span text:style-name="T6">“</text:span><text:span text:style-name="T5">这里包含两个</text:span>问题<text:span text:style-name="T6">——</text:span><text:span text:style-name="T5">外国的政策和中国</text:span>军队的战略。现在，日本的大陆政策，谁都知道是已经确定的了。那些以为再牺牲一些中国主权，再作一些经济上、政治上或领土上的妥协让步，就可以阻止日本前进的人们，只不过是沉溺在乌托邦的幻想中。南京过去所采取的错误政策，就是根据这种的战略，我们只要看一看东亚的地图，就可知道结果是怎样了。不过我们已经知道，不仅是华北，连长江下游和我们南部的海港，都包括在日本的大陆计划里面。此外，也同样很清楚，日本的海军还想封锁中国海，夺取菲律宾、暹罗（泰国）、印度支那、马来亚和荷属东印度。一旦发生战争，日本必将把这些地方作为它的战略基地，割断英、法、美和中国的联系，独占南太平洋各个海面。这些行动都包括在日本海上战略计划中，我们已看到了这种计划。而且这种海上战略，是必将与日本陆上战略相配合的。<text:span text:style-name="T6"><text:s/><text:line-break/>“</text:span>红军经过自己的斗争，从军阀手中获得了自由，成为一支不可征服的力量。抗日义勇军，也同样的从日本压迫者的手中，获得了行动自由，武装了他们自己。中国人民如果加以训练起来、武装起来和组织起来，他们也一样可以成为一支不可战胜的力量。<text:span text:style-name="T6">” <text:line-break/></text:span>问：<text:span text:style-name="T6">“</text:span>红军是否同意，除了得到最高军事会议的允许或命令之外，不开入也不进攻国民党军队所驻扎的区域？<text:span text:style-name="T6">” <text:line-break/></text:span><text:span text:style-name="T5">答：</text:span><text:span text:style-name="T6">“</text:span><text:span text:style-name="T5">苏联当然也不是一个孤立的国家。它不能不</text:span>顾远东的事态。它不能保持消极被动。它是坐视日本征服全中国，把中国作为进攻苏联的战略基地？还是帮助中国人民抵抗日本侵略者，争取独立，同俄国人民建立友好关系呢？我们认为俄国会采取后一条途径的。<text:span text:style-name="T6"><text:s/><text:line-break/></text:span><text:span text:style-name="T5">毛</text:span>泽东开始回答我提出关于共产党对日政策的第一个问题，我的问题是这样的：<text:span text:style-name="T6">“</text:span><text:span text:style-name="T5">如果日本被打</text:span>败了而且被逐出了中国，你是不是以为<text:span text:style-name="T6">‘</text:span><text:span text:style-name="T5">外国帝国主义</text:span><text:span text:style-name="T6">’</text:span><text:span text:style-name="T5">这个大</text:span>问题总的来说也就此解决了呢？<text:span text:style-name="T6">” <text:line-break/></text:span><text:span text:style-name="T5">坐在我旁边的是吴亮平，他是一位年</text:span>轻的苏维埃<text:span text:style-name="T6">“</text:span><text:span text:style-name="T5">干部</text:span><text:span text:style-name="T6">”</text:span><text:span text:style-name="T5">，在我对毛</text:span>泽东进行<text:span text:style-name="T6">“</text:span><text:span text:style-name="T5">正式</text:span><text:span text:style-name="T6">”</text:span>访问时担任译员。我把毛泽东对我所提出的问题的回答，用英文全部记下来，然后又译成了中文，由毛泽东改正，他对具体细节也必力求准确是有名的。靠着吴先生的帮助，这些访问再译成了英文，经过这样的反复，我相信这几节文字很少有报道的错误。</text:p>
      <text:p text:style-name="P6"><text:span text:style-name="T5">鄭豐遠</text:span><text:s/>  |  2021.12.05 09:01   |   <text:a xlink:type="simple" xlink:href="http://palinfo.habago.org/Entry?Command=Information_PrintForum&amp;iPage=6#FORUM41265"><text:span text:style-name="T3">#</text:span></text:a></text:p>
      <text:p text:style-name="P8">刪了幾則留言。</text:p>
      <text:p text:style-name="P6"><text:span text:style-name="T5">孫從輔</text:span><text:s/>  |  2021.12.05 04:50   |   <text:a xlink:type="simple" xlink:href="http://palinfo.habago.org/Entry?Command=Information_PrintForum&amp;iPage=6#FORUM41259"><text:span text:style-name="T3">#</text:span></text:a></text:p>
      <text:p text:style-name="P7">比起安倍這些小丑的表演，我更看重日本民眾的想法。最近讀到寧南山先生的文章，發現日本民眾對中國負面評價的比例竟高達<text:span text:style-name="T6">86%</text:span>，遠高於英、美等西方國家的民眾，是全世界民意最反華的國家。中國在近代歷史上並沒有殖民日本，沒有強割日本土地，沒有在日本扶植傀儡政府，沒有提出三月亡日的主張，沒有在日本進行大屠殺，沒有強奸日本女人，也沒有拿日本人來做人體實驗。中國人殺日本人，絕大部分都是為了抵抗日本侵略，在中國的土地上殺侵略者。相比之下，美國轟炸東京，在廣島、長崎投下原子彈，在日本國土上造成數十萬日本平民死亡，數百萬人流離失所，日本民眾反而並不那麼討厭美國。我不是說中國強起來後也要用美國的方式對待日本，只是日本民眾這種態度，不管是因為小人之心而感覺中國威脅，或是集體心智低下到比西方民眾還相信西方宣傳，都使我無法對這個民族產生一絲一毫的尊敬。</text:p>
      <text:p text:style-name="P6"><text:span text:style-name="T5">張萬康</text:span><text:s/>  |  2021.12.05 04:14   |   <text:a xlink:type="simple" xlink:href="http://palinfo.habago.org/Entry?Command=Information_PrintForum&amp;iPage=6#FORUM41258"><text:span text:style-name="T3">#</text:span></text:a></text:p>
      <text:p text:style-name="P9"><text:span text:style-name="T5">鄙人前言：德國</text:span><text:span text:style-name="T6">21</text:span><text:span text:style-name="T5">歲女大生，海雯娜，前幾個月遭到西方媒體攻擊，說她是中國收買的宣傳工具。這女孩鬥性很強，沒在怕的。西方反華勢力很精，之所以怕她，因為她會用英文發文，中文部分則是她的中國男友會幫她。再來她年輕，又是美女，更重要的是她擅長論述。以下我貼她三篇微博。（因為我微博認證出問題而沒法給她留言，這就交給大家了！好嗎？）</text:span><text:span text:style-name="T6"><text:s/><text:line-break/><text:line-break/></text:span><text:span text:style-name="T5">㊣</text:span><text:span text:style-name="T6"><text:s/><text:line-break/></text:span><text:span text:style-name="T5">海雯娜</text:span><text:span text:style-name="T6"><text:s/><text:line-break/>12</text:span><text:span text:style-name="T5">月</text:span><text:span text:style-name="T6">2</text:span><text:span text:style-name="T5">日</text:span><text:span text:style-name="T6"><text:s/>07:52</text:span><text:span text:style-name="T5">來自新版微博</text:span><text:span text:style-name="T6"><text:s/>weibo.com <text:line-break/><text:line-break/></text:span><text:span text:style-name="T5">我发</text:span>现最近很多地方在讨论台湾的事情。去年和今年，对我骚扰最多的人就是台独的人。我从去年就开始学习和了解台湾的一些事情。我可以分享一下我认为比较有说服力的反对台湾独立的说辞。很多中国人不喜欢上推特。他们觉得推特的环境太恶劣了。但是我认为推特非常重要。一些非常重要的政策首先是从推特产生的。在推特上反华的人会展示给你他们支持台湾独立的逻辑。之后你会观察到他们是如何在议会和政府层面推动这些想法成为一种政策的。我作为德国人，就可以分析他们这些逻辑背后的错误。我也观察中国朋友怎么与台独的人进行对话的。大概是在去年香港国安法颁布之后，台湾成为一个非常重要的议题。当时推特的气氛会使你明显感觉到一些反华人物把工作重点转向了支持台湾进行国际活动。这篇帖子基本上是我过去一年对台湾问题发表的推特的总结。<text:span text:style-name="T6"><text:s/><text:line-break/><text:line-break/></text:span><text:span text:style-name="T5">我对台湾</text:span>问题的认识是这样的<text:span text:style-name="T6">: </text:span><text:span text:style-name="T5">我</text:span>认为台湾问题的本质是中国尚未结束的一场内战。这场内战由于美国在<text:span text:style-name="T6">50</text:span><text:span text:style-name="T5">年代的介入而至今没能完成。因此中国大</text:span>陆即使是使用军事打击台湾，也没有侵犯任何国际法。只有在大陆打击台湾的时候犯下了反人类罪等人道主义罪行时，才有国际介入的理由。我认为这种理解是符合历史基本事实的，也能够比较简单和清晰地将台湾问题的实质介绍给德国人。在此基础上，我查阅了一些文献。也同很多人士交流学习过。有一篇文献对我的观念影响很大<text:span text:style-name="T6">(</text:span><text:span text:style-name="T5">英文版</text:span><text:span text:style-name="T6">)</text:span><text:span text:style-name="T5">。我先把它的</text:span>链接放在这里。这篇文献介绍了德国为什么要承认一个中国原则，以及为什么不能与中华民国建立外交关系。这是一个比较权威的解释。读者不需要现在详细去看，因为我会对这篇文章中的一些重要观点进行详细的解释。<text:span text:style-name="T6"><text:s/><text:line-break/><text:line-break/></text:span><text:span text:style-name="T5">网页</text:span>链接<text:span text:style-name="T6"><text:s/><text:line-break/></text:span><text:a xlink:type="simple" xlink:href="https://gpil.jura.uni-bonn.de/2019/12/germany-confirms-non-recognition-of-the-republic-of-china-taiwan/"><text:span text:style-name="T12">https://gpil.jura.uni-bonn.de/2019/12/germany-confirms-non-recognition-of-the-republic-of-china-taiwan/</text:span></text:a><text:span text:style-name="T6"><text:s/><text:line-break/><text:line-break/></text:span><text:span text:style-name="T5">目前在欧洲比</text:span>较流行的支持台湾独立或反对中国统一的论点有以下几类<text:span text:style-name="T6">: <text:line-break/>1. </text:span><text:span text:style-name="T5">台湾与欧洲国家都是民主国家，享有相同的价值</text:span>观。因此欧洲必须支持观念相同的政体获得国家地位<text:span text:style-name="T6"><text:s/><text:line-break/>2. </text:span><text:span text:style-name="T5">台湾的前途必</text:span>须由台湾人民自己选择。而台湾的民意反对统一<text:span text:style-name="T6"><text:s/><text:line-break/>3. '</text:span><text:span text:style-name="T5">一个中国</text:span><text:span text:style-name="T6">'</text:span><text:span text:style-name="T5">原</text:span>则是中国政治胁迫的产物。欧洲国家应该拒绝任何胁迫政治。<text:span text:style-name="T6"><text:s/><text:line-break/>4. </text:span><text:span text:style-name="T5">中国大</text:span>陆从来没有支配过台湾，因此不具备统治台湾的法理基础<text:span text:style-name="T6"><text:s/><text:line-break/>5. </text:span><text:span text:style-name="T5">反对一切通过武力实</text:span>现国家统一的方式。统一的方式必须和平。<text:span text:style-name="T6"><text:s/><text:line-break/><text:line-break/></text:span><text:span text:style-name="T5">我</text:span>认为上述<text:span text:style-name="T6">5</text:span><text:span text:style-name="T5">条均缺乏足够的依据。</text:span><text:span text:style-name="T6"><text:s/><text:line-break/><text:line-break/>1. <text:line-break/></text:span><text:span text:style-name="T5">我先解</text:span>释一下德国与台湾的关系。纳粹德国同中华民国的外交关系随着第二次世界大战而破裂。但从二战结束以来，德国从来没有与中华民国建立过任何外交关系。这个德国包括，西德，东德，以及德意志联邦。所以，基于<text:span text:style-name="T6">'</text:span><text:span text:style-name="T5">民主国家的价值</text:span>观<text:span text:style-name="T6">'</text:span><text:span text:style-name="T5">，德国</text:span>应该与台湾建立关系而不是中国大陆的这种说法是站不住脚的。因为如果是这样，联邦德国应该与台湾早就建立外交关系了。两德统一的时候，我们甚至都没有在是否应该接受台湾中华民国政府这个问题上发生犹豫。彼时的中国人权状况和民主状况与当前的中国相比肯定是落后很多的。我们那个时候仍然选择的是中华人民共和国，而不是中华民国。因此价值观外交不具备历史的合理性。如果我们现在实行价值观外交，就意味着否定我们曾经的外交和政策遗产。这种否定需要有依据<text:span text:style-name="T6">: </text:span><text:span text:style-name="T5">我</text:span>们同中华人民共和国建交究竟为德国带来何种利益及损害必须说清楚。但是每个德国人都清楚，我们同中国的<text:span text:style-name="T6">50</text:span><text:span text:style-name="T5">年的外交</text:span>给我们带来巨大利益。让历史重新演变一次，结果还会是一样的。<text:span text:style-name="T6"><text:s/><text:line-break/><text:line-break/>2. <text:line-break/></text:span><text:span text:style-name="T5">这个</text:span>论点也是没有法律依据的。这种观点的依据在国际法里叫做<text:span text:style-name="T6">'</text:span><text:span text:style-name="T5">民族自决</text:span>权<text:span text:style-name="T6">(self-determination)'</text:span><text:span text:style-name="T5">，但我</text:span>认为台湾不具备<text:span text:style-name="T6">'</text:span><text:span text:style-name="T5">民族自决</text:span>权<text:span text:style-name="T6">'</text:span><text:span text:style-name="T5">的</text:span>资质。在国际法上<text:span text:style-name="T6">(</text:span><text:span text:style-name="T5">我想不起</text:span>来条款了<text:span text:style-name="T6">)</text:span><text:span text:style-name="T5">，民族自决</text:span>权的行使需要满足几个条件。<text:span text:style-name="T6"><text:s/><text:line-break/>a. </text:span><text:span text:style-name="T5">这个地区曾经是殖民地。当地人的民族自决是</text:span>为了脱离殖民者的统治。台湾并不是中国的殖民地。相反，在历史上台湾曾经被中国的清朝政府有效统治，使用同一种语言，并且拥有同大陆省份完全一致的行政体系。因此，台湾不是中国的殖民地。<text:span text:style-name="T6"><text:s/><text:line-break/>b. </text:span><text:span text:style-name="T5">如果这个地区是某个主</text:span>权国家的一部分，那么这个自决的脱离需要符合这个国家的宪法和脱离程序。台湾，是中华人民共和国和中华民国共同认定的其版图的一部分。而这两个中国的宪法都不允许台湾分裂出去。这同苏联和英国的宪法不同。因此使用苏联解体和苏格兰脱英的案例来对比台湾脱离中国是不恰当的。德国的宪法法院也曾发出过决议<text:span text:style-name="T6">(</text:span>应该是在<text:span text:style-name="T6">2011</text:span><text:span text:style-name="T5">年发的</text:span><text:span text:style-name="T6">)</text:span><text:span text:style-name="T5">，不允</text:span>许德国的省份<text:span text:style-name="T6">(</text:span><text:span text:style-name="T5">比如拜仁州</text:span><text:span text:style-name="T6">)</text:span><text:span text:style-name="T5">通过任何方式分离出德意志联邦。同样，欧盟也不支持西班牙的加泰</text:span>罗尼亚以自决的方式分离出去。因此，如果德国人或者其他欧洲人企图以台湾民意作为依据来否定中国统一的合理性，那么他必然要侵犯国际法。而欧盟的五大价值观之一就是要尊重法制<text:span text:style-name="T6">(</text:span><text:span text:style-name="T5">国际法</text:span><text:span text:style-name="T6">)</text:span><text:span text:style-name="T5">。面对这种反</text:span>驳，对方会因为自我矛盾而导致理论崩塌。<text:span text:style-name="T6"><text:s/><text:line-break/><text:line-break/>3. <text:line-break/></text:span><text:span text:style-name="T5">这个理</text:span>论的反驳恐怕只有德国人最有资格提出。中国网友可能不知道，其实中国的<text:span text:style-name="T6">'</text:span><text:span text:style-name="T5">一个中国</text:span><text:span text:style-name="T6">'</text:span><text:span text:style-name="T5">政策是从德国学</text:span>来的。西德曾经在一段时间内提出过<text:span text:style-name="T6">'</text:span><text:span text:style-name="T5">一个德国</text:span><text:span text:style-name="T6">'</text:span><text:span text:style-name="T5">政策。也就是</text:span>说，西德不与任何与东德建立外交关系的国家建立外交关系。这与<text:span text:style-name="T6">'</text:span><text:span text:style-name="T5">一个中国</text:span><text:span text:style-name="T6">'</text:span><text:span text:style-name="T5">的政策非常想象。你同德国人提起这段历史，没有德国人会</text:span>觉得一个国家为自己的外交设置前置条件是那么不能接受的事情。所以，为什么西德曾经做过的事情，中国就不能做呢<text:span text:style-name="T6">? </text:span><text:span text:style-name="T5">有德国人会</text:span>继续说，西德后来放弃了<text:span text:style-name="T6">'</text:span><text:span text:style-name="T5">一个德国</text:span><text:span text:style-name="T6">'</text:span><text:span text:style-name="T5">的主</text:span>张。但他其实也知道，这种放弃是基于实用主义而不是伦理和美德。西德不具备面对东方国家的压倒性实力。<text:span text:style-name="T6">'</text:span><text:span text:style-name="T5">一个德国</text:span><text:span text:style-name="T6">'</text:span><text:span text:style-name="T5">原</text:span>则反而损害了西德的国家利益，限制了它的外交空间。因此后来它基于利益的原则放弃了这个主张。而中国对台湾具有压倒性的实力，它就不具备放弃一个中国原则的动机。如果德国的政治伦理确实比中国更具有美德，那么它一开始就不会提出<text:span text:style-name="T6">'</text:span><text:span text:style-name="T5">一个德国</text:span><text:span text:style-name="T6">'</text:span><text:span text:style-name="T5">政策了。后</text:span>来的妥协是基于实力的无奈。<text:span text:style-name="T6"><text:s/><text:line-break/><text:line-break/>4. <text:line-break/></text:span><text:span text:style-name="T5">这个理</text:span>论的击破是比较容易的。<text:span text:style-name="T6"><text:s/><text:line-break/></text:span><text:span text:style-name="T5">德意志第二帝国，是通过俾斯麦和德国皇帝的战争而实</text:span>现统一的。<text:span text:style-name="T6">Hohenzollern</text:span><text:span text:style-name="T5">家族从</text:span>来没有统治过我的家乡<text:span text:style-name="T6">Schleswig-Holstein</text:span><text:span text:style-name="T5">。但是德国的史学界没有人会</text:span>认为德意志第二帝国支配<text:span text:style-name="T6">Schleswig-Holstein</text:span><text:span text:style-name="T5">是非法的。这种例子在世界历史上</text:span>应该是很多的。我没有就中国曾经有效支配台湾这个问题进行深入了解。原因之一是我认为我的中国历史知识不够丰富，不能很好地解答这个问题。二是台湾很多人在否定清朝统治台湾上做了很多努力。虽然我认为他们这些理论应该都是胡说八道，但是有可能在交流中被他们举出一些我不熟悉的历史事件而被困住。因此我选择避开。三，如果我的交流对象是德国人，向他们解释中国复杂历史是十分低效、甚至费力不讨好的。他们没有那个耐心，因此你需要寻找他们最容易感知的论据去解释。<text:span text:style-name="T6"><text:s/><text:line-break/><text:line-break/>5. <text:line-break/></text:span><text:span text:style-name="T5">这个理</text:span>论非常荒谬。这种想法的人首先应该反对的是美国。美国就是通过内战确立合众国政府对整个国家的支配的。如果按照这种逻辑，亚伯拉罕林肯不仅不是伟人，反而应该是罪犯。这显然与林肯在美国受到的尊敬是不符的。为什么美国能做的事情，中国就不能做了<text:span text:style-name="T6">? </text:span><text:span text:style-name="T5">德意志第二帝国也不是通过和平的方式统一的，但是俾斯麦在德国民间是受到尊敬的。</text:span><text:span text:style-name="T6"><text:s/><text:line-break/><text:line-break/></text:span>驳斥完这五种理论。我现在总结一下为什么德国不接受台湾作为一个独立的国家，这是因为<text:span text:style-name="T6"><text:s/><text:line-break/>a. </text:span><text:span text:style-name="T5">台湾并没有在法律上宣布独立。德国是无法承</text:span>认一个自己都不存在的台湾共和国的。<text:span text:style-name="T6">(</text:span><text:span text:style-name="T5">在面对</text:span>质询的时候，德国外交部总是这样把皮球提给台湾政府<text:span text:style-name="T6">) <text:line-break/>b. </text:span><text:span text:style-name="T5">在选</text:span>择中华民国和中华人民共和国的问题上，德国选择后者并接受一个中国原则，是基于德国利益的考量。这一点德国政府非常坦诚。<text:span text:style-name="T6"><text:s/><text:line-break/><text:line-break/></text:span><text:span text:style-name="T5">我曾经在推特上</text:span>问过一个问题<text:span text:style-name="T6">: </text:span><text:span text:style-name="T5">支持台湾共和国的人，</text:span><text:span text:style-name="T6"><text:s/></text:span>谁能告诉我你们的国家是什么时候成立的，谁建立的，宪法是什么时候通过的。我非常惊讶地发现，他们自己人之间都无法给一个统一的答案。事实是到目前为止，世界上从来就没有台湾共和国，没有人曾经建立它，也不存在台湾宪法。台湾共和国存在的唯一可能，就是中国进入彻底的衰弱和分裂，我认为这个可能性几乎不存在。欧洲现在有很多人在试图在提高台湾的外交地位。他们经常会说，他们的做法符合<text:span text:style-name="T6">'</text:span><text:span text:style-name="T5">一个中国</text:span><text:span text:style-name="T6">'</text:span><text:span text:style-name="T5">原</text:span>则。这里有一个非常混乱的地方<text:span text:style-name="T6">: </text:span><text:span text:style-name="T5">欧盟即使放弃了一个中国立</text:span>场，承认两个中国，那承认的对象也是中华民国，而不是台独分子所想要的台湾共和国。<text:span text:style-name="T6"><text:s/><text:line-break/><text:line-break/>(</text:span><text:span text:style-name="T5">接下</text:span>来一段为部分朋友的观点，我代为转达。我觉得以下看法非常有意思<text:span text:style-name="T6">) </text:span><text:span text:style-name="T5">所以，与一些国家</text:span>纠缠是否违背了一个中国原则其实并不能解决中国现在面临的台湾叙事困境。中国在台湾叙事上出现被动最重要的原因，是没能让西方很多国家意识到，中国大陆与台湾实际上是敌对政权而且内战并没有结束。如果像立陶宛这种国家，知道中国会以军事行动打击支持台湾独立和建交的国家，他绝对不敢冒险。现在连欧委会在实质上支持台湾提高外交地位。他们这么做的动机是想仿照美国一样，通过台湾来向北京所要一些谈判筹码。通过迫使中国在其它领域让步来换取欧盟在中国统一问题上不干涉。欧盟现在这样的态度是在学美国。美国从台湾问题上获得了什么好处，欧盟一定会尽可能去学。如果中国大陆能够有效地控制台湾问题，特别是有效地震慑美国，欧盟就会更中立更加谨慎。如果必须要选边站，欧洲一定加入的是中美博弈中更有可能胜利的那一方。如果中国在美国面前不能表现出胜利的潜力和决心，那站在美国一边的国家只会越来越多，统一台湾的成本会越来越高，难度也越来越大。<text:span text:style-name="T6"><text:s/><text:line-break/><text:line-break/>(</text:span>译者注<text:span text:style-name="T6">: </text:span><text:span text:style-name="T5">海雯娜此文涉及到台湾敏感</text:span>问题，其原文的措辞符合西方人的习惯。本文进行了大量的修改以使其照顾到中国民众的民族情绪，可能存在翻译不准确的地方<text:span text:style-name="T6">) <text:line-break/><text:line-break/></text:span><text:span text:style-name="T5">㊣</text:span><text:span text:style-name="T6"><text:s/><text:line-break/></text:span><text:span text:style-name="T5">海雯娜</text:span><text:span text:style-name="T6"><text:s/><text:line-break/>12</text:span><text:span text:style-name="T5">月</text:span><text:span text:style-name="T6">4</text:span><text:span text:style-name="T5">日</text:span><text:span text:style-name="T6"><text:s/>21:56</text:span><text:span text:style-name="T5">來自新版微博</text:span><text:span text:style-name="T6"><text:s/>weibo.com <text:line-break/></text:span>标题<text:span text:style-name="T6">: </text:span>积极去影响西方民众对中国的看法极其重要<text:span text:style-name="T6"><text:s/><text:line-break/><text:line-break/></text:span><text:span text:style-name="T5">中国的网</text:span>络上有一种非常流行的思想。这种观点认为让世界了解中国是没有价值的。因为实力决定了一切。西方国家不能认可中国是因为中国的实力还不够。一切都会随着中国实力的强大而改善。<text:span text:style-name="T6"><text:s/><text:line-break/><text:line-break/></text:span><text:span text:style-name="T5">不</text:span>认同这种观点有以下几个原因<text:span text:style-name="T6">: <text:line-break/><text:line-break/>a </text:span><text:span text:style-name="T5">这种</text:span>观点只是一种假设，它不是一个已有的事实，因此你不能拿假设当成依据来推出结论来。如果你不积极解当前外国对中国的误解，你实现强大的条件就会不断减少。你的所作所为实际上是在防止你取得你实现自己目标的条件。<text:span text:style-name="T6"><text:s/><text:line-break/><text:line-break/>b </text:span><text:span text:style-name="T5">很多历史</text:span>证明事实是与上述猜想相反的，苏联比欧洲强大很多，但是苏联越强大欧洲越不喜欢它。大陆也比台湾强大很多，但是我发现台湾越来越反对大陆了。不论背后复杂原因是什么，我只需要一个反例就可以拒绝你的假设了。我更为好奇的是，是什么令一些人认为国家强大了，其他国家就会欢迎你呢<text:span text:style-name="T6">? </text:span><text:span text:style-name="T5">我老公跟我提经济基</text:span>础决定上层建筑。我不确定他这种说法是不是正确。但我认为，别人怎么看待你是你同别人交往的结果，而不是你自己本身是个什么样的人导致的。你本来是一个好人，但是可以被认为是一个坏人。这同你本质上是不是一个好人，是不是一个强大的人，毫无关系。在学校里，被霸凌的是被孤立的孩子，但是他往往不是一个坏孩子。<text:span text:style-name="T6"><text:s/><text:line-break/><text:line-break/>c '</text:span><text:span text:style-name="T5">足够强大</text:span><text:span text:style-name="T6">'</text:span>应该怎么定义呢<text:span text:style-name="T6">? </text:span><text:span text:style-name="T5">西方一个整体还是比中国强大的。我</text:span>认为中国很长时间将不具备对西方的压倒性实力。如果中国的人均<text:span text:style-name="T6">GDP</text:span><text:span text:style-name="T5">与西方差不多，那中国或</text:span>许得是西方经济的<text:span text:style-name="T6">5 6</text:span><text:span text:style-name="T5">倍强大。这种差距能在短时间内看到</text:span>吗<text:span text:style-name="T6">? </text:span><text:span text:style-name="T5">如果从人均</text:span><text:span text:style-name="T6">GDP</text:span><text:span text:style-name="T5">上</text:span>来说，比美国人均<text:span text:style-name="T6">GDP</text:span><text:span text:style-name="T5">低地多的国家都敢于反抗美国，你凭什么</text:span>觉得西方到时候就不会反对比自己力量强大的中国呢<text:span text:style-name="T6">? <text:line-break/></text:span><text:span text:style-name="T5">同时我根本就不相信，当你有了那种压倒性的实力以后，你会对弱者抱有平等的</text:span>观念。因为这是违背人的本能和人性的。你只是说我们有悠久的历史和文化，这并没有说服力。网上有那么多民族主义和仇恨言论，我都经历到并且看到了。实力强大的一方将具有建立伦理体系的能力，因此他可以将自己的恶行合理化和美德化。这是很难抗拒的。因此看到网上那么多极端言论和善良的声音，我并不觉得中国人在人性和美德上与欧洲人、美国人有多么不同。我们都是平凡的人。<text:span text:style-name="T6"><text:s/><text:line-break/><text:line-break/>d. </text:span><text:span text:style-name="T5">西方民众对中国感受</text:span>负面但是并不倡导对抗。<text:span text:style-name="T6"><text:s/><text:line-break/></text:span><text:span text:style-name="T5">很多人</text:span>错把国家的外交政策和民间情绪当成一个概念。我感觉中国的民意对西方很极端，要么非常崇拜，要么非常恼怒。但是西方社会不一样，德国的民意对中国，虽然比较负面，但是那个负面是极其不重要的。我周围没有一个德国人选举政党是看它对中国和俄罗斯的政策是怎样的。在德国大选辩论中，中国甚至都不是辩论议题，大家根本就谈不上喜欢或者讨厌。请注意，负面并不代表我必须跟它采取对抗。我们德国人面对负面感受的事务，通常选择的是远离而不是对抗，我们会很坦诚地告诉你我们不熟悉这个议题所以我们不表态。你不要把媒体和政治界某些官员的激进看法就当成是德国民间已经达成了共识<text:span text:style-name="T6">: </text:span><text:span text:style-name="T5">必</text:span>须对抗中国。到目前为止，德国民间根本没有那个共识。我们唯一可能算有的共识，是全面对抗气候变化。德国所面临的现实挑战非常多，包括欧盟和德国的内政议题，我们都是很清楚的。所以我们关注的重点跟中国民众观众自己国家的议题是一样的<text:span text:style-name="T6">: </text:span><text:span text:style-name="T5">经济，就业，健康等等</text:span>问题。但是德国媒体在努力引导民众对抗中国的情绪。现在德国目前的那种对中国过于负面的政治宣传非常强大。我不会责备德国民众因为抵抗这种洗脑非常不容易。能够防范民意从负面变为仇视的时间窗口在迅速缩减。因此我希望中国能够积极行动。<text:span text:style-name="T6"><text:s/><text:line-break/><text:line-break/></text:span><text:span text:style-name="T5">在未</text:span>来更有可能发生的是，你们会很长一段时间达不到那种足以霸凌西方的强大程度。因此你不得不长期与一个对你抱有偏见的西方社会共存下去。因此你努力的重点，应该是考虑如何消除这种偏见，使得双方的共存保持在一种令双方更舒服的位置上。也只有这种方式，才会拉近各个文明的人之间的心灵距离，从而抑制任何一方企图通过力量使他人屈服的冲动。我认为中国的崛起应该走这样的道路，而不是重复美国那种强权。<text:span text:style-name="T6"><text:s/><text:line-break/><text:line-break/></text:span><text:span text:style-name="T5">利益当然非常重要，但是如果感情达到一定的深度是可以超越利益的。我老公是中国人，我是德国人。当我</text:span>们彼此照顾对方的时候，我们是不会考虑什么利益的。国与国之间的关系可以是利益关系。但是国家里的公民之间的关系，不一定必须以利益为考量的。我知道很多德国政治和企业界人士同中国交往的故事。很多重大的进步，就是由充满感情的人来推动的。<text:span text:style-name="T6"><text:s/><text:line-break/><text:line-break/><text:line-break/></text:span><text:span text:style-name="T5">㊣</text:span><text:span text:style-name="T6"><text:s/><text:line-break/></text:span><text:span text:style-name="T5">海雯娜</text:span><text:span text:style-name="T6"><text:s/><text:line-break/>10</text:span><text:span text:style-name="T5">月</text:span><text:span text:style-name="T6">1</text:span><text:span text:style-name="T5">日</text:span><text:span text:style-name="T6"><text:s/>05:58</text:span><text:span text:style-name="T5">來自新版微博</text:span><text:span text:style-name="T6"><text:s/>weibo.com </text:span><text:span text:style-name="T5">已</text:span>编辑<text:span text:style-name="T6"><text:s/><text:line-break/></text:span><text:span text:style-name="T5">我有一个一直以</text:span>来想说的事情吧，可能跟中国官方的想法不一致。<text:span text:style-name="T6"><text:s/><text:line-break/><text:line-break/></text:span><text:span text:style-name="T5">我不</text:span>认为中国人跟欧洲人交流的时候攻击和批判<text:span text:style-name="T6">‘</text:span><text:span text:style-name="T5">民主</text:span><text:span text:style-name="T6">’</text:span><text:span text:style-name="T5">和</text:span><text:span text:style-name="T6">‘</text:span><text:span text:style-name="T5">自由</text:span><text:span text:style-name="T6">’</text:span><text:span text:style-name="T5">这种西方价值</text:span>观是一个好办法。我在推特上经常看到有朋友留言<text:span text:style-name="T6">'democracy is shit'</text:span><text:span text:style-name="T5">这种</text:span>话。尤其是外交官和新闻，面对欧洲人的时候，应该尽一切可能避免陷入对民主的讨论。我也看过一些中国的视频，里面有对西方民主的解刨和分析。我不否认这些分析很多是很有道理的，但是这些观念忽略了一个非常重要的事实<text:span text:style-name="T6">: </text:span><text:span text:style-name="T5">这些价值</text:span>观不是一个事关对错的学术概念，它们更多的是一种精神信仰。<text:span text:style-name="T6"><text:s/><text:line-break/><text:line-break/></text:span><text:span text:style-name="T5">对于一个正常的西方人，尤其是二战后出生的德国人，听到中国人对民主的挖苦和不屑，他会</text:span>认为你在渎神。他情感上就会对你产生巨大的距离感，他就会产生<text:span text:style-name="T6">‘</text:span><text:span text:style-name="T5">你不是我</text:span>们一类的<text:span text:style-name="T6">’</text:span><text:span text:style-name="T5">这种想法。</text:span>现在西方媒体能够很好地控制民众的情绪，就是利用了民众对中国的不了解，同时不断地告诉他们中国有多么多么不同。一旦中国统治了世界，你的生活习惯和你珍惜的一切东西都要由他们改写了。这种恐慌策略非常奏效，虽然我自己亲身经历能够证明上面这些说法都是假的。你们这样跟德国人对话，只是在加速德国的反华民意蔓延。<text:span text:style-name="T6"><text:s/><text:line-break/><text:line-break/></text:span><text:span text:style-name="T5">德国人在经历了战争之后陷入空前的迷茫，国家社会主义成</text:span>为了不能触碰的禁忌，因此我们当时急需要一种正确的，特别是关乎人类道德价值的意识形态，使得我们跟之前的历史进行切割。这是德国政治民主产生的背景。很多时候中国人看到德国对于国际上人权这类问题非常执着有些不能理解，但这是由德国特殊的历史造成的。德国会在任何国际涉及到人权议题的时候，永远要站在道德这一边，事实对错甚至都不是那么重要。这是历史带给我们的负担，这也是宪法要求的，至少在我父母这一代这种观念不会变化。我们在这个问题上的态度同美国是有不同的，美国纯粹是为了拿人权作为工具打压中国，并且在德国的各个政党都培植了自己的势力，但是德国的理性政治家在人权议题上同中国有摩擦更多的是不得已，他们不这么做反对党会很容易煽动民意攻击他。<text:span text:style-name="T6"><text:s/><text:line-break/><text:line-break/></text:span><text:span text:style-name="T5">如果中国和美国</text:span>继续对抗下去，如果中国想获得德国的支持，就不能用对美国的那种说辞去跟德国人对话，特别是不能全盘攻击西方民主<text:span text:style-name="T6"><text:s/>(</text:span><text:span text:style-name="T5">有些</text:span>问题你们自己知道就行了<text:span text:style-name="T6">)</text:span><text:span text:style-name="T5">。相反地，不要总是以一副防</text:span>卫者的心态去被动应对各种质疑，要积极地参与到德国和欧洲事务的评价之中。中国的对外新闻要多发英语和德语，生产面向德国观众的内容，让德国人知道，原来中国人对德国是非常熟悉的，能说出德国民众心理想说的话，理解他们的故事，这样就能拉近两国人民的心灵距离。在此之上你再去破解对中国的虚假信息，反击欧洲反华力量的攻势，你就有德国的群众支持了。我认为这才是中国对外媒话语应该有的道路。而在中国的英文新闻里，我根本搜不到任何对德国普通民众而言有兴趣的东西，几乎全都是中国对于西方虚假信息的自我辩护，还都被德国报纸指责为政治宣传册子。<text:span text:style-name="T6"><text:s/><text:line-break/><text:line-break/></text:span><text:span text:style-name="T5">中国媒体除了新华社安排有一个</text:span>记者在德国，其他所有媒体都没有在德国有新闻力量的。我在诉讼前找过中国媒体，但是非常遗憾没能成功。我觉得中国的记者群体没有意识到德国的重要性，反而把很多力量投入到了跟中国利益冲突严重的英美国家，而不是本就有一定厌美民意基础的欧洲大陆国家。德国在历史上是各类意识形态交锋的战场，这里各种意识形态都有自己的支持者，左翼党<text:span text:style-name="T6">die Linke</text:span><text:span text:style-name="T5">是德国唯一对华</text:span>鲜明友好的政党<text:span text:style-name="T6">(</text:span><text:span text:style-name="T5">我很多朋友在此党，我也会很快跟他</text:span>们党内高层接触一下<text:span text:style-name="T6">)</text:span><text:span text:style-name="T5">，今年大选惨</text:span>败，差点丢了议会席位，士气十分低落。他们的溃败有自身的原因，但是在中美交锋的背景下，美国通过献金和媒体明显加大了对其他政党的影响。我在绿党和左翼党搞政治的朋友们都告诉我，这些年德国内部对华友好和务实的政治人士以肉眼可见的速度迅速减少，有些意志坚定的人是等待机会，有些是在则是在压力下直接倒向美国了。同样的一批人，昨天参加完中国使馆举办的商务合作会议，今天就通过了关闭当地孔子学院的议案<text:span text:style-name="T6"><text:s/></text:span><text:span text:style-name="T5">，这些人是目前德国政治里的大多数人。</text:span><text:span text:style-name="T6"><text:s/><text:line-break/><text:line-break/></text:span><text:span text:style-name="T5">下届政府极有可能修改更</text:span>严厉的新闻审查法案，防止俄罗斯和中国对德国民意施加影响，现在德国组阁政党里到处都是在美国上学或者有商业往来的人。我本人很喜欢奥地利那种政治氛围，作为中立和非北约国家，受到美国的干涉少很多，国家发展比德国更先进，与中国的关系明显比德国同中国的关系好。<text:span text:style-name="T6"><text:s/><text:line-break/><text:line-break/></text:span><text:span text:style-name="T5">（很多人</text:span>觉得我汉语特别好，其实最近几条除了英文的，都不是我录入的，是我让我爱人写的。我只是把大致意思告诉他，他的汉语写作水平很高，能够把我的意思说非常清楚并且整理地很有逻辑性。因此，请大家不要神化我，我没有那么高的水平和能力，我只是表达一些中国人的角度上不易觉察到的东西，你们过分的赞美令我不安，谢谢）</text:p>
      <text:p text:style-name="P6"><text:span text:style-name="T5">陳真</text:span><text:s/>  |  2021.12.05 03:00   |   <text:a xlink:type="simple" xlink:href="http://palinfo.habago.org/Entry?Command=Information_PrintForum&amp;iPage=6#FORUM41257"><text:span text:style-name="T3">#</text:span></text:a></text:p>
      <text:p text:style-name="P7">一些沒出息的匿名人渣的留言，其實直接刪掉就行。</text:p>
      <text:p text:style-name="P6"><text:span text:style-name="T5">賴志昌</text:span><text:s/>  |  2021.12.05 02:38   |   <text:a xlink:type="simple" xlink:href="http://palinfo.habago.org/Entry?Command=Information_PrintForum&amp;iPage=7#FORUM41256"><text:span text:style-name="T3">#</text:span></text:a></text:p>
      <text:p text:style-name="P7"><text:span text:style-name="T6"><text:line-break/></text:span>人總該為自己負責<text:span text:style-name="T6"><text:s/><text:line-break/><text:line-break/></text:span>答案巴勒網站上有<text:span text:style-name="T6"><text:s/><text:line-break/></text:span>時間多花個三月看<text:span text:style-name="T6"><text:s/><text:line-break/></text:span>時間少花個一年看<text:span text:style-name="T6"><text:s/><text:line-break/></text:span>再不然動幾根指頭搜尋到來<text:span text:style-name="T6"><text:s/><text:line-break/>CNN</text:span>，<text:span text:style-name="T6">BBC</text:span>，紐約時報，<text:span text:style-name="T6">RT</text:span>，觀察者網<text:span text:style-name="T6"><text:s/><text:line-break/></text:span>美好啊並沒有牆阻攔<text:span text:style-name="T6"><text:s/><text:line-break/></text:span>漂亮啊世界就在眼前<text:span text:style-name="T6"><text:s/><text:line-break/></text:span>自由用了民主的顏色塗抹<text:span text:style-name="T6"><text:s/><text:line-break/></text:span>民主用了極權的顏色塗抹<text:span text:style-name="T6"><text:s/><text:line-break/></text:span>還有彩虹色的<text:span text:style-name="T6">LGBTQ</text:span>闌干<text:span text:style-name="T6"><text:s/><text:line-break/></text:span>看到別人用了不同的顏色<text:span text:style-name="T6"><text:s/><text:line-break/></text:span>我覺得好好笑呵<text:span text:style-name="T6"><text:s/><text:line-break/></text:span>出個題老兄你對一對畫畫看<text:span text:style-name="T6"><text:s/><text:line-break/></text:span>兄弟我指點江山毫不費力氣<text:span text:style-name="T6"><text:s/><text:line-break/><text:line-break/></text:span>一壼濁酒遍知三國隋唐大明英傑傳<text:span text:style-name="T6"><text:s/><text:line-break/></text:span>二伐中原鄙言武鄉侯不知天命更易<text:span text:style-name="T6"><text:s/><text:line-break/></text:span>商湯困夏台文王囚羑里<text:span text:style-name="T6"><text:s/><text:line-break/></text:span>伊尹生空桑那吒生蓮花<text:span text:style-name="T6"><text:s/><text:line-break/></text:span>十八條隋唐好漢<text:span text:style-name="T6"><text:s/><text:line-break/></text:span>廿四個凌煙閣功臣<text:span text:style-name="T6"><text:s/><text:line-break/></text:span>一會說周公殺壞了妲己<text:span text:style-name="T6"><text:s/><text:line-break/></text:span>一會說周公鬥不過桃花女<text:span text:style-name="T6"><text:s/><text:line-break/></text:span>一會說周公被孔子夢不到<text:span text:style-name="T6"><text:s/><text:line-break/></text:span>一會說周公瑾小喬初嫁了<text:span text:style-name="T6"><text:s/><text:line-break/></text:span>到底誰與誰是一對兒<text:span text:style-name="T6"><text:s/><text:line-break/><text:line-break/></text:span>你問說甚書<text:span text:style-name="T6"><text:s/><text:line-break/></text:span>我說圖畫你<text:span text:style-name="T6"><text:s/><text:line-break/></text:span>我畫的世界有你<text:span text:style-name="T6"><text:s/><text:line-break/></text:span>你畫你世界<text:span text:style-name="T6"><text:s/><text:line-break/></text:span>休來管我世界的顏色<text:span text:style-name="T6"><text:s/><text:line-break/></text:span>更休要點名誰來負責你世界的顏色<text:span text:style-name="T6"><text:s/><text:line-break/></text:span>人總該為自己負責<text:span text:style-name="T6"><text:s/><text:line-break/></text:span>動個手指可以看一看世界<text:span text:style-name="T6"><text:s/><text:line-break/></text:span>動個腦筋自己上一上顏色<text:span text:style-name="T6"><text:s/><text:line-break/></text:span>評一評自己畫的一幅世界畫<text:span text:style-name="T6"><text:s/><text:line-break/></text:span>沒人笑我自己覺得很好笑<text:span text:style-name="T6"><text:s/><text:line-break/></text:span>笑一笑又羞起來<text:span text:style-name="T6"><text:s/><text:line-break/></text:span>羞這塗鴉怎麼見得人<text:span text:style-name="T6"><text:s/><text:line-break/></text:span>須知道不害羞才有飯吃<text:span text:style-name="T6"><text:s/><text:line-break/><text:line-break/></text:span>＊＊＊<text:span text:style-name="T6"><text:s/><text:line-break/><text:line-break/></text:span>打完了字才看到<text:span text:style-name="T6">locusts</text:span>的留言<text:span text:style-name="T6"><text:s/><text:line-break/><text:line-break/></text:span>感<text:span text:style-name="T7">谢</text:span><text:span text:style-name="T6">locusts <text:line-break/></text:span>感<text:span text:style-name="T7">谢</text:span><text:span text:style-name="T6">locusts <text:line-break/><text:line-break/></text:span><text:span text:style-name="T7">谢谢你拨冗说明了一句断章取义</text:span><text:span text:style-name="T6"><text:s/><text:line-break/></text:span>不学无术对一段莫名其妙的<text:span text:style-name="T7">话很难辨驳只幸既然无知也不当它一回事儿</text:span><text:span text:style-name="T6"><text:s/><text:line-break/><text:line-break/></text:span><text:span text:style-name="T7">谢谢你告诉我原来有这麽一场梦</text:span><text:span text:style-name="T6"><text:s/><text:line-break/></text:span>我从<text:span text:style-name="T7">来不曾梦见却感到热泪盈眶</text:span><text:span text:style-name="T6"><text:s/><text:line-break/><text:line-break/></text:span>台中<text:span text:style-name="T7">赖志昌</text:span></text:p>
      <text:p text:style-name="P6">locusts   |  2021.12.05 00:14   |   <text:a xlink:type="simple" xlink:href="http://palinfo.habago.org/Entry?Command=Information_PrintForum&amp;iPage=7#FORUM41255"><text:span text:style-name="T3">#</text:span></text:a></text:p>
      <text:p text:style-name="P9"><text:span text:style-name="T5">此外，还有其它几次</text:span>说过类似的话：<text:span text:style-name="T6"><text:s/><text:line-break/><text:line-break/>1960</text:span><text:span text:style-name="T5">年</text:span><text:span text:style-name="T6">6</text:span><text:span text:style-name="T5">月</text:span><text:span text:style-name="T6">21</text:span><text:span text:style-name="T5">日，毛</text:span>泽东在接见日本文学代表团时就说：<text:span text:style-name="T6">“</text:span><text:span text:style-name="T5">我同很多日本</text:span><text:span text:style-name="T6"><text:s/></text:span><text:span text:style-name="T5">朋友</text:span>讲过这段事情，其中一部分人说日本侵略中国不好。我说侵略当然不好，但不能单看这坏的一面，另一面日本帮了我们中国的大忙。假如日本不占领大半个中国，中国人民不会觉醒起来。在这一点上，我们要<text:span text:style-name="T6">‘</text:span><text:span text:style-name="T5">感</text:span>谢<text:span text:style-name="T6">’</text:span><text:span text:style-name="T5">日本</text:span><text:span text:style-name="T6">‘</text:span><text:span text:style-name="T5">皇</text:span>军<text:span text:style-name="T6">’</text:span><text:span text:style-name="T5">。</text:span><text:span text:style-name="T6">” <text:line-break/><text:line-break/>1961</text:span><text:span text:style-name="T5">年</text:span><text:span text:style-name="T6">1</text:span><text:span text:style-name="T5">月</text:span><text:span text:style-name="T6">24</text:span><text:span text:style-name="T5">日，毛</text:span>泽东在接见日本社会党国会议员黑田寿男的谈话中又提及，前几年，<text:span text:style-name="T6">“</text:span><text:span text:style-name="T5">日本的南</text:span>乡三郎见我时，一见面就说：日本侵略了中国，对不住你们。我对他说：我们不这样看，是日本军阀占领了大半个中国，因此教育了中国人民，不然中国人民不会觉悟，不会团结，那末我们到现在也还在山上，不能到北京来看京戏。就是因为日本<text:span text:style-name="T6">‘</text:span><text:span text:style-name="T5">皇</text:span>军<text:span text:style-name="T6">’</text:span><text:span text:style-name="T5">占</text:span>领了大半个中国，中国人民别无出路，才觉悟起来，才武装起来进行斗争，建立了许多抗日根据地，为解放战争的胜利创造了条件。所以日本军阀、垄断资本干了件<text:span text:style-name="T6">‘</text:span><text:span text:style-name="T5">好事</text:span><text:span text:style-name="T6">’</text:span><text:span text:style-name="T5">，如果要</text:span><text:span text:style-name="T6">‘</text:span><text:span text:style-name="T5">感</text:span>谢<text:span text:style-name="T6">’</text:span><text:span text:style-name="T5">的</text:span>话，我宁愿<text:span text:style-name="T6">‘</text:span><text:span text:style-name="T5">感</text:span>谢<text:span text:style-name="T6">’</text:span><text:span text:style-name="T5">日本</text:span>军阀<text:span text:style-name="T6">”</text:span><text:span text:style-name="T5">。</text:span><text:span text:style-name="T6"><text:s/><text:line-break/><text:line-break/>1964</text:span><text:span text:style-name="T5">年</text:span><text:span text:style-name="T6">7</text:span><text:span text:style-name="T5">月</text:span><text:span text:style-name="T6">9</text:span><text:span text:style-name="T5">日，毛</text:span>泽东在同参加第二次亚洲经济讨论会的亚洲、非洲、大洋洲一些国家和地区的代表谈话时再次提到：<text:span text:style-name="T6">“</text:span><text:span text:style-name="T5">我</text:span>们解放后，有一位日本资本家叫南乡三郎，和我谈过一次话，他说：<text:span text:style-name="T6">‘</text:span><text:span text:style-name="T5">很对不起你</text:span>们，日本侵略了你们。<text:span text:style-name="T6">’</text:span><text:span text:style-name="T5">我</text:span>说：<text:span text:style-name="T6">‘</text:span><text:span text:style-name="T5">不，如果没有日本帝国主义发动大</text:span>规模侵略，霸占了大半个中国，全中国人民就不可能团结起来反对帝国主义，中国共产党也就不可能胜利。<text:span text:style-name="T6">“ <text:line-break/><text:line-break/></text:span><text:span text:style-name="T5">所以毛感</text:span>谢的不是日本侵华对中国人民造成的巨大伤害，而是用辩证的思维说感谢的另一方面：即让中国人民真正团结起来，使得过去<text:span text:style-name="T6">100</text:span><text:span text:style-name="T5">多年无</text:span>论多少仁人志士想唤起的一般散沙的中国人真正被打醒并团结起来了，也就有后面中国的重新统一并发展强大起来。<text:span text:style-name="T6"><text:s/><text:line-break/><text:line-break/></text:span><text:span text:style-name="T5">我有时就忍不住想，如果某一天早上醒</text:span>来，发现台湾某位有智慧的领导人已经和大陆谈判达成和平统一该有多好啊，而不是像现在这样，甘愿充当美日遏制中国复兴的走狗！但是这毕竟是白人做梦啊！</text:p>
      <text:p text:style-name="P6">locusts   |  2021.12.05 00:00   |   <text:a xlink:type="simple" xlink:href="http://palinfo.habago.org/Entry?Command=Information_PrintForum&amp;iPage=7#FORUM41254"><text:span text:style-name="T3">#</text:span></text:a></text:p>
      <text:p text:style-name="P13"><text:span text:style-name="T6">To 123, <text:line-break/><text:line-break/></text:span><text:span text:style-name="T5">因</text:span>为看到你说毛泽东感谢日本侵华的话，忍不住上来说一句。这是典型的断章取义，而且你这样的话多年来我已经看到很多次了，请您在传播时多了解几句和当时语境。事实上当时的原话是这样的：<text:span text:style-name="T6">1956</text:span><text:span text:style-name="T5">年毛</text:span>泽东与访华的前日军中将远藤三郎谈话时说道<text:span text:style-name="T6">“</text:span><text:span text:style-name="T5">你</text:span>们也是我们的先生，我们要感谢你们。真是你们打了这一仗，教育了中国人民，把一盘散沙的中国人民打得团结起来了，所以，我们应该感谢你们。<text:span text:style-name="T6">”</text:span><text:span text:style-name="T5">而且是在这个日本前侵华中将深刻表示忏悔之后有点幽默而</text:span>带有辩证地说的，跟现在的日本政府完全否认的情况可不一样。完整的看完之后相信你就不会这么偏颇了。</text:p>
      <text:p text:style-name="P6">123   |  2021.12.04 22:11   |   <text:a xlink:type="simple" xlink:href="http://palinfo.habago.org/Entry?Command=Information_PrintForum&amp;iPage=7#FORUM41253"><text:span text:style-name="T3">#</text:span></text:a></text:p>
      <text:p text:style-name="P8">看了陳真的一些文，實在很想和他交流交流，因為實在太過奇怪。以他明顯流露出對中國的熱愛來說，他最該推崇的應該是救國救民的孫蔣國民黨，可是他卻最推崇禍國殃民的共產黨，咒罵國民黨，痛恨民進黨。而民進黨不管怎麼篡改歷史搞媚日，都遠沒有共產黨篡改歷史並和日本合作對付國民黨可惡，毛澤東甚至感謝日本侵略中國感謝了好幾次。實在無法理解這位老兄想法為什麼這麼奇怪，簡直跟民進黨一邊罵老蔣獨裁屠殺，一邊努力為日本的屠殺獨裁粉飾太平一樣，根本極左極右的兩兄弟，有什麼資格說別人？陳真老兄，能解釋看看嗎？可以的話請寫在這。<text:span text:style-name="T6"><text:s/>XD</text:span></text:p>
      <text:p text:style-name="P6"><text:span text:style-name="T5">鄭豐遠</text:span><text:s/>  |  2021.12.04 19:59   |   <text:a xlink:type="simple" xlink:href="http://palinfo.habago.org/Entry?Command=Information_PrintForum&amp;iPage=7#FORUM41252"><text:span text:style-name="T3">#</text:span></text:a></text:p>
      <text:p text:style-name="P7">明天晚上要去看長津湖，極度期待。這部電影澳洲只上映五天，我們第一時間搶到票，不管拍得好不好，必須看的，要不然恐怕沒有機會了。<text:span text:style-name="T6"><text:s/><text:line-break/><text:line-break/></text:span>宗益前面說到姜文要把抗美援朝戰俘營的奧運會拍成電影，我強烈推薦大家看下面這部央視的紀錄片《没有铁<text:span text:style-name="T7">丝网的战俘营》。一集半小時，共有六集，十分震撼和令人感動，拜託有時間的一定要看。不能跳著看，否則不連貫。奧運會的部份出現在第六集，我猜姜文也許就是看了這部紀錄片才想要拍電影。</text:span><text:span text:style-name="T6"><text:s/><text:line-break/><text:line-break/></text:span><text:a xlink:type="simple" xlink:href="https://tv.cctv.com/2010/01/21/VIDE1355592743300886.shtml"><text:span text:style-name="T12">https://tv.cctv.com/2010/01/21/VIDE1355592743300886.shtml</text:span></text:a><text:span text:style-name="T6"><text:s/><text:line-break/>(</text:span>這是第一集的連結，右邊有其他五集<text:span text:style-name="T6">) <text:line-break/><text:line-break/></text:span>在台灣的朋友不像我這麼<text:span text:style-name="T6"><text:s/>lucky</text:span>，可以看長津湖，不妨就先看這部紀錄片，我敢說長津湖絕不可能比這部紀錄片來得更值得觀看。<text:span text:style-name="T6"><text:s/><text:line-break/><text:line-break/></text:span>我查不到這部紀錄片的拍攝時間，但從央視這個連結的日期來看，不會晚於<text:span text:style-name="T6"><text:s/>2010</text:span>，而片中採訪的這些志願軍戰士當時已經都是七八十歲的老人了，也就是說其中很多人現在應該都不在了。對我來說短短的十一年，這些人就這樣從世界上消失了。<text:span text:style-name="T6"><text:s/><text:line-break/><text:line-break/></text:span>我利用電腦技術，把這些影片都下載到我的硬碟裡，希望它們可以陪我一輩子。<text:span text:style-name="T6"><text:s/><text:line-break/><text:line-break/></text:span>出國後，似乎獲得了某種思想上的自由，讓我對很多事的想法有真正意義上的轉變。我對中國大陸看法的一個轉折點，就是抗美援朝戰爭。隨著我愈瞭解這場戰爭以及當時相關的人事物，我就愈發明白許多事，而某種思想或說審美核心就這樣逐漸凝聚了起來。<text:span text:style-name="T6"><text:s/><text:line-break/><text:line-break/></text:span>這場戰爭不但改變了中國的命運，也改寫了世界的歷史。中國人和中國共產黨確實是偉大而值得敬仰的，也許你一時半會兒仍然不信，但時間會說明一切，你的下一代或下下一代也許不但信，而且覺得這不過是一句說了等於沒說的廢話。</text:p>
      <text:p text:style-name="P6">A hsin   |  2021.12.04 09:18   |   <text:a xlink:type="simple" xlink:href="http://palinfo.habago.org/Entry?Command=Information_PrintForum&amp;iPage=7#FORUM41251"><text:span text:style-name="T3">#</text:span></text:a></text:p>
      <text:p text:style-name="P8">覺得台灣統治階層知道台灣教育問題，但故意不改，<text:span text:style-name="T6"><text:s/><text:line-break/></text:span>因為這樣教育出來比較好控制，也是很多人說的奴性，<text:span text:style-name="T6"><text:s/><text:line-break/></text:span>卻讓自己小孩受國外的菁英教育，<text:span text:style-name="T6"><text:s/><text:line-break/></text:span>回來會有人安排位置。<text:span text:style-name="T6"><text:s/><text:line-break/><text:line-break/></text:span>另外蠻認同家暴轉移了原本該是討論司法的焦點，<text:span text:style-name="T6"><text:s/><text:line-break/>LSE</text:span>說沒口試紀錄，隔天鋪天蓋地都是家暴新聞，<text:span text:style-name="T6"><text:s/><text:line-break/></text:span>不過令我不解的是，蔡總統是歷來最聽話的魁儡，<text:span text:style-name="T6"><text:s/><text:line-break/></text:span>西方怎麼會怎麼會陷他於不義，<text:span text:style-name="T6"><text:s/><text:line-break/></text:span>畢竟西方是可以在中東幹出很多謀殺、<text:span text:style-name="T6"><text:s/><text:line-break/></text:span>利用媒體洗腦、為利而侵占他人的一個群體，<text:span text:style-name="T6"><text:s/><text:line-break/></text:span>論文這點事情算什麼。</text:p>
      <text:p text:style-name="P6"><text:span text:style-name="T5">傅怡鈞</text:span><text:s/>  |  2021.12.03 16:24   |   <text:a xlink:type="simple" xlink:href="http://palinfo.habago.org/Entry?Command=Information_PrintForum&amp;iPage=7#FORUM41250"><text:span text:style-name="T3">#</text:span></text:a></text:p>
      <text:p text:style-name="P7">邏輯思辨除了少數大學科系會教導到<text:span text:style-name="T6">(</text:span>哲學、法律<text:span text:style-name="T6">)</text:span>，其他大多數呆汍人從小學到大學有誰學過，所謂的教改也沒有特別編排這麼一門必須課，呆汍人民光是成天看一些官員、政治人物擅用不正確邏輯話事，以命題及邏輯謬誤取代論證，再加上不良媒體與名嘴的推波助瀾<text:span text:style-name="T6">(</text:span>洗腦<text:span text:style-name="T6">)</text:span>，大多數公民自己豈能生出邏輯思辨的能力<text:span text:style-name="T6">(</text:span>少數中的少數公民有可能自覺<text:span text:style-name="T6">)? <text:line-break/><text:line-break/></text:span>而「人渣黨政府一直在推進的國民法官制度」，要由缺乏基本邏輯思辨能力的呆汍人擔任，未來將會有多少冤假錯案產生，看見呆汍社會人民一路以來那麼多的理盲、從眾甚至是雙標思維，想來就悲嘆<text:span text:style-name="T6">~ </text:span></text:p>
      <text:p text:style-name="P6"><text:span text:style-name="T5">許世勤</text:span><text:s/>  |  2021.12.03 10:24   |   <text:a xlink:type="simple" xlink:href="http://palinfo.habago.org/Entry?Command=Information_PrintForum&amp;iPage=7#FORUM41249"><text:span text:style-name="T3">#</text:span></text:a></text:p>
      <text:p text:style-name="P8">訴諸公眾的情感謬誤，轉移了原本該是討論司法的焦點，像這種套路，在台灣的選舉文化下早已屢見不鮮。比如「驚天一跪」，選民因此同仇敵愾，選票紛紛入匭。但是「選賢與能」，選票的投遞應該是根據政見，以及這個人是否言行一致，而不是情感吧？如果民眾普遍缺乏對事實與邏輯的尊重，「民主」就會被擅於欺騙、不講誠信的人所利用。<text:span text:style-name="T6"><text:s/><text:line-break/><text:line-break/></text:span>剛剛看了一則媒體標題，說的是什麼「哪些東西是今冬最夯的湯，沒吃過就是外行」。首先，外行的定義是什麼？一個講的是食物，一個講的是文化，這句話明顯前後兩個命題的概念不一致，偷換概念。再來，這個省略三段論證的命題根本不能成立，為什麼一定要全都吃過某些東西，才是某某文化的「內行」？我不喜歡吃不行嗎？但我很了解某某文化啊！結果看了文章，是在宣傳某公司賣的食品。像這樣帶有欺騙手段的宣傳其實很常見，但也令人擔憂。<text:span text:style-name="T6"><text:s/><text:line-break/><text:line-break/></text:span>我很喜歡大陸流行的「實踐是檢驗真理的唯一標準」，或者說「事實是檢驗真理的唯一標準」。有一次我老婆預約某家號稱要排到幾百萬年才吃得到的牛肉麵，因為他們一天只做三十碗，等了一年「很幸運」地吃到了，結果卻大失所望，因為我家附近路邊攤賣的牛肉麵還比這家好吃而且更便宜，還不用排隊一年。但是很多人還是樂於接受這種飢餓行銷，卻忽略了一個盲點：如果這家的牛肉麵真的那麼好吃，為什麼不參加牛肉麵比賽？如果真的是那種值得排個幾百萬年才能吃到的超級好吃牛肉麵，那麼不應該囊括所有美食大賽的獎項嗎？不透過公開平台證明自己，而是不斷透過包裝、網紅行銷、自吹自擂，藉此謀取利益。<text:span text:style-name="T6"><text:s/><text:line-break/><text:line-break/></text:span>某些非關專業的事務如果訴諸群眾也許無傷大雅，但是一些高度專業的事務還要訴諸群眾，那就會讓真正的解決方案被掩蓋，而不能達到全局最優解。甚至訴諸公眾情感，模糊討論的焦點，我明明是要搭車到台北，怎麼一覺醒來卻到高雄了？台灣社會這種「上下交相賊」的文化還能持續多久？希望愈來愈多的民眾可以真正覺醒，而不是自稱「覺醒」。</text:p>
      <text:p text:style-name="P6"><text:span text:style-name="T5">陳真</text:span><text:s/>  |  2021.12.03 02:53   |   <text:a xlink:type="simple" xlink:href="http://palinfo.habago.org/Entry?Command=Information_PrintForum&amp;iPage=7#FORUM41248"><text:span text:style-name="T3">#</text:span></text:a></text:p>
      <text:p text:style-name="P7">每當社會上發生一些<text:span text:style-name="T6"><text:s/>(</text:span>被炒作為<text:span text:style-name="T6">) "</text:span>人神共憤<text:span text:style-name="T6">" </text:span>的事情時，<text:span text:style-name="T6">"</text:span>凶嫌<text:span text:style-name="T6">" </text:span>馬上就會被眾人給徹底污名化，彷彿他不是人，或不再是個人，因此人人皆可鳴鼓而攻之；無論怎麼醜化或污名化，彷彿全是正義之聲。但我不知道這是哪門子正義？<text:span text:style-name="T6"><text:s/><text:line-break/><text:line-break/></text:span>跟大家一樣，我當然也不可能認同任何<text:span text:style-name="T6"><text:s/>"</text:span>凶嫌<text:span text:style-name="T6">" </text:span>的暴行。但是，我對<text:span text:style-name="T6"><text:s/>"</text:span>凶嫌<text:span text:style-name="T6">" </text:span>的行為之反感，往往很快就會被更大的反感所取代。群眾與媒體毫無底線毫無廉恥與憐憫的道德公審，恐怕才是更醜陋的敗德惡行。我寧可與任何<text:span text:style-name="T6"><text:s/>"</text:span>凶嫌<text:span text:style-name="T6">" </text:span>為伍為友，但我絕不會加入所謂<text:span text:style-name="T6"><text:s/>"</text:span>正義<text:span text:style-name="T6">" </text:span>群眾的一方，因為那不是正義，不是道德，而是敗德之極致。<text:span text:style-name="T6"><text:s/><text:line-break/><text:line-break/></text:span>最近都在報導一位民進黨女立委被家暴的事，一時之間，受害者集萬千寵愛於一身，而加害者則成為人人喊打的過街老鼠，人們對之的批評與攻擊，不是出於法律，而全是道德腔。可是，家暴理當是一種法律概念，而非道德概念。一個落後野蠻社會的特徵之一，就是泛道德化，動不動就是道德公審或人格毀滅，把一種理當是法律上的有限罪行，轉換成人格或道德上的無邊罪惡。至於<text:span text:style-name="T6"><text:s/>"</text:span>正義群眾<text:span text:style-name="T6">" </text:span>們，則個個彷彿一己道德清白。<text:span text:style-name="T6"><text:s/><text:line-break/><text:line-break/></text:span>尼采說：「當千夫所指，惡棍便成為代罪羔羊。」即便是一個十惡不赦的歹徒，當人們把所有罪責全數歸咎於他時，他就很難再稱為惡了，反倒成為一種彷彿替代眾人承受一切罪孽的獻祭羔羊。<text:span text:style-name="T6"><text:s/><text:line-break/><text:line-break/></text:span>我想說的，也許只是一種不斷覆述的個人惆悵，一如五年前的一篇舊文所說：<text:span text:style-name="T6"><text:s/><text:line-break/><text:line-break/></text:span><text:a xlink:type="simple" xlink:href="https://bit.ly/3ElFBxe"><text:span text:style-name="T12">https://bit.ly/3ElFBxe</text:span></text:a><text:span text:style-name="T6"><text:s/><text:line-break/><text:line-break/></text:span>很多時候，人事物或語言與概念似乎具有某種表面上的相似性，骨子裏其實往往大不同；我說的是這樣，而你想的卻是那樣，你我其實並不在同一個軌道上。<text:span text:style-name="T6"><text:s/><text:line-break/><text:line-break/></text:span>眾所周知，巴勒網百無禁忌，只有惟一天條，那就是信奉<text:span text:style-name="T6"><text:s/>"</text:span>個別人事物<text:span text:style-name="T6">"</text:span>。剛剛在電視上看到這位毆打女立委的家暴<text:span text:style-name="T6"><text:s/>"</text:span>凶嫌<text:span text:style-name="T6">"</text:span>，對著鏡頭求饒，表明自己人格已毀，希望大家給他一條<text:span text:style-name="T6"><text:s/>"</text:span>重新融入社會的生路<text:span text:style-name="T6">"</text:span>。看到這一幕，心裏特別難過。當然不是說我認同其作為，而是說他所受到的毀滅性傷害，已經遠超過他所應得的責罰。<text:span text:style-name="T6"><text:s/><text:line-break/><text:line-break/></text:span>台灣社會既嗜血又偽善，卻又偏偏喜歡扛著道德大旗，就像集體起乩一樣，眾人搶吃血饅頭，好像吃了血饅頭，一己罪惡就能得到救贖似的。<text:span text:style-name="T6"><text:s/><text:line-break/><text:line-break/></text:span>在台大雲林分院任職時，有幾年的時間，我跟隨一些社工或心理師，一起負責雲林地區一些家暴鑑定工作，在醫療上協助加害與受害者雙方。離開台大後，我見識過更多更可怕更可悲的家暴案件，往往是我<text:span text:style-name="T6"><text:s/>"</text:span>醫師兼社工<text:span text:style-name="T6">"</text:span>，以一人之力去處理。長年以來，我發現，在無數的悲劇裏頭，所有人都是某種形式的受害者；也許受害於身心惡疾，也許受害於貧窮，也許受害於扭曲的家庭結構與可悲身世，也許受害於孤立無援的社經困境，更多時候則是受害於人們的冷漠無情與歧視，受害於極其病態惡質貪婪腐敗的政治環境，受害於全然缺乏資源、往往虛應故事的所謂社會安全體系。<text:span text:style-name="T6"><text:s/><text:line-break/><text:line-break/></text:span>不論事前或事後，不論加害與被害，往往乏人問津，孤立無援，哀哀無告，求救無門。相對於這位高人氣的明星級女立委，有多少人能得到如此體貼且高效率的司法救援與眾人關愛？<text:span text:style-name="T6"><text:s/><text:line-break/><text:line-break/></text:span>尤其是那些根本無法為自己發聲的弱勢兒童，尤為可悲，不但往往得不到應有的社會資源與協助，反而在一種惡質官僚體系中以及看人大小眼的醫療文化及教育環境中，飽受無數的刁難、羞辱與傷害。<text:span text:style-name="T6"><text:s/><text:line-break/><text:line-break/></text:span>過去六、七年來，是我這一生最辛苦的日子，幾乎一天睡不到三、四小時，全憑極度高超的意志力和體力在生活。有些個人的事，我不太方便公開說，只能說，許多時候我真是瀕臨一種快要爆炸的邊緣。連我們這樣的高社經地位的高級知識份子，尚且求助無門，百般被糟蹋，更何況一般人？<text:span text:style-name="T6"><text:s/><text:line-break/><text:line-break/></text:span>我們一生付出那麼大的痛苦血淚代價，企圖以一己之犧牲和努力，讓社會變得更好，讓弱勢者、特別是讓各種弱勢兒童能夠獲得應有的關注與協助，到頭來卻一場空，甚且變本加厲，問題更加惡化。一切犧牲和努力，結果卻是換來一大群貪得無饜的人渣政客與文人走狗和冷血官僚，更進一步傷害這塊島嶼。弱勢的比過去更弱勢，尤為可悲的貧病兒童或家暴兒童，更是陷入比過往更為官僚與冷血的腐敗體制中。<text:span text:style-name="T6"><text:s/><text:line-break/><text:line-break/></text:span>所謂兒童人權與福利，所謂社會安全體系，表面上好像該有的體制、資源與職位統統都有，卻往往虛應故事，淪為官位，淪為酬庸，十足官僚與冷血；一整年的兒福預算，恐怕都還不夠買一顆飛彈。這不僅僅是人渣政客的問題，更是所有人的問題，台灣人基本上就只是整天圍繞著熱門新聞議題與事件及名人鎂光燈打轉，而從來不曾真正在乎過所謂政治理當是什麼樣的一種生活內涵。<text:span text:style-name="T6"><text:s/><text:line-break/><text:line-break/></text:span>我與陳菊原本熟識，不過那已經是三十多年前的事了。台灣早年一場關於兒童福利的立法院公聽會，就是陳菊邀請我去出席演講。<text:span text:style-name="T6">1998</text:span>年之後，因為立場上的敵對，我跟綠營的幾乎所有前輩們至今已經二十多年沒有連絡。<text:span text:style-name="T6">2007</text:span>年，我返台定居，寫了一篇公開信發表在報紙上，公開點名呼籲包括林義雄與翁金珠和陳菊在內的幾位前輩們不要再為虎作倀，不要再支持早已徹底腐化的民進黨。<text:span text:style-name="T6"><text:s/><text:line-break/><text:line-break/></text:span>文章發表隔天，陳菊隨即打電話來，表示民進黨之腐化只是為了壯大勢力之一時的<text:span text:style-name="T6"><text:s/>"</text:span>權宜之計<text:span text:style-name="T6">"</text:span>，我無言以對。掛掉電話前，她給了我她的個人手機號碼，但我從未再連絡，因為我不知道還有什麼話好說？但我想，如果哪天我若有機會與之再見面，我只想問過去同樣也關心兒童的陳菊一句話：<text:span text:style-name="T6">"</text:span>妳覺得台灣的弱勢兒童處境有什麼改善嗎？<text:span text:style-name="T6">" <text:line-break/><text:line-break/></text:span>陳菊位高權重，大有可為卻不作為，反倒養了一大堆貪得無饜的蟑螂老鼠，並與之為伍，對此不覺得慚愧嗎？</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